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0.907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0.878cm"/>
    </style:style>
    <style:style style:name="co15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1.804cm"/>
    </style:style>
    <style:style style:name="co17" style:family="table-column">
      <style:table-column-properties fo:break-before="auto" style:column-width="0.552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3.249cm"/>
    </style:style>
    <style:style style:name="co20" style:family="table-column">
      <style:table-column-properties fo:break-before="auto" style:column-width="1.723cm"/>
    </style:style>
    <style:style style:name="co21" style:family="table-column">
      <style:table-column-properties fo:break-before="auto" style:column-width="1.997cm"/>
    </style:style>
    <style:style style:name="co22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peedtest" table:style-name="ta1">
        <table:shapes>
          <draw:frame draw:z-index="0" draw:style-name="gr1" draw:text-style-name="P1" svg:width="15.984cm" svg:height="9.509cm" svg:x="49.733cm" svg:y="0cm">
            <draw:object draw:notify-on-update-of-ranges="results_speedtest.A1:results_speedtest.A267 results_speedtest.C1:results_speedtest.C2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806cm" svg:x="50.363cm" svg:y="10.433cm">
            <draw:object draw:notify-on-update-of-ranges="results_speedtest.A1:results_speedtest.A267 results_speedtest.F1:results_speedtest.F2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5cm" svg:height="9.642cm" svg:x="50.362cm" svg:y="20.772cm">
            <draw:object draw:notify-on-update-of-ranges="results_speedtest.A1:results_speedtest.A267 results_speedtest.I1:results_speedtest.I2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12cm" svg:height="9.456cm" svg:x="50.116cm" svg:y="31.37cm">
            <draw:object draw:notify-on-update-of-ranges="results_speedtest.A1:results_speedtest.A267 results_speedtest.L1:results_speedtest.L2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50.401cm" svg:y="41.775cm">
            <draw:object draw:notify-on-update-of-ranges="results_speedtest.A1:results_speedtest.A267 results_speedtest.O1:results_speedtest.O2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2023-01-28 12:34:10</text:p>
          </table:table-cell>
          <table:table-cell office:value-type="string" calcext:value-type="string">
            <text:p>Download:</text:p>
          </table:table-cell>
          <table:table-cell office:value-type="float" office:value="93.791424" calcext:value-type="float">
            <text:p>93,791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7448" calcext:value-type="float">
            <text:p>93,477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2:52:38</text:p>
          </table:table-cell>
          <table:table-cell office:value-type="string" calcext:value-type="string">
            <text:p>Download:</text:p>
          </table:table-cell>
          <table:table-cell office:value-type="float" office:value="93.618104" calcext:value-type="float">
            <text:p>93,618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1824" calcext:value-type="float">
            <text:p>93,481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55" calcext:value-type="float">
            <text:p>1,0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3:10:13</text:p>
          </table:table-cell>
          <table:table-cell office:value-type="string" calcext:value-type="string">
            <text:p>Download:</text:p>
          </table:table-cell>
          <table:table-cell office:value-type="float" office:value="93.541008" calcext:value-type="float">
            <text:p>93,541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6976" calcext:value-type="float">
            <text:p>93,496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25" calcext:value-type="float">
            <text:p>0,3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8" calcext:value-type="float">
            <text:p>1,0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3:27:50</text:p>
          </table:table-cell>
          <table:table-cell office:value-type="string" calcext:value-type="string">
            <text:p>Download:</text:p>
          </table:table-cell>
          <table:table-cell office:value-type="float" office:value="93.632992" calcext:value-type="float">
            <text:p>93,632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376" calcext:value-type="float">
            <text:p>93,4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26" calcext:value-type="float">
            <text:p>1,2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3:45:26</text:p>
          </table:table-cell>
          <table:table-cell office:value-type="string" calcext:value-type="string">
            <text:p>Download:</text:p>
          </table:table-cell>
          <table:table-cell office:value-type="float" office:value="91.615232" calcext:value-type="float">
            <text:p>91,615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35288" calcext:value-type="float">
            <text:p>93,235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99" calcext:value-type="float">
            <text:p>1,1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4:03:03</text:p>
          </table:table-cell>
          <table:table-cell office:value-type="string" calcext:value-type="string">
            <text:p>Download:</text:p>
          </table:table-cell>
          <table:table-cell office:value-type="float" office:value="93.550664" calcext:value-type="float">
            <text:p>93,550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1512" calcext:value-type="float">
            <text:p>93,461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5" calcext:value-type="float">
            <text:p>0,1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78" calcext:value-type="float">
            <text:p>1,0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4:20:38</text:p>
          </table:table-cell>
          <table:table-cell office:value-type="string" calcext:value-type="string">
            <text:p>Download:</text:p>
          </table:table-cell>
          <table:table-cell office:value-type="float" office:value="93.319648" calcext:value-type="float">
            <text:p>93,319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916" calcext:value-type="float">
            <text:p>93,479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51" calcext:value-type="float">
            <text:p>1,1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4:38:49</text:p>
          </table:table-cell>
          <table:table-cell office:value-type="string" calcext:value-type="string">
            <text:p>Download:</text:p>
          </table:table-cell>
          <table:table-cell office:value-type="float" office:value="93.548312" calcext:value-type="float">
            <text:p>93,548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1456" calcext:value-type="float">
            <text:p>93,481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85" calcext:value-type="float">
            <text:p>1,0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4:56:24</text:p>
          </table:table-cell>
          <table:table-cell office:value-type="string" calcext:value-type="string">
            <text:p>Download:</text:p>
          </table:table-cell>
          <table:table-cell office:value-type="float" office:value="93.547304" calcext:value-type="float">
            <text:p>93,547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792" calcext:value-type="float">
            <text:p>93,48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5:14:26</text:p>
          </table:table-cell>
          <table:table-cell office:value-type="string" calcext:value-type="string">
            <text:p>Download:</text:p>
          </table:table-cell>
          <table:table-cell office:value-type="float" office:value="93.684072" calcext:value-type="float">
            <text:p>93,684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8216" calcext:value-type="float">
            <text:p>93,448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31" calcext:value-type="float">
            <text:p>1,0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6:49:20</text:p>
          </table:table-cell>
          <table:table-cell office:value-type="string" calcext:value-type="string">
            <text:p>Download:</text:p>
          </table:table-cell>
          <table:table-cell office:value-type="float" office:value="93.643712" calcext:value-type="float">
            <text:p>93,643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99024" calcext:value-type="float">
            <text:p>93,399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8" calcext:value-type="float">
            <text:p>0,0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09" calcext:value-type="float">
            <text:p>1,0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7:06:54</text:p>
          </table:table-cell>
          <table:table-cell office:value-type="string" calcext:value-type="string">
            <text:p>Download:</text:p>
          </table:table-cell>
          <table:table-cell office:value-type="float" office:value="93.822712" calcext:value-type="float">
            <text:p>93,822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7592" calcext:value-type="float">
            <text:p>93,447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4.468" calcext:value-type="float">
            <text:p>4,4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7:41:45</text:p>
          </table:table-cell>
          <table:table-cell office:value-type="string" calcext:value-type="string">
            <text:p>Download:</text:p>
          </table:table-cell>
          <table:table-cell office:value-type="float" office:value="93.588352" calcext:value-type="float">
            <text:p>93,588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32856" calcext:value-type="float">
            <text:p>93,432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7:59:22</text:p>
          </table:table-cell>
          <table:table-cell office:value-type="string" calcext:value-type="string">
            <text:p>Download:</text:p>
          </table:table-cell>
          <table:table-cell office:value-type="float" office:value="90.663016" calcext:value-type="float">
            <text:p>90,663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5656" calcext:value-type="float">
            <text:p>93,445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7" calcext:value-type="float">
            <text:p>0,0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92" calcext:value-type="float">
            <text:p>0,9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8:17:01</text:p>
          </table:table-cell>
          <table:table-cell office:value-type="string" calcext:value-type="string">
            <text:p>Download:</text:p>
          </table:table-cell>
          <table:table-cell office:value-type="float" office:value="90.5376" calcext:value-type="float">
            <text:p>90,5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48512" calcext:value-type="float">
            <text:p>93,348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04" calcext:value-type="float">
            <text:p>1,0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8:34:40</text:p>
          </table:table-cell>
          <table:table-cell office:value-type="string" calcext:value-type="string">
            <text:p>Download:</text:p>
          </table:table-cell>
          <table:table-cell office:value-type="float" office:value="93.5542" calcext:value-type="float">
            <text:p>93,554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62384" calcext:value-type="float">
            <text:p>93,362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3" calcext:value-type="float">
            <text:p>0,1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8:52:15</text:p>
          </table:table-cell>
          <table:table-cell office:value-type="string" calcext:value-type="string">
            <text:p>Download:</text:p>
          </table:table-cell>
          <table:table-cell office:value-type="float" office:value="93.612936" calcext:value-type="float">
            <text:p>93,612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8088" calcext:value-type="float">
            <text:p>93,4580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27" calcext:value-type="float">
            <text:p>1,2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9:09:50</text:p>
          </table:table-cell>
          <table:table-cell office:value-type="string" calcext:value-type="string">
            <text:p>Download:</text:p>
          </table:table-cell>
          <table:table-cell office:value-type="float" office:value="93.256712" calcext:value-type="float">
            <text:p>93,256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9464" calcext:value-type="float">
            <text:p>93,509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26" calcext:value-type="float">
            <text:p>0,0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23" calcext:value-type="float">
            <text:p>1,0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9:28:11</text:p>
          </table:table-cell>
          <table:table-cell office:value-type="string" calcext:value-type="string">
            <text:p>Download:</text:p>
          </table:table-cell>
          <table:table-cell office:value-type="float" office:value="93.408672" calcext:value-type="float">
            <text:p>93,408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3936" calcext:value-type="float">
            <text:p>93,483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5" calcext:value-type="float">
            <text:p>0,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5" calcext:value-type="float">
            <text:p>1,1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19:45:50</text:p>
          </table:table-cell>
          <table:table-cell office:value-type="string" calcext:value-type="string">
            <text:p>Download:</text:p>
          </table:table-cell>
          <table:table-cell office:value-type="float" office:value="93.650968" calcext:value-type="float">
            <text:p>93,650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9704" calcext:value-type="float">
            <text:p>93,499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6" calcext:value-type="float">
            <text:p>0,3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0:03:23</text:p>
          </table:table-cell>
          <table:table-cell office:value-type="string" calcext:value-type="string">
            <text:p>Download:</text:p>
          </table:table-cell>
          <table:table-cell office:value-type="float" office:value="93.574976" calcext:value-type="float">
            <text:p>93,574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572" calcext:value-type="float">
            <text:p>93,455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73" calcext:value-type="float">
            <text:p>0,3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478" calcext:value-type="float">
            <text:p>1,4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0:20:58</text:p>
          </table:table-cell>
          <table:table-cell office:value-type="string" calcext:value-type="string">
            <text:p>Download:</text:p>
          </table:table-cell>
          <table:table-cell office:value-type="float" office:value="93.33836" calcext:value-type="float">
            <text:p>93,338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4072" calcext:value-type="float">
            <text:p>93,484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04" calcext:value-type="float">
            <text:p>1,1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0:38:33</text:p>
          </table:table-cell>
          <table:table-cell office:value-type="string" calcext:value-type="string">
            <text:p>Download:</text:p>
          </table:table-cell>
          <table:table-cell office:value-type="float" office:value="93.74716" calcext:value-type="float">
            <text:p>93,747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1288" calcext:value-type="float">
            <text:p>93,501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0:56:09</text:p>
          </table:table-cell>
          <table:table-cell office:value-type="string" calcext:value-type="string">
            <text:p>Download:</text:p>
          </table:table-cell>
          <table:table-cell office:value-type="float" office:value="93.607" calcext:value-type="float">
            <text:p>93,607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7544" calcext:value-type="float">
            <text:p>93,457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82" calcext:value-type="float">
            <text:p>1,2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1:14:33</text:p>
          </table:table-cell>
          <table:table-cell office:value-type="string" calcext:value-type="string">
            <text:p>Download:</text:p>
          </table:table-cell>
          <table:table-cell office:value-type="float" office:value="93.749688" calcext:value-type="float">
            <text:p>93,749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6648" calcext:value-type="float">
            <text:p>93,466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11" calcext:value-type="float">
            <text:p>1,3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1:32:08</text:p>
          </table:table-cell>
          <table:table-cell office:value-type="string" calcext:value-type="string">
            <text:p>Download:</text:p>
          </table:table-cell>
          <table:table-cell office:value-type="float" office:value="93.685464" calcext:value-type="float">
            <text:p>93,685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38536" calcext:value-type="float">
            <text:p>93,438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8" calcext:value-type="float">
            <text:p>0,0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2" calcext:value-type="float">
            <text:p>1,0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1:49:43</text:p>
          </table:table-cell>
          <table:table-cell office:value-type="string" calcext:value-type="string">
            <text:p>Download:</text:p>
          </table:table-cell>
          <table:table-cell office:value-type="float" office:value="93.510112" calcext:value-type="float">
            <text:p>93,510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984" calcext:value-type="float">
            <text:p>93,46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7" calcext:value-type="float">
            <text:p>0,1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2:07:22</text:p>
          </table:table-cell>
          <table:table-cell office:value-type="string" calcext:value-type="string">
            <text:p>Download:</text:p>
          </table:table-cell>
          <table:table-cell office:value-type="float" office:value="93.717328" calcext:value-type="float">
            <text:p>93,717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06" calcext:value-type="float">
            <text:p>93,460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63" calcext:value-type="float">
            <text:p>1,1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2:25:37</text:p>
          </table:table-cell>
          <table:table-cell office:value-type="string" calcext:value-type="string">
            <text:p>Download:</text:p>
          </table:table-cell>
          <table:table-cell office:value-type="float" office:value="93.798864" calcext:value-type="float">
            <text:p>93,798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8928" calcext:value-type="float">
            <text:p>93,508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3" calcext:value-type="float">
            <text:p>0,3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2:43:11</text:p>
          </table:table-cell>
          <table:table-cell office:value-type="string" calcext:value-type="string">
            <text:p>Download:</text:p>
          </table:table-cell>
          <table:table-cell office:value-type="float" office:value="93.617848" calcext:value-type="float">
            <text:p>93,617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27608" calcext:value-type="float">
            <text:p>93,427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16" calcext:value-type="float">
            <text:p>1,3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3:00:48</text:p>
          </table:table-cell>
          <table:table-cell office:value-type="string" calcext:value-type="string">
            <text:p>Download:</text:p>
          </table:table-cell>
          <table:table-cell office:value-type="float" office:value="93.467936" calcext:value-type="float">
            <text:p>93,467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1144" calcext:value-type="float">
            <text:p>93,501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98" calcext:value-type="float">
            <text:p>1,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3:18:26</text:p>
          </table:table-cell>
          <table:table-cell office:value-type="string" calcext:value-type="string">
            <text:p>Download:</text:p>
          </table:table-cell>
          <table:table-cell office:value-type="float" office:value="93.67324" calcext:value-type="float">
            <text:p>93,673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6936" calcext:value-type="float">
            <text:p>93,476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4" calcext:value-type="float">
            <text:p>0,1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3:36:48</text:p>
          </table:table-cell>
          <table:table-cell office:value-type="string" calcext:value-type="string">
            <text:p>Download:</text:p>
          </table:table-cell>
          <table:table-cell office:value-type="float" office:value="93.531648" calcext:value-type="float">
            <text:p>93,531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7904" calcext:value-type="float">
            <text:p>93,477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9" calcext:value-type="float">
            <text:p>1,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8 23:54:22</text:p>
          </table:table-cell>
          <table:table-cell office:value-type="string" calcext:value-type="string">
            <text:p>Download:</text:p>
          </table:table-cell>
          <table:table-cell office:value-type="float" office:value="93.382056" calcext:value-type="float">
            <text:p>93,382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208" calcext:value-type="float">
            <text:p>93,46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3" calcext:value-type="float">
            <text:p>0,2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0:11:57</text:p>
          </table:table-cell>
          <table:table-cell office:value-type="string" calcext:value-type="string">
            <text:p>Download:</text:p>
          </table:table-cell>
          <table:table-cell office:value-type="float" office:value="93.715816" calcext:value-type="float">
            <text:p>93,715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9888" calcext:value-type="float">
            <text:p>93,46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99" calcext:value-type="float">
            <text:p>1,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0:29:33</text:p>
          </table:table-cell>
          <table:table-cell office:value-type="string" calcext:value-type="string">
            <text:p>Download:</text:p>
          </table:table-cell>
          <table:table-cell office:value-type="float" office:value="93.540528" calcext:value-type="float">
            <text:p>93,540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3104" calcext:value-type="float">
            <text:p>93,473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13" calcext:value-type="float">
            <text:p>1,0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0:47:08</text:p>
          </table:table-cell>
          <table:table-cell office:value-type="string" calcext:value-type="string">
            <text:p>Download:</text:p>
          </table:table-cell>
          <table:table-cell office:value-type="float" office:value="93.715648" calcext:value-type="float">
            <text:p>93,715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7248" calcext:value-type="float">
            <text:p>93,477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03" calcext:value-type="float">
            <text:p>1,0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1:04:44</text:p>
          </table:table-cell>
          <table:table-cell office:value-type="string" calcext:value-type="string">
            <text:p>Download:</text:p>
          </table:table-cell>
          <table:table-cell office:value-type="float" office:value="93.494712" calcext:value-type="float">
            <text:p>93,494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528" calcext:value-type="float">
            <text:p>93,46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4" calcext:value-type="float">
            <text:p>0,1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88" calcext:value-type="float">
            <text:p>1,0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1:22:18</text:p>
          </table:table-cell>
          <table:table-cell office:value-type="string" calcext:value-type="string">
            <text:p>Download:</text:p>
          </table:table-cell>
          <table:table-cell office:value-type="float" office:value="93.461112" calcext:value-type="float">
            <text:p>93,461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6992" calcext:value-type="float">
            <text:p>93,496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6" calcext:value-type="float">
            <text:p>0,1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83" calcext:value-type="float">
            <text:p>1,0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1:39:56</text:p>
          </table:table-cell>
          <table:table-cell office:value-type="string" calcext:value-type="string">
            <text:p>Download:</text:p>
          </table:table-cell>
          <table:table-cell office:value-type="float" office:value="93.461976" calcext:value-type="float">
            <text:p>93,461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7848" calcext:value-type="float">
            <text:p>93,477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1" calcext:value-type="float">
            <text:p>0,0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15" calcext:value-type="float">
            <text:p>1,0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1:57:27</text:p>
          </table:table-cell>
          <table:table-cell office:value-type="string" calcext:value-type="string">
            <text:p>Download:</text:p>
          </table:table-cell>
          <table:table-cell office:value-type="float" office:value="93.491952" calcext:value-type="float">
            <text:p>93,491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34384" calcext:value-type="float">
            <text:p>93,434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9" calcext:value-type="float">
            <text:p>0,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06" calcext:value-type="float">
            <text:p>1,1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2:15:19</text:p>
          </table:table-cell>
          <table:table-cell office:value-type="string" calcext:value-type="string">
            <text:p>Download:</text:p>
          </table:table-cell>
          <table:table-cell office:value-type="float" office:value="93.451344" calcext:value-type="float">
            <text:p>93,451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7808" calcext:value-type="float">
            <text:p>93,467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" calcext:value-type="float">
            <text:p>0,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45" calcext:value-type="float">
            <text:p>1,0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2:33:15</text:p>
          </table:table-cell>
          <table:table-cell office:value-type="string" calcext:value-type="string">
            <text:p>Download:</text:p>
          </table:table-cell>
          <table:table-cell office:value-type="float" office:value="93.601304" calcext:value-type="float">
            <text:p>93,601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608" calcext:value-type="float">
            <text:p>93,49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2" calcext:value-type="float">
            <text:p>0,0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2:50:54</text:p>
          </table:table-cell>
          <table:table-cell office:value-type="string" calcext:value-type="string">
            <text:p>Download:</text:p>
          </table:table-cell>
          <table:table-cell office:value-type="float" office:value="93.623464" calcext:value-type="float">
            <text:p>93,623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64" calcext:value-type="float">
            <text:p>93,49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76" calcext:value-type="float">
            <text:p>1,0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3:08:32</text:p>
          </table:table-cell>
          <table:table-cell office:value-type="string" calcext:value-type="string">
            <text:p>Download:</text:p>
          </table:table-cell>
          <table:table-cell office:value-type="float" office:value="93.50812" calcext:value-type="float">
            <text:p>93,508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4776" calcext:value-type="float">
            <text:p>93,464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13" calcext:value-type="float">
            <text:p>1,0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3:26:07</text:p>
          </table:table-cell>
          <table:table-cell office:value-type="string" calcext:value-type="string">
            <text:p>Download:</text:p>
          </table:table-cell>
          <table:table-cell office:value-type="float" office:value="93.950496" calcext:value-type="float">
            <text:p>93,950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888" calcext:value-type="float">
            <text:p>93,47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72" calcext:value-type="float">
            <text:p>0,9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3:43:42</text:p>
          </table:table-cell>
          <table:table-cell office:value-type="string" calcext:value-type="string">
            <text:p>Download:</text:p>
          </table:table-cell>
          <table:table-cell office:value-type="float" office:value="93.591" calcext:value-type="float">
            <text:p>93,591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4504" calcext:value-type="float">
            <text:p>93,484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4:01:17</text:p>
          </table:table-cell>
          <table:table-cell office:value-type="string" calcext:value-type="string">
            <text:p>Download:</text:p>
          </table:table-cell>
          <table:table-cell office:value-type="float" office:value="93.506704" calcext:value-type="float">
            <text:p>93,506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8384" calcext:value-type="float">
            <text:p>93,488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4" calcext:value-type="float">
            <text:p>0,1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13" calcext:value-type="float">
            <text:p>1,0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4:18:57</text:p>
          </table:table-cell>
          <table:table-cell office:value-type="string" calcext:value-type="string">
            <text:p>Download:</text:p>
          </table:table-cell>
          <table:table-cell office:value-type="float" office:value="93.504336" calcext:value-type="float">
            <text:p>93,504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0968" calcext:value-type="float">
            <text:p>93,470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2" calcext:value-type="float">
            <text:p>0,1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4:36:50</text:p>
          </table:table-cell>
          <table:table-cell office:value-type="string" calcext:value-type="string">
            <text:p>Download:</text:p>
          </table:table-cell>
          <table:table-cell office:value-type="float" office:value="93.583712" calcext:value-type="float">
            <text:p>93,583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5256" calcext:value-type="float">
            <text:p>93,485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4:54:31</text:p>
          </table:table-cell>
          <table:table-cell office:value-type="string" calcext:value-type="string">
            <text:p>Download:</text:p>
          </table:table-cell>
          <table:table-cell office:value-type="float" office:value="93.537104" calcext:value-type="float">
            <text:p>93,537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9232" calcext:value-type="float">
            <text:p>93,499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3" calcext:value-type="float">
            <text:p>0,2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91" calcext:value-type="float">
            <text:p>0,9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5:12:06</text:p>
          </table:table-cell>
          <table:table-cell office:value-type="string" calcext:value-type="string">
            <text:p>Download:</text:p>
          </table:table-cell>
          <table:table-cell office:value-type="float" office:value="93.418368" calcext:value-type="float">
            <text:p>93,418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8656" calcext:value-type="float">
            <text:p>93,458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7" calcext:value-type="float">
            <text:p>0,0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98" calcext:value-type="float">
            <text:p>0,9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5:29:48</text:p>
          </table:table-cell>
          <table:table-cell office:value-type="string" calcext:value-type="string">
            <text:p>Download:</text:p>
          </table:table-cell>
          <table:table-cell office:value-type="float" office:value="93.563144" calcext:value-type="float">
            <text:p>93,563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8552" calcext:value-type="float">
            <text:p>93,488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5:47:20</text:p>
          </table:table-cell>
          <table:table-cell office:value-type="string" calcext:value-type="string">
            <text:p>Download:</text:p>
          </table:table-cell>
          <table:table-cell office:value-type="float" office:value="93.692688" calcext:value-type="float">
            <text:p>93,692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1368" calcext:value-type="float">
            <text:p>93,491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9" calcext:value-type="float">
            <text:p>0,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29" calcext:value-type="float">
            <text:p>1,0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6:04:55</text:p>
          </table:table-cell>
          <table:table-cell office:value-type="string" calcext:value-type="string">
            <text:p>Download:</text:p>
          </table:table-cell>
          <table:table-cell office:value-type="float" office:value="93.819944" calcext:value-type="float">
            <text:p>93,819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932" calcext:value-type="float">
            <text:p>93,509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9" calcext:value-type="float">
            <text:p>0,1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95" calcext:value-type="float">
            <text:p>1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6:22:35</text:p>
          </table:table-cell>
          <table:table-cell office:value-type="string" calcext:value-type="string">
            <text:p>Download:</text:p>
          </table:table-cell>
          <table:table-cell office:value-type="float" office:value="93.71732" calcext:value-type="float">
            <text:p>93,717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5576" calcext:value-type="float">
            <text:p>93,465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725" calcext:value-type="float">
            <text:p>1,7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7.983" calcext:value-type="float">
            <text:p>7,9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6:40:59</text:p>
          </table:table-cell>
          <table:table-cell office:value-type="string" calcext:value-type="string">
            <text:p>Download:</text:p>
          </table:table-cell>
          <table:table-cell office:value-type="float" office:value="93.815832" calcext:value-type="float">
            <text:p>93,8158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976" calcext:value-type="float">
            <text:p>93,50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5" calcext:value-type="float">
            <text:p>1,0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6:58:34</text:p>
          </table:table-cell>
          <table:table-cell office:value-type="string" calcext:value-type="string">
            <text:p>Download:</text:p>
          </table:table-cell>
          <table:table-cell office:value-type="float" office:value="93.838824" calcext:value-type="float">
            <text:p>93,838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5712" calcext:value-type="float">
            <text:p>93,475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6" calcext:value-type="float">
            <text:p>0,1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46" calcext:value-type="float">
            <text:p>1,1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7:16:09</text:p>
          </table:table-cell>
          <table:table-cell office:value-type="string" calcext:value-type="string">
            <text:p>Download:</text:p>
          </table:table-cell>
          <table:table-cell office:value-type="float" office:value="93.670272" calcext:value-type="float">
            <text:p>93,670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2808" calcext:value-type="float">
            <text:p>93,462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" calcext:value-type="float">
            <text:p>0,1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7" calcext:value-type="float">
            <text:p>1,1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7:33:40</text:p>
          </table:table-cell>
          <table:table-cell office:value-type="string" calcext:value-type="string">
            <text:p>Download:</text:p>
          </table:table-cell>
          <table:table-cell office:value-type="float" office:value="93.59784" calcext:value-type="float">
            <text:p>93,59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0856" calcext:value-type="float">
            <text:p>93,470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4" calcext:value-type="float">
            <text:p>0,1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01" calcext:value-type="float">
            <text:p>1,2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7:51:16</text:p>
          </table:table-cell>
          <table:table-cell office:value-type="string" calcext:value-type="string">
            <text:p>Download:</text:p>
          </table:table-cell>
          <table:table-cell office:value-type="float" office:value="93.370928" calcext:value-type="float">
            <text:p>93,370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772816" calcext:value-type="float">
            <text:p>92,772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9" calcext:value-type="float">
            <text:p>1,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8:08:51</text:p>
          </table:table-cell>
          <table:table-cell office:value-type="string" calcext:value-type="string">
            <text:p>Download:</text:p>
          </table:table-cell>
          <table:table-cell office:value-type="float" office:value="93.34936" calcext:value-type="float">
            <text:p>93,34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1672" calcext:value-type="float">
            <text:p>93,491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83" calcext:value-type="float">
            <text:p>0,9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8:26:28</text:p>
          </table:table-cell>
          <table:table-cell office:value-type="string" calcext:value-type="string">
            <text:p>Download:</text:p>
          </table:table-cell>
          <table:table-cell office:value-type="float" office:value="93.685928" calcext:value-type="float">
            <text:p>93,6859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88424" calcext:value-type="float">
            <text:p>93,388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29" calcext:value-type="float">
            <text:p>1,3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8:44:04</text:p>
          </table:table-cell>
          <table:table-cell office:value-type="string" calcext:value-type="string">
            <text:p>Download:</text:p>
          </table:table-cell>
          <table:table-cell office:value-type="float" office:value="93.634304" calcext:value-type="float">
            <text:p>93,634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4728" calcext:value-type="float">
            <text:p>93,474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8" calcext:value-type="float">
            <text:p>0,0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09:01:58</text:p>
          </table:table-cell>
          <table:table-cell office:value-type="string" calcext:value-type="string">
            <text:p>Download:</text:p>
          </table:table-cell>
          <table:table-cell office:value-type="float" office:value="93.45948" calcext:value-type="float">
            <text:p>93,459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14216" calcext:value-type="float">
            <text:p>93,514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44" calcext:value-type="float">
            <text:p>1,1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0:15:17</text:p>
          </table:table-cell>
          <table:table-cell office:value-type="string" calcext:value-type="string">
            <text:p>Download:</text:p>
          </table:table-cell>
          <table:table-cell office:value-type="float" office:value="92.538008" calcext:value-type="float">
            <text:p>92,538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656" calcext:value-type="float">
            <text:p>93,46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57" calcext:value-type="float">
            <text:p>1,1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0:32:52</text:p>
          </table:table-cell>
          <table:table-cell office:value-type="string" calcext:value-type="string">
            <text:p>Download:</text:p>
          </table:table-cell>
          <table:table-cell office:value-type="float" office:value="93.587352" calcext:value-type="float">
            <text:p>93,587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5128" calcext:value-type="float">
            <text:p>93,475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0:50:27</text:p>
          </table:table-cell>
          <table:table-cell office:value-type="string" calcext:value-type="string">
            <text:p>Download:</text:p>
          </table:table-cell>
          <table:table-cell office:value-type="float" office:value="93.697152" calcext:value-type="float">
            <text:p>93,697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4592" calcext:value-type="float">
            <text:p>93,484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7" calcext:value-type="float">
            <text:p>0,1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1:08:01</text:p>
          </table:table-cell>
          <table:table-cell office:value-type="string" calcext:value-type="string">
            <text:p>Download:</text:p>
          </table:table-cell>
          <table:table-cell office:value-type="float" office:value="93.623288" calcext:value-type="float">
            <text:p>93,623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2752" calcext:value-type="float">
            <text:p>93,502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1:25:43</text:p>
          </table:table-cell>
          <table:table-cell office:value-type="string" calcext:value-type="string">
            <text:p>Download:</text:p>
          </table:table-cell>
          <table:table-cell office:value-type="float" office:value="93.59524" calcext:value-type="float">
            <text:p>93,595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8576" calcext:value-type="float">
            <text:p>93,478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6" calcext:value-type="float">
            <text:p>1,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1:43:33</text:p>
          </table:table-cell>
          <table:table-cell office:value-type="string" calcext:value-type="string">
            <text:p>Download:</text:p>
          </table:table-cell>
          <table:table-cell office:value-type="float" office:value="93.668368" calcext:value-type="float">
            <text:p>93,668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6088" calcext:value-type="float">
            <text:p>93,4660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2:02:43</text:p>
          </table:table-cell>
          <table:table-cell office:value-type="string" calcext:value-type="string">
            <text:p>Download:</text:p>
          </table:table-cell>
          <table:table-cell office:value-type="float" office:value="93.449328" calcext:value-type="float">
            <text:p>93,449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6888" calcext:value-type="float">
            <text:p>93,446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1" calcext:value-type="float">
            <text:p>1,0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2:20:55</text:p>
          </table:table-cell>
          <table:table-cell office:value-type="string" calcext:value-type="string">
            <text:p>Download:</text:p>
          </table:table-cell>
          <table:table-cell office:value-type="float" office:value="93.249224" calcext:value-type="float">
            <text:p>93,249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9816" calcext:value-type="float">
            <text:p>93,479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03" calcext:value-type="float">
            <text:p>1,1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2:38:33</text:p>
          </table:table-cell>
          <table:table-cell office:value-type="string" calcext:value-type="string">
            <text:p>Download:</text:p>
          </table:table-cell>
          <table:table-cell office:value-type="float" office:value="93.638664" calcext:value-type="float">
            <text:p>93,638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1528" calcext:value-type="float">
            <text:p>93,491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8" calcext:value-type="float">
            <text:p>0,0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74" calcext:value-type="float">
            <text:p>0,9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2:56:06</text:p>
          </table:table-cell>
          <table:table-cell office:value-type="string" calcext:value-type="string">
            <text:p>Download:</text:p>
          </table:table-cell>
          <table:table-cell office:value-type="float" office:value="93.678824" calcext:value-type="float">
            <text:p>93,678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044" calcext:value-type="float">
            <text:p>93,490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35" calcext:value-type="float">
            <text:p>1,0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3:14:12</text:p>
          </table:table-cell>
          <table:table-cell office:value-type="string" calcext:value-type="string">
            <text:p>Download:</text:p>
          </table:table-cell>
          <table:table-cell office:value-type="float" office:value="93.598248" calcext:value-type="float">
            <text:p>93,598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4944" calcext:value-type="float">
            <text:p>93,494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9" calcext:value-type="float">
            <text:p>0,1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91" calcext:value-type="float">
            <text:p>1,09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3:30:34</text:p>
          </table:table-cell>
          <table:table-cell office:value-type="string" calcext:value-type="string">
            <text:p>Download:</text:p>
          </table:table-cell>
          <table:table-cell office:value-type="float" office:value="93.565624" calcext:value-type="float">
            <text:p>93,565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5712" calcext:value-type="float">
            <text:p>93,495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9" calcext:value-type="float">
            <text:p>0,1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22" calcext:value-type="float">
            <text:p>1,2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3:49:28</text:p>
          </table:table-cell>
          <table:table-cell office:value-type="string" calcext:value-type="string">
            <text:p>Download:</text:p>
          </table:table-cell>
          <table:table-cell office:value-type="float" office:value="93.389456" calcext:value-type="float">
            <text:p>93,389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5192" calcext:value-type="float">
            <text:p>93,495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1" calcext:value-type="float">
            <text:p>0,1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51" calcext:value-type="float">
            <text:p>1,1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4:08:35</text:p>
          </table:table-cell>
          <table:table-cell office:value-type="string" calcext:value-type="string">
            <text:p>Download:</text:p>
          </table:table-cell>
          <table:table-cell office:value-type="float" office:value="93.289584" calcext:value-type="float">
            <text:p>93,289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1992" calcext:value-type="float">
            <text:p>93,481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3" calcext:value-type="float">
            <text:p>0,1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6" calcext:value-type="float">
            <text:p>1,13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4:27:42</text:p>
          </table:table-cell>
          <table:table-cell office:value-type="string" calcext:value-type="string">
            <text:p>Download:</text:p>
          </table:table-cell>
          <table:table-cell office:value-type="float" office:value="93.81744" calcext:value-type="float">
            <text:p>93,81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50256" calcext:value-type="float">
            <text:p>93,350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63" calcext:value-type="float">
            <text:p>1,1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4:46:50</text:p>
          </table:table-cell>
          <table:table-cell office:value-type="string" calcext:value-type="string">
            <text:p>Download:</text:p>
          </table:table-cell>
          <table:table-cell office:value-type="float" office:value="93.487992" calcext:value-type="float">
            <text:p>93,487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904" calcext:value-type="float">
            <text:p>93,46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6:45:59</text:p>
          </table:table-cell>
          <table:table-cell office:value-type="string" calcext:value-type="string">
            <text:p>Download:</text:p>
          </table:table-cell>
          <table:table-cell office:value-type="float" office:value="93.669064" calcext:value-type="float">
            <text:p>93,669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0584" calcext:value-type="float">
            <text:p>93,480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2" calcext:value-type="float">
            <text:p>0,0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09" calcext:value-type="float">
            <text:p>1,0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7:04:25</text:p>
          </table:table-cell>
          <table:table-cell office:value-type="string" calcext:value-type="string">
            <text:p>Download:</text:p>
          </table:table-cell>
          <table:table-cell office:value-type="float" office:value="93.401992" calcext:value-type="float">
            <text:p>93,401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3032" calcext:value-type="float">
            <text:p>93,483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7" calcext:value-type="float">
            <text:p>0,1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96" calcext:value-type="float">
            <text:p>1,0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7:21:58</text:p>
          </table:table-cell>
          <table:table-cell office:value-type="string" calcext:value-type="string">
            <text:p>Download:</text:p>
          </table:table-cell>
          <table:table-cell office:value-type="float" office:value="93.532472" calcext:value-type="float">
            <text:p>93,5324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2464" calcext:value-type="float">
            <text:p>93,492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26" calcext:value-type="float">
            <text:p>0,5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52" calcext:value-type="float">
            <text:p>1,2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7:39:31</text:p>
          </table:table-cell>
          <table:table-cell office:value-type="string" calcext:value-type="string">
            <text:p>Download:</text:p>
          </table:table-cell>
          <table:table-cell office:value-type="float" office:value="93.831616" calcext:value-type="float">
            <text:p>93,831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7664" calcext:value-type="float">
            <text:p>93,507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5" calcext:value-type="float">
            <text:p>0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8" calcext:value-type="float">
            <text:p>1,1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7:57:05</text:p>
          </table:table-cell>
          <table:table-cell office:value-type="string" calcext:value-type="string">
            <text:p>Download:</text:p>
          </table:table-cell>
          <table:table-cell office:value-type="float" office:value="93.934912" calcext:value-type="float">
            <text:p>93,934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7184" calcext:value-type="float">
            <text:p>93,487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46" calcext:value-type="float">
            <text:p>1,1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8:14:37</text:p>
          </table:table-cell>
          <table:table-cell office:value-type="string" calcext:value-type="string">
            <text:p>Download:</text:p>
          </table:table-cell>
          <table:table-cell office:value-type="float" office:value="93.522864" calcext:value-type="float">
            <text:p>93,522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5464" calcext:value-type="float">
            <text:p>93,475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35" calcext:value-type="float">
            <text:p>1,2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8:32:09</text:p>
          </table:table-cell>
          <table:table-cell office:value-type="string" calcext:value-type="string">
            <text:p>Download:</text:p>
          </table:table-cell>
          <table:table-cell office:value-type="float" office:value="93.50932" calcext:value-type="float">
            <text:p>93,509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8448" calcext:value-type="float">
            <text:p>93,468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8:49:50</text:p>
          </table:table-cell>
          <table:table-cell office:value-type="string" calcext:value-type="string">
            <text:p>Download:</text:p>
          </table:table-cell>
          <table:table-cell office:value-type="float" office:value="93.554344" calcext:value-type="float">
            <text:p>93,55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956" calcext:value-type="float">
            <text:p>93,469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5" calcext:value-type="float">
            <text:p>0,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78" calcext:value-type="float">
            <text:p>1,0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9:07:22</text:p>
          </table:table-cell>
          <table:table-cell office:value-type="string" calcext:value-type="string">
            <text:p>Download:</text:p>
          </table:table-cell>
          <table:table-cell office:value-type="float" office:value="93.50976" calcext:value-type="float">
            <text:p>93,50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812" calcext:value-type="float">
            <text:p>93,478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9" calcext:value-type="float">
            <text:p>0,1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13" calcext:value-type="float">
            <text:p>1,1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9:25:04</text:p>
          </table:table-cell>
          <table:table-cell office:value-type="string" calcext:value-type="string">
            <text:p>Download:</text:p>
          </table:table-cell>
          <table:table-cell office:value-type="float" office:value="93.682552" calcext:value-type="float">
            <text:p>93,682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2744" calcext:value-type="float">
            <text:p>93,482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" calcext:value-type="float">
            <text:p>0,1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95" calcext:value-type="float">
            <text:p>1,0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19:42:48</text:p>
          </table:table-cell>
          <table:table-cell office:value-type="string" calcext:value-type="string">
            <text:p>Download:</text:p>
          </table:table-cell>
          <table:table-cell office:value-type="float" office:value="93.582464" calcext:value-type="float">
            <text:p>93,582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708" calcext:value-type="float">
            <text:p>93,487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27" calcext:value-type="float">
            <text:p>1,3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0:00:24</text:p>
          </table:table-cell>
          <table:table-cell office:value-type="string" calcext:value-type="string">
            <text:p>Download:</text:p>
          </table:table-cell>
          <table:table-cell office:value-type="float" office:value="93.606048" calcext:value-type="float">
            <text:p>93,606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3984" calcext:value-type="float">
            <text:p>93,473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5" calcext:value-type="float">
            <text:p>1,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0:17:56</text:p>
          </table:table-cell>
          <table:table-cell office:value-type="string" calcext:value-type="string">
            <text:p>Download:</text:p>
          </table:table-cell>
          <table:table-cell office:value-type="float" office:value="93.524136" calcext:value-type="float">
            <text:p>93,524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6504" calcext:value-type="float">
            <text:p>93,496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7" calcext:value-type="float">
            <text:p>0,1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08" calcext:value-type="float">
            <text:p>1,2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0:35:30</text:p>
          </table:table-cell>
          <table:table-cell office:value-type="string" calcext:value-type="string">
            <text:p>Download:</text:p>
          </table:table-cell>
          <table:table-cell office:value-type="float" office:value="93.557864" calcext:value-type="float">
            <text:p>93,557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7616" calcext:value-type="float">
            <text:p>93,457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3" calcext:value-type="float">
            <text:p>0,2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11" calcext:value-type="float">
            <text:p>1,2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0:53:08</text:p>
          </table:table-cell>
          <table:table-cell office:value-type="string" calcext:value-type="string">
            <text:p>Download:</text:p>
          </table:table-cell>
          <table:table-cell office:value-type="float" office:value="89.260952" calcext:value-type="float">
            <text:p>89,260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7304" calcext:value-type="float">
            <text:p>92,87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2.147" calcext:value-type="float">
            <text:p>2,1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1:10:52</text:p>
          </table:table-cell>
          <table:table-cell office:value-type="string" calcext:value-type="string">
            <text:p>Download:</text:p>
          </table:table-cell>
          <table:table-cell office:value-type="float" office:value="90.136632" calcext:value-type="float">
            <text:p>90,1366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6568" calcext:value-type="float">
            <text:p>93,365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1:29:10</text:p>
          </table:table-cell>
          <table:table-cell office:value-type="string" calcext:value-type="string">
            <text:p>Download:</text:p>
          </table:table-cell>
          <table:table-cell office:value-type="float" office:value="93.610744" calcext:value-type="float">
            <text:p>93,610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7576" calcext:value-type="float">
            <text:p>93,447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8" calcext:value-type="float">
            <text:p>0,2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89" calcext:value-type="float">
            <text:p>1,1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1:46:50</text:p>
          </table:table-cell>
          <table:table-cell office:value-type="string" calcext:value-type="string">
            <text:p>Download:</text:p>
          </table:table-cell>
          <table:table-cell office:value-type="float" office:value="93.99052" calcext:value-type="float">
            <text:p>93,99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0432" calcext:value-type="float">
            <text:p>93,480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8" calcext:value-type="float">
            <text:p>0,0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96" calcext:value-type="float">
            <text:p>1,1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2:04:22</text:p>
          </table:table-cell>
          <table:table-cell office:value-type="string" calcext:value-type="string">
            <text:p>Download:</text:p>
          </table:table-cell>
          <table:table-cell office:value-type="float" office:value="93.368696" calcext:value-type="float">
            <text:p>93,368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052" calcext:value-type="float">
            <text:p>93,480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74" calcext:value-type="float">
            <text:p>1,1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2:22:06</text:p>
          </table:table-cell>
          <table:table-cell office:value-type="string" calcext:value-type="string">
            <text:p>Download:</text:p>
          </table:table-cell>
          <table:table-cell office:value-type="float" office:value="93.800304" calcext:value-type="float">
            <text:p>93,800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5272" calcext:value-type="float">
            <text:p>93,485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85" calcext:value-type="float">
            <text:p>1,3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2:45:04</text:p>
          </table:table-cell>
          <table:table-cell office:value-type="string" calcext:value-type="string">
            <text:p>Download:</text:p>
          </table:table-cell>
          <table:table-cell office:value-type="float" office:value="92.351976" calcext:value-type="float">
            <text:p>92,351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5464" calcext:value-type="float">
            <text:p>93,505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7" calcext:value-type="float">
            <text:p>0,1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49" calcext:value-type="float">
            <text:p>1,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3:02:37</text:p>
          </table:table-cell>
          <table:table-cell office:value-type="string" calcext:value-type="string">
            <text:p>Download:</text:p>
          </table:table-cell>
          <table:table-cell office:value-type="float" office:value="93.716104" calcext:value-type="float">
            <text:p>93,716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67344" calcext:value-type="float">
            <text:p>93,367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57" calcext:value-type="float">
            <text:p>1,1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3:20:08</text:p>
          </table:table-cell>
          <table:table-cell office:value-type="string" calcext:value-type="string">
            <text:p>Download:</text:p>
          </table:table-cell>
          <table:table-cell office:value-type="float" office:value="93.311264" calcext:value-type="float">
            <text:p>93,311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6104" calcext:value-type="float">
            <text:p>93,466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4.526" calcext:value-type="float">
            <text:p>4,5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.575" calcext:value-type="float">
            <text:p>5,5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3:37:49</text:p>
          </table:table-cell>
          <table:table-cell office:value-type="string" calcext:value-type="string">
            <text:p>Download:</text:p>
          </table:table-cell>
          <table:table-cell office:value-type="float" office:value="93.57112" calcext:value-type="float">
            <text:p>93,57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796" calcext:value-type="float">
            <text:p>93,477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72" calcext:value-type="float">
            <text:p>1,0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29 23:55:21</text:p>
          </table:table-cell>
          <table:table-cell office:value-type="string" calcext:value-type="string">
            <text:p>Download:</text:p>
          </table:table-cell>
          <table:table-cell office:value-type="float" office:value="93.70896" calcext:value-type="float">
            <text:p>93,70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2816" calcext:value-type="float">
            <text:p>93,502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3" calcext:value-type="float">
            <text:p>1,0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0:12:57</text:p>
          </table:table-cell>
          <table:table-cell office:value-type="string" calcext:value-type="string">
            <text:p>Download:</text:p>
          </table:table-cell>
          <table:table-cell office:value-type="float" office:value="93.546448" calcext:value-type="float">
            <text:p>93,546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5104" calcext:value-type="float">
            <text:p>93,485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2" calcext:value-type="float">
            <text:p>0,0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25" calcext:value-type="float">
            <text:p>1,0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0:31:23</text:p>
          </table:table-cell>
          <table:table-cell office:value-type="string" calcext:value-type="string">
            <text:p>Download:</text:p>
          </table:table-cell>
          <table:table-cell office:value-type="float" office:value="93.60788" calcext:value-type="float">
            <text:p>93,607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884" calcext:value-type="float">
            <text:p>93,498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" calcext:value-type="float">
            <text:p>0,2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22" calcext:value-type="float">
            <text:p>1,0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0:49:00</text:p>
          </table:table-cell>
          <table:table-cell office:value-type="string" calcext:value-type="string">
            <text:p>Download:</text:p>
          </table:table-cell>
          <table:table-cell office:value-type="float" office:value="93.653496" calcext:value-type="float">
            <text:p>93,653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128" calcext:value-type="float">
            <text:p>93,4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9" calcext:value-type="float">
            <text:p>0,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1:06:34</text:p>
          </table:table-cell>
          <table:table-cell office:value-type="string" calcext:value-type="string">
            <text:p>Download:</text:p>
          </table:table-cell>
          <table:table-cell office:value-type="float" office:value="93.55544" calcext:value-type="float">
            <text:p>93,55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1452" calcext:value-type="float">
            <text:p>93,514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87" calcext:value-type="float">
            <text:p>0,9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1:24:07</text:p>
          </table:table-cell>
          <table:table-cell office:value-type="string" calcext:value-type="string">
            <text:p>Download:</text:p>
          </table:table-cell>
          <table:table-cell office:value-type="float" office:value="93.525712" calcext:value-type="float">
            <text:p>93,525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5544" calcext:value-type="float">
            <text:p>93,495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2" calcext:value-type="float">
            <text:p>0,0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08" calcext:value-type="float">
            <text:p>1,0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1:41:48</text:p>
          </table:table-cell>
          <table:table-cell office:value-type="string" calcext:value-type="string">
            <text:p>Download:</text:p>
          </table:table-cell>
          <table:table-cell office:value-type="float" office:value="93.76664" calcext:value-type="float">
            <text:p>93,76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0328" calcext:value-type="float">
            <text:p>93,4903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87" calcext:value-type="float">
            <text:p>0,9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1:59:21</text:p>
          </table:table-cell>
          <table:table-cell office:value-type="string" calcext:value-type="string">
            <text:p>Download:</text:p>
          </table:table-cell>
          <table:table-cell office:value-type="float" office:value="93.639536" calcext:value-type="float">
            <text:p>93,639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1288" calcext:value-type="float">
            <text:p>93,501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52" calcext:value-type="float">
            <text:p>1,05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2:16:55</text:p>
          </table:table-cell>
          <table:table-cell office:value-type="string" calcext:value-type="string">
            <text:p>Download:</text:p>
          </table:table-cell>
          <table:table-cell office:value-type="float" office:value="93.365296" calcext:value-type="float">
            <text:p>93,365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1304" calcext:value-type="float">
            <text:p>93,41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2" calcext:value-type="float">
            <text:p>0,1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06" calcext:value-type="float">
            <text:p>1,0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2:34:28</text:p>
          </table:table-cell>
          <table:table-cell office:value-type="string" calcext:value-type="string">
            <text:p>Download:</text:p>
          </table:table-cell>
          <table:table-cell office:value-type="float" office:value="93.676504" calcext:value-type="float">
            <text:p>93,676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9488" calcext:value-type="float">
            <text:p>93,469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2:52:01</text:p>
          </table:table-cell>
          <table:table-cell office:value-type="string" calcext:value-type="string">
            <text:p>Download:</text:p>
          </table:table-cell>
          <table:table-cell office:value-type="float" office:value="93.64056" calcext:value-type="float">
            <text:p>93,64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0376" calcext:value-type="float">
            <text:p>93,460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3" calcext:value-type="float">
            <text:p>0,1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33" calcext:value-type="float">
            <text:p>1,0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3:09:33</text:p>
          </table:table-cell>
          <table:table-cell office:value-type="string" calcext:value-type="string">
            <text:p>Download:</text:p>
          </table:table-cell>
          <table:table-cell office:value-type="float" office:value="93.514344" calcext:value-type="float">
            <text:p>93,514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3192" calcext:value-type="float">
            <text:p>93,483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89" calcext:value-type="float">
            <text:p>0,9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3:27:06</text:p>
          </table:table-cell>
          <table:table-cell office:value-type="string" calcext:value-type="string">
            <text:p>Download:</text:p>
          </table:table-cell>
          <table:table-cell office:value-type="float" office:value="93.791976" calcext:value-type="float">
            <text:p>93,791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2216" calcext:value-type="float">
            <text:p>93,472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3:44:39</text:p>
          </table:table-cell>
          <table:table-cell office:value-type="string" calcext:value-type="string">
            <text:p>Download:</text:p>
          </table:table-cell>
          <table:table-cell office:value-type="float" office:value="93.793728" calcext:value-type="float">
            <text:p>93,793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1784" calcext:value-type="float">
            <text:p>93,501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86" calcext:value-type="float">
            <text:p>0,98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4:02:12</text:p>
          </table:table-cell>
          <table:table-cell office:value-type="string" calcext:value-type="string">
            <text:p>Download:</text:p>
          </table:table-cell>
          <table:table-cell office:value-type="float" office:value="93.682992" calcext:value-type="float">
            <text:p>93,682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948" calcext:value-type="float">
            <text:p>93,459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26" calcext:value-type="float">
            <text:p>1,0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4:19:47</text:p>
          </table:table-cell>
          <table:table-cell office:value-type="string" calcext:value-type="string">
            <text:p>Download:</text:p>
          </table:table-cell>
          <table:table-cell office:value-type="float" office:value="93.955624" calcext:value-type="float">
            <text:p>93,955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6416" calcext:value-type="float">
            <text:p>93,486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" calcext:value-type="float">
            <text:p>0,1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4:37:20</text:p>
          </table:table-cell>
          <table:table-cell office:value-type="string" calcext:value-type="string">
            <text:p>Download:</text:p>
          </table:table-cell>
          <table:table-cell office:value-type="float" office:value="93.653512" calcext:value-type="float">
            <text:p>93,653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2872" calcext:value-type="float">
            <text:p>93,482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23" calcext:value-type="float">
            <text:p>1,0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4:54:53</text:p>
          </table:table-cell>
          <table:table-cell office:value-type="string" calcext:value-type="string">
            <text:p>Download:</text:p>
          </table:table-cell>
          <table:table-cell office:value-type="float" office:value="93.61836" calcext:value-type="float">
            <text:p>93,618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4128" calcext:value-type="float">
            <text:p>93,474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5:12:25</text:p>
          </table:table-cell>
          <table:table-cell office:value-type="string" calcext:value-type="string">
            <text:p>Download:</text:p>
          </table:table-cell>
          <table:table-cell office:value-type="float" office:value="93.554192" calcext:value-type="float">
            <text:p>93,554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7896" calcext:value-type="float">
            <text:p>93,497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12" calcext:value-type="float">
            <text:p>1,1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5:30:07</text:p>
          </table:table-cell>
          <table:table-cell office:value-type="string" calcext:value-type="string">
            <text:p>Download:</text:p>
          </table:table-cell>
          <table:table-cell office:value-type="float" office:value="93.689816" calcext:value-type="float">
            <text:p>93,689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3872" calcext:value-type="float">
            <text:p>93,443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41" calcext:value-type="float">
            <text:p>1,0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5:48:52</text:p>
          </table:table-cell>
          <table:table-cell office:value-type="string" calcext:value-type="string">
            <text:p>Download:</text:p>
          </table:table-cell>
          <table:table-cell office:value-type="float" office:value="93.645992" calcext:value-type="float">
            <text:p>93,645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0184" calcext:value-type="float">
            <text:p>93,450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24" calcext:value-type="float">
            <text:p>1,2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6:06:24</text:p>
          </table:table-cell>
          <table:table-cell office:value-type="string" calcext:value-type="string">
            <text:p>Download:</text:p>
          </table:table-cell>
          <table:table-cell office:value-type="float" office:value="93.646992" calcext:value-type="float">
            <text:p>93,646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6376" calcext:value-type="float">
            <text:p>93,496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6:23:57</text:p>
          </table:table-cell>
          <table:table-cell office:value-type="string" calcext:value-type="string">
            <text:p>Download:</text:p>
          </table:table-cell>
          <table:table-cell office:value-type="float" office:value="93.693224" calcext:value-type="float">
            <text:p>93,693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9592" calcext:value-type="float">
            <text:p>93,509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6:41:32</text:p>
          </table:table-cell>
          <table:table-cell office:value-type="string" calcext:value-type="string">
            <text:p>Download:</text:p>
          </table:table-cell>
          <table:table-cell office:value-type="float" office:value="93.56224" calcext:value-type="float">
            <text:p>93,56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6248" calcext:value-type="float">
            <text:p>93,496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" calcext:value-type="float">
            <text:p>0,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85" calcext:value-type="float">
            <text:p>1,0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6:59:09</text:p>
          </table:table-cell>
          <table:table-cell office:value-type="string" calcext:value-type="string">
            <text:p>Download:</text:p>
          </table:table-cell>
          <table:table-cell office:value-type="float" office:value="93.536248" calcext:value-type="float">
            <text:p>93,536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376" calcext:value-type="float">
            <text:p>93,46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7:16:46</text:p>
          </table:table-cell>
          <table:table-cell office:value-type="string" calcext:value-type="string">
            <text:p>Download:</text:p>
          </table:table-cell>
          <table:table-cell office:value-type="float" office:value="93.668416" calcext:value-type="float">
            <text:p>93,668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2264" calcext:value-type="float">
            <text:p>93,462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01" calcext:value-type="float">
            <text:p>1,1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7:34:28</text:p>
          </table:table-cell>
          <table:table-cell office:value-type="string" calcext:value-type="string">
            <text:p>Download:</text:p>
          </table:table-cell>
          <table:table-cell office:value-type="float" office:value="93.528416" calcext:value-type="float">
            <text:p>93,5284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7296" calcext:value-type="float">
            <text:p>93,497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79" calcext:value-type="float">
            <text:p>1,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7:52:50</text:p>
          </table:table-cell>
          <table:table-cell office:value-type="string" calcext:value-type="string">
            <text:p>Download:</text:p>
          </table:table-cell>
          <table:table-cell office:value-type="float" office:value="93.369944" calcext:value-type="float">
            <text:p>93,369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5472" calcext:value-type="float">
            <text:p>93,4954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8" calcext:value-type="float">
            <text:p>0,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77" calcext:value-type="float">
            <text:p>1,1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8:10:23</text:p>
          </table:table-cell>
          <table:table-cell office:value-type="string" calcext:value-type="string">
            <text:p>Download:</text:p>
          </table:table-cell>
          <table:table-cell office:value-type="float" office:value="91.507144" calcext:value-type="float">
            <text:p>91,507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734" calcext:value-type="float">
            <text:p>93,273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49" calcext:value-type="float">
            <text:p>1,2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8:27:56</text:p>
          </table:table-cell>
          <table:table-cell office:value-type="string" calcext:value-type="string">
            <text:p>Download:</text:p>
          </table:table-cell>
          <table:table-cell office:value-type="float" office:value="93.700544" calcext:value-type="float">
            <text:p>93,700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868" calcext:value-type="float">
            <text:p>93,468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9" calcext:value-type="float">
            <text:p>0,1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8:45:30</text:p>
          </table:table-cell>
          <table:table-cell office:value-type="string" calcext:value-type="string">
            <text:p>Download:</text:p>
          </table:table-cell>
          <table:table-cell office:value-type="float" office:value="93.525232" calcext:value-type="float">
            <text:p>93,525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792" calcext:value-type="float">
            <text:p>93,45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7" calcext:value-type="float">
            <text:p>0,24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16" calcext:value-type="float">
            <text:p>1,1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9:03:50</text:p>
          </table:table-cell>
          <table:table-cell office:value-type="string" calcext:value-type="string">
            <text:p>Download:</text:p>
          </table:table-cell>
          <table:table-cell office:value-type="float" office:value="93.437488" calcext:value-type="float">
            <text:p>93,4374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1032" calcext:value-type="float">
            <text:p>93,461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76" calcext:value-type="float">
            <text:p>1,0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9:22:51</text:p>
          </table:table-cell>
          <table:table-cell office:value-type="string" calcext:value-type="string">
            <text:p>Download:</text:p>
          </table:table-cell>
          <table:table-cell office:value-type="float" office:value="93.75788" calcext:value-type="float">
            <text:p>93,757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76608" calcext:value-type="float">
            <text:p>93,376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13" calcext:value-type="float">
            <text:p>0,2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1" calcext:value-type="float">
            <text:p>1,1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09:41:58</text:p>
          </table:table-cell>
          <table:table-cell office:value-type="string" calcext:value-type="string">
            <text:p>Download:</text:p>
          </table:table-cell>
          <table:table-cell office:value-type="float" office:value="93.682024" calcext:value-type="float">
            <text:p>93,682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5016" calcext:value-type="float">
            <text:p>93,485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79" calcext:value-type="float">
            <text:p>1,1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0:01:05</text:p>
          </table:table-cell>
          <table:table-cell office:value-type="string" calcext:value-type="string">
            <text:p>Download:</text:p>
          </table:table-cell>
          <table:table-cell office:value-type="float" office:value="93.549976" calcext:value-type="float">
            <text:p>93,549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3008" calcext:value-type="float">
            <text:p>93,43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4" calcext:value-type="float">
            <text:p>0,1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26" calcext:value-type="float">
            <text:p>1,0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0:20:06</text:p>
          </table:table-cell>
          <table:table-cell office:value-type="string" calcext:value-type="string">
            <text:p>Download:</text:p>
          </table:table-cell>
          <table:table-cell office:value-type="float" office:value="93.655704" calcext:value-type="float">
            <text:p>93,655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1208" calcext:value-type="float">
            <text:p>93,451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88" calcext:value-type="float">
            <text:p>0,9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0:39:08</text:p>
          </table:table-cell>
          <table:table-cell office:value-type="string" calcext:value-type="string">
            <text:p>Download:</text:p>
          </table:table-cell>
          <table:table-cell office:value-type="float" office:value="93.368424" calcext:value-type="float">
            <text:p>93,368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30232" calcext:value-type="float">
            <text:p>93,430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0:58:09</text:p>
          </table:table-cell>
          <table:table-cell office:value-type="string" calcext:value-type="string">
            <text:p>Download:</text:p>
          </table:table-cell>
          <table:table-cell office:value-type="float" office:value="92.746664" calcext:value-type="float">
            <text:p>92,746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97464" calcext:value-type="float">
            <text:p>93,197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42" calcext:value-type="float">
            <text:p>1,1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1:17:16</text:p>
          </table:table-cell>
          <table:table-cell office:value-type="string" calcext:value-type="string">
            <text:p>Download:</text:p>
          </table:table-cell>
          <table:table-cell office:value-type="float" office:value="93.341256" calcext:value-type="float">
            <text:p>93,341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316" calcext:value-type="float">
            <text:p>93,443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1:36:22</text:p>
          </table:table-cell>
          <table:table-cell office:value-type="string" calcext:value-type="string">
            <text:p>Download:</text:p>
          </table:table-cell>
          <table:table-cell office:value-type="float" office:value="93.813944" calcext:value-type="float">
            <text:p>93,813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6256" calcext:value-type="float">
            <text:p>93,466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44" calcext:value-type="float">
            <text:p>1,0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1:55:24</text:p>
          </table:table-cell>
          <table:table-cell office:value-type="string" calcext:value-type="string">
            <text:p>Download:</text:p>
          </table:table-cell>
          <table:table-cell office:value-type="float" office:value="93.249032" calcext:value-type="float">
            <text:p>93,249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7056" calcext:value-type="float">
            <text:p>93,4770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7" calcext:value-type="float">
            <text:p>0,0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27" calcext:value-type="float">
            <text:p>1,0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2:14:25</text:p>
          </table:table-cell>
          <table:table-cell office:value-type="string" calcext:value-type="string">
            <text:p>Download:</text:p>
          </table:table-cell>
          <table:table-cell office:value-type="float" office:value="93.336584" calcext:value-type="float">
            <text:p>93,336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3824" calcext:value-type="float">
            <text:p>93,4638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93" calcext:value-type="float">
            <text:p>1,0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2:33:26</text:p>
          </table:table-cell>
          <table:table-cell office:value-type="string" calcext:value-type="string">
            <text:p>Download:</text:p>
          </table:table-cell>
          <table:table-cell office:value-type="float" office:value="93.615744" calcext:value-type="float">
            <text:p>93,6157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2616" calcext:value-type="float">
            <text:p>93,442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7" calcext:value-type="float">
            <text:p>0,1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68" calcext:value-type="float">
            <text:p>1,16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2:52:27</text:p>
          </table:table-cell>
          <table:table-cell office:value-type="string" calcext:value-type="string">
            <text:p>Download:</text:p>
          </table:table-cell>
          <table:table-cell office:value-type="float" office:value="93.480096" calcext:value-type="float">
            <text:p>93,480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248" calcext:value-type="float">
            <text:p>93,47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3:11:28</text:p>
          </table:table-cell>
          <table:table-cell office:value-type="string" calcext:value-type="string">
            <text:p>Download:</text:p>
          </table:table-cell>
          <table:table-cell office:value-type="float" office:value="93.516792" calcext:value-type="float">
            <text:p>93,516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5768" calcext:value-type="float">
            <text:p>93,475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74" calcext:value-type="float">
            <text:p>1,1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3:15:38</text:p>
          </table:table-cell>
          <table:table-cell office:value-type="string" calcext:value-type="string">
            <text:p>Download:</text:p>
          </table:table-cell>
          <table:table-cell office:value-type="float" office:value="93.379768" calcext:value-type="float">
            <text:p>93,379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65496" calcext:value-type="float">
            <text:p>93,365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16" calcext:value-type="float">
            <text:p>1,1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3:33:12</text:p>
          </table:table-cell>
          <table:table-cell office:value-type="string" calcext:value-type="string">
            <text:p>Download:</text:p>
          </table:table-cell>
          <table:table-cell office:value-type="float" office:value="92.09288" calcext:value-type="float">
            <text:p>92,09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9104" calcext:value-type="float">
            <text:p>93,449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03" calcext:value-type="float">
            <text:p>1,1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3:50:53</text:p>
          </table:table-cell>
          <table:table-cell office:value-type="string" calcext:value-type="string">
            <text:p>Download:</text:p>
          </table:table-cell>
          <table:table-cell office:value-type="float" office:value="93.5448" calcext:value-type="float">
            <text:p>93,5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8616" calcext:value-type="float">
            <text:p>93,468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4:08:26</text:p>
          </table:table-cell>
          <table:table-cell office:value-type="string" calcext:value-type="string">
            <text:p>Download:</text:p>
          </table:table-cell>
          <table:table-cell office:value-type="float" office:value="93.292" calcext:value-type="float">
            <text:p>93,2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8352" calcext:value-type="float">
            <text:p>93,478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8" calcext:value-type="float">
            <text:p>0,2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8.471" calcext:value-type="float">
            <text:p>8,4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4:26:04</text:p>
          </table:table-cell>
          <table:table-cell office:value-type="string" calcext:value-type="string">
            <text:p>Download:</text:p>
          </table:table-cell>
          <table:table-cell office:value-type="float" office:value="93.078" calcext:value-type="float">
            <text:p>93,07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7936" calcext:value-type="float">
            <text:p>93,477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15" calcext:value-type="float">
            <text:p>0,4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23" calcext:value-type="float">
            <text:p>1,2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4:43:35</text:p>
          </table:table-cell>
          <table:table-cell office:value-type="string" calcext:value-type="string">
            <text:p>Download:</text:p>
          </table:table-cell>
          <table:table-cell office:value-type="float" office:value="93.55072" calcext:value-type="float">
            <text:p>93,55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5128" calcext:value-type="float">
            <text:p>93,475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7" calcext:value-type="float">
            <text:p>0,1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83" calcext:value-type="float">
            <text:p>0,9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5:01:50</text:p>
          </table:table-cell>
          <table:table-cell office:value-type="string" calcext:value-type="string">
            <text:p>Download:</text:p>
          </table:table-cell>
          <table:table-cell office:value-type="float" office:value="93.58792" calcext:value-type="float">
            <text:p>93,587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6936" calcext:value-type="float">
            <text:p>93,476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15" calcext:value-type="float">
            <text:p>1,0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5:19:23</text:p>
          </table:table-cell>
          <table:table-cell office:value-type="string" calcext:value-type="string">
            <text:p>Download:</text:p>
          </table:table-cell>
          <table:table-cell office:value-type="float" office:value="93.694312" calcext:value-type="float">
            <text:p>93,694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06216" calcext:value-type="float">
            <text:p>93,406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11" calcext:value-type="float">
            <text:p>1,1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5:37:00</text:p>
          </table:table-cell>
          <table:table-cell office:value-type="string" calcext:value-type="string">
            <text:p>Download:</text:p>
          </table:table-cell>
          <table:table-cell office:value-type="float" office:value="93.653888" calcext:value-type="float">
            <text:p>93,653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5104" calcext:value-type="float">
            <text:p>93,485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06" calcext:value-type="float">
            <text:p>1,1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5:55:18</text:p>
          </table:table-cell>
          <table:table-cell office:value-type="string" calcext:value-type="string">
            <text:p>Download:</text:p>
          </table:table-cell>
          <table:table-cell office:value-type="float" office:value="93.383544" calcext:value-type="float">
            <text:p>93,383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3512" calcext:value-type="float">
            <text:p>93,463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2" calcext:value-type="float">
            <text:p>0,1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46" calcext:value-type="float">
            <text:p>1,0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6:12:56</text:p>
          </table:table-cell>
          <table:table-cell office:value-type="string" calcext:value-type="string">
            <text:p>Download:</text:p>
          </table:table-cell>
          <table:table-cell office:value-type="float" office:value="93.666008" calcext:value-type="float">
            <text:p>93,666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0216" calcext:value-type="float">
            <text:p>93,480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48" calcext:value-type="float">
            <text:p>1,1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6:31:39</text:p>
          </table:table-cell>
          <table:table-cell office:value-type="string" calcext:value-type="string">
            <text:p>Download:</text:p>
          </table:table-cell>
          <table:table-cell office:value-type="float" office:value="93.68108" calcext:value-type="float">
            <text:p>93,681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90616" calcext:value-type="float">
            <text:p>93,390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46" calcext:value-type="float">
            <text:p>0,2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53" calcext:value-type="float">
            <text:p>1,1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6:49:13</text:p>
          </table:table-cell>
          <table:table-cell office:value-type="string" calcext:value-type="string">
            <text:p>Download:</text:p>
          </table:table-cell>
          <table:table-cell office:value-type="float" office:value="93.579192" calcext:value-type="float">
            <text:p>93,579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0216" calcext:value-type="float">
            <text:p>93,480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13" calcext:value-type="float">
            <text:p>1,1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7:06:47</text:p>
          </table:table-cell>
          <table:table-cell office:value-type="string" calcext:value-type="string">
            <text:p>Download:</text:p>
          </table:table-cell>
          <table:table-cell office:value-type="float" office:value="93.444808" calcext:value-type="float">
            <text:p>93,4448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80376" calcext:value-type="float">
            <text:p>93,380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2" calcext:value-type="float">
            <text:p>0,0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53" calcext:value-type="float">
            <text:p>1,1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7:24:20</text:p>
          </table:table-cell>
          <table:table-cell office:value-type="string" calcext:value-type="string">
            <text:p>Download:</text:p>
          </table:table-cell>
          <table:table-cell office:value-type="float" office:value="93.788088" calcext:value-type="float">
            <text:p>93,7880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428" calcext:value-type="float">
            <text:p>93,494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15" calcext:value-type="float">
            <text:p>1,0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7:42:05</text:p>
          </table:table-cell>
          <table:table-cell office:value-type="string" calcext:value-type="string">
            <text:p>Download:</text:p>
          </table:table-cell>
          <table:table-cell office:value-type="float" office:value="93.692904" calcext:value-type="float">
            <text:p>93,6929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89776" calcext:value-type="float">
            <text:p>93,189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88" calcext:value-type="float">
            <text:p>1,1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8:00:32</text:p>
          </table:table-cell>
          <table:table-cell office:value-type="string" calcext:value-type="string">
            <text:p>Download:</text:p>
          </table:table-cell>
          <table:table-cell office:value-type="float" office:value="94.031664" calcext:value-type="float">
            <text:p>94,031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4064" calcext:value-type="float">
            <text:p>93,4640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69" calcext:value-type="float">
            <text:p>0,2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1" calcext:value-type="float">
            <text:p>1,1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8:18:04</text:p>
          </table:table-cell>
          <table:table-cell office:value-type="string" calcext:value-type="string">
            <text:p>Download:</text:p>
          </table:table-cell>
          <table:table-cell office:value-type="float" office:value="93.54988" calcext:value-type="float">
            <text:p>93,549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6424" calcext:value-type="float">
            <text:p>93,496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" calcext:value-type="float">
            <text:p>0,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8" calcext:value-type="float">
            <text:p>1,1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8:35:42</text:p>
          </table:table-cell>
          <table:table-cell office:value-type="string" calcext:value-type="string">
            <text:p>Download:</text:p>
          </table:table-cell>
          <table:table-cell office:value-type="float" office:value="93.65332" calcext:value-type="float">
            <text:p>93,653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1288" calcext:value-type="float">
            <text:p>93,4812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83" calcext:value-type="float">
            <text:p>1,1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8:53:17</text:p>
          </table:table-cell>
          <table:table-cell office:value-type="string" calcext:value-type="string">
            <text:p>Download:</text:p>
          </table:table-cell>
          <table:table-cell office:value-type="float" office:value="91.389552" calcext:value-type="float">
            <text:p>91,3895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93432" calcext:value-type="float">
            <text:p>93,193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2" calcext:value-type="float">
            <text:p>0,20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75" calcext:value-type="float">
            <text:p>1,2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9:10:54</text:p>
          </table:table-cell>
          <table:table-cell office:value-type="string" calcext:value-type="string">
            <text:p>Download:</text:p>
          </table:table-cell>
          <table:table-cell office:value-type="float" office:value="93.680992" calcext:value-type="float">
            <text:p>93,680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1024" calcext:value-type="float">
            <text:p>93,471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" calcext:value-type="float">
            <text:p>0,1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87" calcext:value-type="float">
            <text:p>1,1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9:31:38</text:p>
          </table:table-cell>
          <table:table-cell office:value-type="string" calcext:value-type="string">
            <text:p>Download:</text:p>
          </table:table-cell>
          <table:table-cell office:value-type="float" office:value="93.59236" calcext:value-type="float">
            <text:p>93,592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412" calcext:value-type="float">
            <text:p>93,474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2" calcext:value-type="float">
            <text:p>0,1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4" calcext:value-type="float">
            <text:p>1,1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9:41:46</text:p>
          </table:table-cell>
          <table:table-cell office:value-type="string" calcext:value-type="string">
            <text:p>Download:</text:p>
          </table:table-cell>
          <table:table-cell office:value-type="float" office:value="93.050544" calcext:value-type="float">
            <text:p>93,0505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1256" calcext:value-type="float">
            <text:p>93,4612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4.758" calcext:value-type="float">
            <text:p>4,7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5.435" calcext:value-type="float">
            <text:p>5,4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19:59:23</text:p>
          </table:table-cell>
          <table:table-cell office:value-type="string" calcext:value-type="string">
            <text:p>Download:</text:p>
          </table:table-cell>
          <table:table-cell office:value-type="float" office:value="93.482512" calcext:value-type="float">
            <text:p>93,482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172" calcext:value-type="float">
            <text:p>93,471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15" calcext:value-type="float">
            <text:p>1,1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0:17:03</text:p>
          </table:table-cell>
          <table:table-cell office:value-type="string" calcext:value-type="string">
            <text:p>Download:</text:p>
          </table:table-cell>
          <table:table-cell office:value-type="float" office:value="93.397672" calcext:value-type="float">
            <text:p>93,397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9408" calcext:value-type="float">
            <text:p>93,479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8" calcext:value-type="float">
            <text:p>0,0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49" calcext:value-type="float">
            <text:p>1,1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0:35:35</text:p>
          </table:table-cell>
          <table:table-cell office:value-type="string" calcext:value-type="string">
            <text:p>Download:</text:p>
          </table:table-cell>
          <table:table-cell office:value-type="float" office:value="93.76588" calcext:value-type="float">
            <text:p>93,765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4152" calcext:value-type="float">
            <text:p>93,494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5" calcext:value-type="float">
            <text:p>0,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84" calcext:value-type="float">
            <text:p>1,2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0:53:20</text:p>
          </table:table-cell>
          <table:table-cell office:value-type="string" calcext:value-type="string">
            <text:p>Download:</text:p>
          </table:table-cell>
          <table:table-cell office:value-type="float" office:value="92.7194" calcext:value-type="float">
            <text:p>92,719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448" calcext:value-type="float">
            <text:p>93,45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2" calcext:value-type="float">
            <text:p>0,09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82" calcext:value-type="float">
            <text:p>1,18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1:10:55</text:p>
          </table:table-cell>
          <table:table-cell office:value-type="string" calcext:value-type="string">
            <text:p>Download:</text:p>
          </table:table-cell>
          <table:table-cell office:value-type="float" office:value="93.467968" calcext:value-type="float">
            <text:p>93,467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1784" calcext:value-type="float">
            <text:p>93,4717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69" calcext:value-type="float">
            <text:p>1,1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1:28:33</text:p>
          </table:table-cell>
          <table:table-cell office:value-type="string" calcext:value-type="string">
            <text:p>Download:</text:p>
          </table:table-cell>
          <table:table-cell office:value-type="float" office:value="93.753344" calcext:value-type="float">
            <text:p>93,7533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096" calcext:value-type="float">
            <text:p>93,48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5" calcext:value-type="float">
            <text:p>0,1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41" calcext:value-type="float">
            <text:p>1,1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1:46:28</text:p>
          </table:table-cell>
          <table:table-cell office:value-type="string" calcext:value-type="string">
            <text:p>Download:</text:p>
          </table:table-cell>
          <table:table-cell office:value-type="float" office:value="93.658264" calcext:value-type="float">
            <text:p>93,658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1584" calcext:value-type="float">
            <text:p>93,471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2" calcext:value-type="float">
            <text:p>0,2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14" calcext:value-type="float">
            <text:p>1,2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2:04:10</text:p>
          </table:table-cell>
          <table:table-cell office:value-type="string" calcext:value-type="string">
            <text:p>Download:</text:p>
          </table:table-cell>
          <table:table-cell office:value-type="float" office:value="93.044608" calcext:value-type="float">
            <text:p>93,044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2976" calcext:value-type="float">
            <text:p>93,4629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6" calcext:value-type="float">
            <text:p>0,2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58" calcext:value-type="float">
            <text:p>1,1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2:21:49</text:p>
          </table:table-cell>
          <table:table-cell office:value-type="string" calcext:value-type="string">
            <text:p>Download:</text:p>
          </table:table-cell>
          <table:table-cell office:value-type="float" office:value="93.48388" calcext:value-type="float">
            <text:p>93,483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512" calcext:value-type="float">
            <text:p>93,465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77" calcext:value-type="float">
            <text:p>1,1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2:39:28</text:p>
          </table:table-cell>
          <table:table-cell office:value-type="string" calcext:value-type="string">
            <text:p>Download:</text:p>
          </table:table-cell>
          <table:table-cell office:value-type="float" office:value="93.496608" calcext:value-type="float">
            <text:p>93,496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2736" calcext:value-type="float">
            <text:p>93,47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5" calcext:value-type="float">
            <text:p>0,1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16" calcext:value-type="float">
            <text:p>1,0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2:57:57</text:p>
          </table:table-cell>
          <table:table-cell office:value-type="string" calcext:value-type="string">
            <text:p>Download:</text:p>
          </table:table-cell>
          <table:table-cell office:value-type="float" office:value="93.549576" calcext:value-type="float">
            <text:p>93,549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3008" calcext:value-type="float">
            <text:p>93,483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79" calcext:value-type="float">
            <text:p>1,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3:15:33</text:p>
          </table:table-cell>
          <table:table-cell office:value-type="string" calcext:value-type="string">
            <text:p>Download:</text:p>
          </table:table-cell>
          <table:table-cell office:value-type="float" office:value="93.316272" calcext:value-type="float">
            <text:p>93,316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24208" calcext:value-type="float">
            <text:p>93,324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83" calcext:value-type="float">
            <text:p>0,5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97" calcext:value-type="float">
            <text:p>1,0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3:33:08</text:p>
          </table:table-cell>
          <table:table-cell office:value-type="string" calcext:value-type="string">
            <text:p>Download:</text:p>
          </table:table-cell>
          <table:table-cell office:value-type="float" office:value="93.514496" calcext:value-type="float">
            <text:p>93,514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6496" calcext:value-type="float">
            <text:p>93,476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4" calcext:value-type="float">
            <text:p>1,1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0 23:50:44</text:p>
          </table:table-cell>
          <table:table-cell office:value-type="string" calcext:value-type="string">
            <text:p>Download:</text:p>
          </table:table-cell>
          <table:table-cell office:value-type="float" office:value="93.725616" calcext:value-type="float">
            <text:p>93,725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6048" calcext:value-type="float">
            <text:p>93,506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5" calcext:value-type="float">
            <text:p>1,1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0:08:26</text:p>
          </table:table-cell>
          <table:table-cell office:value-type="string" calcext:value-type="string">
            <text:p>Download:</text:p>
          </table:table-cell>
          <table:table-cell office:value-type="float" office:value="93.51004" calcext:value-type="float">
            <text:p>93,510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4312" calcext:value-type="float">
            <text:p>93,464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84" calcext:value-type="float">
            <text:p>1,08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0:27:00</text:p>
          </table:table-cell>
          <table:table-cell office:value-type="string" calcext:value-type="string">
            <text:p>Download:</text:p>
          </table:table-cell>
          <table:table-cell office:value-type="float" office:value="93.622984" calcext:value-type="float">
            <text:p>93,622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77096" calcext:value-type="float">
            <text:p>93,377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8" calcext:value-type="float">
            <text:p>0,0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51" calcext:value-type="float">
            <text:p>1,0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0:45:33</text:p>
          </table:table-cell>
          <table:table-cell office:value-type="string" calcext:value-type="string">
            <text:p>Download:</text:p>
          </table:table-cell>
          <table:table-cell office:value-type="float" office:value="93.734352" calcext:value-type="float">
            <text:p>93,7343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78664" calcext:value-type="float">
            <text:p>93,378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3" calcext:value-type="float">
            <text:p>1,1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1:04:02</text:p>
          </table:table-cell>
          <table:table-cell office:value-type="string" calcext:value-type="string">
            <text:p>Download:</text:p>
          </table:table-cell>
          <table:table-cell office:value-type="float" office:value="93.55588" calcext:value-type="float">
            <text:p>93,555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3952" calcext:value-type="float">
            <text:p>93,473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3" calcext:value-type="float">
            <text:p>1,0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1:21:41</text:p>
          </table:table-cell>
          <table:table-cell office:value-type="string" calcext:value-type="string">
            <text:p>Download:</text:p>
          </table:table-cell>
          <table:table-cell office:value-type="float" office:value="93.17264" calcext:value-type="float">
            <text:p>93,17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884" calcext:value-type="float">
            <text:p>93,478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5" calcext:value-type="float">
            <text:p>1,1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1:39:15</text:p>
          </table:table-cell>
          <table:table-cell office:value-type="string" calcext:value-type="string">
            <text:p>Download:</text:p>
          </table:table-cell>
          <table:table-cell office:value-type="float" office:value="92.837208" calcext:value-type="float">
            <text:p>92,837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5704" calcext:value-type="float">
            <text:p>93,4757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8" calcext:value-type="float">
            <text:p>0,0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5" calcext:value-type="float">
            <text:p>1,1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1:56:52</text:p>
          </table:table-cell>
          <table:table-cell office:value-type="string" calcext:value-type="string">
            <text:p>Download:</text:p>
          </table:table-cell>
          <table:table-cell office:value-type="float" office:value="93.562336" calcext:value-type="float">
            <text:p>93,562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0836" calcext:value-type="float">
            <text:p>93,408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9" calcext:value-type="float">
            <text:p>0,2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3" calcext:value-type="float">
            <text:p>1,1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2:14:36</text:p>
          </table:table-cell>
          <table:table-cell office:value-type="string" calcext:value-type="string">
            <text:p>Download:</text:p>
          </table:table-cell>
          <table:table-cell office:value-type="float" office:value="90.561656" calcext:value-type="float">
            <text:p>90,5616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7952" calcext:value-type="float">
            <text:p>93,37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2:33:02</text:p>
          </table:table-cell>
          <table:table-cell office:value-type="string" calcext:value-type="string">
            <text:p>Download:</text:p>
          </table:table-cell>
          <table:table-cell office:value-type="float" office:value="89.356424" calcext:value-type="float">
            <text:p>89,356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55528" calcext:value-type="float">
            <text:p>93,1555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22" calcext:value-type="float">
            <text:p>0,6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45" calcext:value-type="float">
            <text:p>1,1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2:50:43</text:p>
          </table:table-cell>
          <table:table-cell office:value-type="string" calcext:value-type="string">
            <text:p>Download:</text:p>
          </table:table-cell>
          <table:table-cell office:value-type="float" office:value="91.609888" calcext:value-type="float">
            <text:p>91,609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91816" calcext:value-type="float">
            <text:p>93,291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1" calcext:value-type="float">
            <text:p>0,0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96" calcext:value-type="float">
            <text:p>0,9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3:08:18</text:p>
          </table:table-cell>
          <table:table-cell office:value-type="string" calcext:value-type="string">
            <text:p>Download:</text:p>
          </table:table-cell>
          <table:table-cell office:value-type="float" office:value="93.518728" calcext:value-type="float">
            <text:p>93,518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58368" calcext:value-type="float">
            <text:p>93,358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48" calcext:value-type="float">
            <text:p>1,1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3:25:57</text:p>
          </table:table-cell>
          <table:table-cell office:value-type="string" calcext:value-type="string">
            <text:p>Download:</text:p>
          </table:table-cell>
          <table:table-cell office:value-type="float" office:value="93.313096" calcext:value-type="float">
            <text:p>93,3130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6996" calcext:value-type="float">
            <text:p>93,369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93" calcext:value-type="float">
            <text:p>0,9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3:43:35</text:p>
          </table:table-cell>
          <table:table-cell office:value-type="string" calcext:value-type="string">
            <text:p>Download:</text:p>
          </table:table-cell>
          <table:table-cell office:value-type="float" office:value="93.475936" calcext:value-type="float">
            <text:p>93,475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6032" calcext:value-type="float">
            <text:p>93,456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29" calcext:value-type="float">
            <text:p>1,0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4:01:11</text:p>
          </table:table-cell>
          <table:table-cell office:value-type="string" calcext:value-type="string">
            <text:p>Download:</text:p>
          </table:table-cell>
          <table:table-cell office:value-type="float" office:value="90.141392" calcext:value-type="float">
            <text:p>90,141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136496" calcext:value-type="float">
            <text:p>93,136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39" calcext:value-type="float">
            <text:p>1,03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4:18:47</text:p>
          </table:table-cell>
          <table:table-cell office:value-type="string" calcext:value-type="string">
            <text:p>Download:</text:p>
          </table:table-cell>
          <table:table-cell office:value-type="float" office:value="93.531152" calcext:value-type="float">
            <text:p>93,531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0504" calcext:value-type="float">
            <text:p>93,450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0.998" calcext:value-type="float">
            <text:p>0,9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4:36:22</text:p>
          </table:table-cell>
          <table:table-cell office:value-type="string" calcext:value-type="string">
            <text:p>Download:</text:p>
          </table:table-cell>
          <table:table-cell office:value-type="float" office:value="93.598192" calcext:value-type="float">
            <text:p>93,5981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80424" calcext:value-type="float">
            <text:p>93,380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9" calcext:value-type="float">
            <text:p>0,04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09" calcext:value-type="float">
            <text:p>1,0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4:54:47</text:p>
          </table:table-cell>
          <table:table-cell office:value-type="string" calcext:value-type="string">
            <text:p>Download:</text:p>
          </table:table-cell>
          <table:table-cell office:value-type="float" office:value="93.25392" calcext:value-type="float">
            <text:p>93,253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3136" calcext:value-type="float">
            <text:p>93,493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65" calcext:value-type="float">
            <text:p>1,06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5:13:11</text:p>
          </table:table-cell>
          <table:table-cell office:value-type="string" calcext:value-type="string">
            <text:p>Download:</text:p>
          </table:table-cell>
          <table:table-cell office:value-type="float" office:value="90.172896" calcext:value-type="float">
            <text:p>90,1728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81936" calcext:value-type="float">
            <text:p>93,3819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79" calcext:value-type="float">
            <text:p>1,07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5:31:04</text:p>
          </table:table-cell>
          <table:table-cell office:value-type="string" calcext:value-type="string">
            <text:p>Download:</text:p>
          </table:table-cell>
          <table:table-cell office:value-type="float" office:value="93.478776" calcext:value-type="float">
            <text:p>93,4787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1688" calcext:value-type="float">
            <text:p>93,481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5:48:49</text:p>
          </table:table-cell>
          <table:table-cell office:value-type="string" calcext:value-type="string">
            <text:p>Download:</text:p>
          </table:table-cell>
          <table:table-cell office:value-type="float" office:value="93.527152" calcext:value-type="float">
            <text:p>93,527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8456" calcext:value-type="float">
            <text:p>93,4684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74" calcext:value-type="float">
            <text:p>1,2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6:06:28</text:p>
          </table:table-cell>
          <table:table-cell office:value-type="string" calcext:value-type="string">
            <text:p>Download:</text:p>
          </table:table-cell>
          <table:table-cell office:value-type="float" office:value="93.5116" calcext:value-type="float">
            <text:p>93,51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3616" calcext:value-type="float">
            <text:p>93,4636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9" calcext:value-type="float">
            <text:p>0,16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87" calcext:value-type="float">
            <text:p>1,08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6:24:52</text:p>
          </table:table-cell>
          <table:table-cell office:value-type="string" calcext:value-type="string">
            <text:p>Download:</text:p>
          </table:table-cell>
          <table:table-cell office:value-type="float" office:value="93.360144" calcext:value-type="float">
            <text:p>93,3601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136" calcext:value-type="float">
            <text:p>93,45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43" calcext:value-type="float">
            <text:p>1,2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6:42:28</text:p>
          </table:table-cell>
          <table:table-cell office:value-type="string" calcext:value-type="string">
            <text:p>Download:</text:p>
          </table:table-cell>
          <table:table-cell office:value-type="float" office:value="93.535952" calcext:value-type="float">
            <text:p>93,535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1664" calcext:value-type="float">
            <text:p>93,4816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13" calcext:value-type="float">
            <text:p>1,2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7:00:04</text:p>
          </table:table-cell>
          <table:table-cell office:value-type="string" calcext:value-type="string">
            <text:p>Download:</text:p>
          </table:table-cell>
          <table:table-cell office:value-type="float" office:value="93.650504" calcext:value-type="float">
            <text:p>93,650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4888" calcext:value-type="float">
            <text:p>93,504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63" calcext:value-type="float">
            <text:p>0,06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27" calcext:value-type="float">
            <text:p>1,1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7:17:46</text:p>
          </table:table-cell>
          <table:table-cell office:value-type="string" calcext:value-type="string">
            <text:p>Download:</text:p>
          </table:table-cell>
          <table:table-cell office:value-type="float" office:value="93.664464" calcext:value-type="float">
            <text:p>93,664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1648" calcext:value-type="float">
            <text:p>93,4616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6" calcext:value-type="float">
            <text:p>0,1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7:35:25</text:p>
          </table:table-cell>
          <table:table-cell office:value-type="string" calcext:value-type="string">
            <text:p>Download:</text:p>
          </table:table-cell>
          <table:table-cell office:value-type="float" office:value="93.678592" calcext:value-type="float">
            <text:p>93,6785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2504" calcext:value-type="float">
            <text:p>93,442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38" calcext:value-type="float">
            <text:p>0,03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23" calcext:value-type="float">
            <text:p>1,0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7:53:04</text:p>
          </table:table-cell>
          <table:table-cell office:value-type="string" calcext:value-type="string">
            <text:p>Download:</text:p>
          </table:table-cell>
          <table:table-cell office:value-type="float" office:value="93.860968" calcext:value-type="float">
            <text:p>93,8609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9168" calcext:value-type="float">
            <text:p>93,509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093" calcext:value-type="float">
            <text:p>1,0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8:10:45</text:p>
          </table:table-cell>
          <table:table-cell office:value-type="string" calcext:value-type="string">
            <text:p>Download:</text:p>
          </table:table-cell>
          <table:table-cell office:value-type="float" office:value="93.608504" calcext:value-type="float">
            <text:p>93,608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5" calcext:value-type="float">
            <text:p>93,47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4" calcext:value-type="float">
            <text:p>1,1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8:28:26</text:p>
          </table:table-cell>
          <table:table-cell office:value-type="string" calcext:value-type="string">
            <text:p>Download:</text:p>
          </table:table-cell>
          <table:table-cell office:value-type="float" office:value="93.560384" calcext:value-type="float">
            <text:p>93,560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9384" calcext:value-type="float">
            <text:p>93,469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7" calcext:value-type="float">
            <text:p>0,1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41" calcext:value-type="float">
            <text:p>1,2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8:46:06</text:p>
          </table:table-cell>
          <table:table-cell office:value-type="string" calcext:value-type="string">
            <text:p>Download:</text:p>
          </table:table-cell>
          <table:table-cell office:value-type="float" office:value="93.196768" calcext:value-type="float">
            <text:p>93,1967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0532" calcext:value-type="float">
            <text:p>93,405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99" calcext:value-type="float">
            <text:p>1,1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9:03:46</text:p>
          </table:table-cell>
          <table:table-cell office:value-type="string" calcext:value-type="string">
            <text:p>Download:</text:p>
          </table:table-cell>
          <table:table-cell office:value-type="float" office:value="93.572584" calcext:value-type="float">
            <text:p>93,5725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5232" calcext:value-type="float">
            <text:p>93,455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24" calcext:value-type="float">
            <text:p>1,2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9:21:29</text:p>
          </table:table-cell>
          <table:table-cell office:value-type="string" calcext:value-type="string">
            <text:p>Download:</text:p>
          </table:table-cell>
          <table:table-cell office:value-type="float" office:value="93.680008" calcext:value-type="float">
            <text:p>93,680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4312" calcext:value-type="float">
            <text:p>93,4943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76" calcext:value-type="float">
            <text:p>0,57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71" calcext:value-type="float">
            <text:p>1,17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9:40:48</text:p>
          </table:table-cell>
          <table:table-cell office:value-type="string" calcext:value-type="string">
            <text:p>Download:</text:p>
          </table:table-cell>
          <table:table-cell office:value-type="float" office:value="93.522872" calcext:value-type="float">
            <text:p>93,5228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644" calcext:value-type="float">
            <text:p>93,466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21" calcext:value-type="float">
            <text:p>0,4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544" calcext:value-type="float">
            <text:p>1,5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09:59:03</text:p>
          </table:table-cell>
          <table:table-cell office:value-type="string" calcext:value-type="string">
            <text:p>Download:</text:p>
          </table:table-cell>
          <table:table-cell office:value-type="float" office:value="93.277856" calcext:value-type="float">
            <text:p>93,27785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23304" calcext:value-type="float">
            <text:p>93,423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33" calcext:value-type="float">
            <text:p>1,3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0:16:52</text:p>
          </table:table-cell>
          <table:table-cell office:value-type="string" calcext:value-type="string">
            <text:p>Download:</text:p>
          </table:table-cell>
          <table:table-cell office:value-type="float" office:value="91.263384" calcext:value-type="float">
            <text:p>91,2633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836296" calcext:value-type="float">
            <text:p>92,836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615" calcext:value-type="float">
            <text:p>0,61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56" calcext:value-type="float">
            <text:p>1,15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0:34:27</text:p>
          </table:table-cell>
          <table:table-cell office:value-type="string" calcext:value-type="string">
            <text:p>Download:</text:p>
          </table:table-cell>
          <table:table-cell office:value-type="float" office:value="93.307016" calcext:value-type="float">
            <text:p>93,3070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26992" calcext:value-type="float">
            <text:p>93,426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34" calcext:value-type="float">
            <text:p>0,3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55" calcext:value-type="float">
            <text:p>1,3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0:52:00</text:p>
          </table:table-cell>
          <table:table-cell office:value-type="string" calcext:value-type="string">
            <text:p>Download:</text:p>
          </table:table-cell>
          <table:table-cell office:value-type="float" office:value="93.2336" calcext:value-type="float">
            <text:p>93,2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2.523608" calcext:value-type="float">
            <text:p>92,5236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3" calcext:value-type="float">
            <text:p>1,1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1:09:36</text:p>
          </table:table-cell>
          <table:table-cell office:value-type="string" calcext:value-type="string">
            <text:p>Download:</text:p>
          </table:table-cell>
          <table:table-cell office:value-type="float" office:value="93.650296" calcext:value-type="float">
            <text:p>93,650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2164" calcext:value-type="float">
            <text:p>93,321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55" calcext:value-type="float">
            <text:p>0,0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72" calcext:value-type="float">
            <text:p>1,17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1:27:11</text:p>
          </table:table-cell>
          <table:table-cell office:value-type="string" calcext:value-type="string">
            <text:p>Download:</text:p>
          </table:table-cell>
          <table:table-cell office:value-type="float" office:value="93.571184" calcext:value-type="float">
            <text:p>93,571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3864" calcext:value-type="float">
            <text:p>93,453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57" calcext:value-type="float">
            <text:p>1,25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1:44:49</text:p>
          </table:table-cell>
          <table:table-cell office:value-type="string" calcext:value-type="string">
            <text:p>Download:</text:p>
          </table:table-cell>
          <table:table-cell office:value-type="float" office:value="93.688136" calcext:value-type="float">
            <text:p>93,6881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1216" calcext:value-type="float">
            <text:p>93,41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3" calcext:value-type="float">
            <text:p>0,2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16" calcext:value-type="float">
            <text:p>1,31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2:03:17</text:p>
          </table:table-cell>
          <table:table-cell office:value-type="string" calcext:value-type="string">
            <text:p>Download:</text:p>
          </table:table-cell>
          <table:table-cell office:value-type="float" office:value="93.511752" calcext:value-type="float">
            <text:p>93,511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9048" calcext:value-type="float">
            <text:p>93,479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98" calcext:value-type="float">
            <text:p>0,0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2:20:57</text:p>
          </table:table-cell>
          <table:table-cell office:value-type="string" calcext:value-type="string">
            <text:p>Download:</text:p>
          </table:table-cell>
          <table:table-cell office:value-type="float" office:value="92.90644" calcext:value-type="float">
            <text:p>92,906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76424" calcext:value-type="float">
            <text:p>93,376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3" calcext:value-type="float">
            <text:p>0,13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74" calcext:value-type="float">
            <text:p>1,2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2:38:30</text:p>
          </table:table-cell>
          <table:table-cell office:value-type="string" calcext:value-type="string">
            <text:p>Download:</text:p>
          </table:table-cell>
          <table:table-cell office:value-type="float" office:value="93.438432" calcext:value-type="float">
            <text:p>93,438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2424" calcext:value-type="float">
            <text:p>93,4424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2:56:09</text:p>
          </table:table-cell>
          <table:table-cell office:value-type="string" calcext:value-type="string">
            <text:p>Download:</text:p>
          </table:table-cell>
          <table:table-cell office:value-type="float" office:value="93.536408" calcext:value-type="float">
            <text:p>93,536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8536" calcext:value-type="float">
            <text:p>93,4585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8" calcext:value-type="float">
            <text:p>0,08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93" calcext:value-type="float">
            <text:p>1,1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3:13:50</text:p>
          </table:table-cell>
          <table:table-cell office:value-type="string" calcext:value-type="string">
            <text:p>Download:</text:p>
          </table:table-cell>
          <table:table-cell office:value-type="float" office:value="93.918672" calcext:value-type="float">
            <text:p>93,9186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7912" calcext:value-type="float">
            <text:p>93,4779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77" calcext:value-type="float">
            <text:p>0,2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08" calcext:value-type="float">
            <text:p>1,30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3:31:24</text:p>
          </table:table-cell>
          <table:table-cell office:value-type="string" calcext:value-type="string">
            <text:p>Download:</text:p>
          </table:table-cell>
          <table:table-cell office:value-type="float" office:value="93.458888" calcext:value-type="float">
            <text:p>93,4588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7072" calcext:value-type="float">
            <text:p>93,4770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26" calcext:value-type="float">
            <text:p>0,22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74" calcext:value-type="float">
            <text:p>1,1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3:50:03</text:p>
          </table:table-cell>
          <table:table-cell office:value-type="string" calcext:value-type="string">
            <text:p>Download:</text:p>
          </table:table-cell>
          <table:table-cell office:value-type="float" office:value="93.67496" calcext:value-type="float">
            <text:p>93,674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032" calcext:value-type="float">
            <text:p>93,50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55" calcext:value-type="float">
            <text:p>0,15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45" calcext:value-type="float">
            <text:p>1,2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4:07:46</text:p>
          </table:table-cell>
          <table:table-cell office:value-type="string" calcext:value-type="string">
            <text:p>Download:</text:p>
          </table:table-cell>
          <table:table-cell office:value-type="float" office:value="93.70028" calcext:value-type="float">
            <text:p>93,700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8712" calcext:value-type="float">
            <text:p>93,4687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8" calcext:value-type="float">
            <text:p>0,19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07" calcext:value-type="float">
            <text:p>1,3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4:25:22</text:p>
          </table:table-cell>
          <table:table-cell office:value-type="string" calcext:value-type="string">
            <text:p>Download:</text:p>
          </table:table-cell>
          <table:table-cell office:value-type="float" office:value="93.532152" calcext:value-type="float">
            <text:p>93,532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848" calcext:value-type="float">
            <text:p>93,47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4" calcext:value-type="float">
            <text:p>0,3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46" calcext:value-type="float">
            <text:p>1,24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4:43:05</text:p>
          </table:table-cell>
          <table:table-cell office:value-type="string" calcext:value-type="string">
            <text:p>Download:</text:p>
          </table:table-cell>
          <table:table-cell office:value-type="float" office:value="93.71624" calcext:value-type="float">
            <text:p>93,71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0696" calcext:value-type="float">
            <text:p>93,480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44" calcext:value-type="float">
            <text:p>1,24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5:01:28</text:p>
          </table:table-cell>
          <table:table-cell office:value-type="string" calcext:value-type="string">
            <text:p>Download:</text:p>
          </table:table-cell>
          <table:table-cell office:value-type="float" office:value="87.802104" calcext:value-type="float">
            <text:p>87,8021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350952" calcext:value-type="float">
            <text:p>93,350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503" calcext:value-type="float">
            <text:p>0,5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462" calcext:value-type="float">
            <text:p>1,4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5:19:17</text:p>
          </table:table-cell>
          <table:table-cell office:value-type="string" calcext:value-type="string">
            <text:p>Download:</text:p>
          </table:table-cell>
          <table:table-cell office:value-type="float" office:value="93.611576" calcext:value-type="float">
            <text:p>93,6115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00696" calcext:value-type="float">
            <text:p>93,4006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95" calcext:value-type="float">
            <text:p>1,19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5:36:57</text:p>
          </table:table-cell>
          <table:table-cell office:value-type="string" calcext:value-type="string">
            <text:p>Download:</text:p>
          </table:table-cell>
          <table:table-cell office:value-type="float" office:value="92.664376" calcext:value-type="float">
            <text:p>92,66437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292736" calcext:value-type="float">
            <text:p>93,2927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61" calcext:value-type="float">
            <text:p>1,2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5:54:32</text:p>
          </table:table-cell>
          <table:table-cell office:value-type="string" calcext:value-type="string">
            <text:p>Download:</text:p>
          </table:table-cell>
          <table:table-cell office:value-type="float" office:value="93.388952" calcext:value-type="float">
            <text:p>93,3889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2184" calcext:value-type="float">
            <text:p>93,4521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97" calcext:value-type="float">
            <text:p>0,29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6:12:06</text:p>
          </table:table-cell>
          <table:table-cell office:value-type="string" calcext:value-type="string">
            <text:p>Download:</text:p>
          </table:table-cell>
          <table:table-cell office:value-type="float" office:value="93.778728" calcext:value-type="float">
            <text:p>93,7787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2232" calcext:value-type="float">
            <text:p>93,4522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67" calcext:value-type="float">
            <text:p>1,3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6:30:00</text:p>
          </table:table-cell>
          <table:table-cell office:value-type="string" calcext:value-type="string">
            <text:p>Download:</text:p>
          </table:table-cell>
          <table:table-cell office:value-type="float" office:value="93.366272" calcext:value-type="float">
            <text:p>93,3662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0504" calcext:value-type="float">
            <text:p>93,480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6:47:39</text:p>
          </table:table-cell>
          <table:table-cell office:value-type="string" calcext:value-type="string">
            <text:p>Download:</text:p>
          </table:table-cell>
          <table:table-cell office:value-type="float" office:value="93.60372" calcext:value-type="float">
            <text:p>93,6037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644" calcext:value-type="float">
            <text:p>93,46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96" calcext:value-type="float">
            <text:p>1,29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7:05:13</text:p>
          </table:table-cell>
          <table:table-cell office:value-type="string" calcext:value-type="string">
            <text:p>Download:</text:p>
          </table:table-cell>
          <table:table-cell office:value-type="float" office:value="93.300984" calcext:value-type="float">
            <text:p>93,30098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2504" calcext:value-type="float">
            <text:p>93,442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5" calcext:value-type="float">
            <text:p>0,1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31" calcext:value-type="float">
            <text:p>1,13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7:22:57</text:p>
          </table:table-cell>
          <table:table-cell office:value-type="string" calcext:value-type="string">
            <text:p>Download:</text:p>
          </table:table-cell>
          <table:table-cell office:value-type="float" office:value="93.6602" calcext:value-type="float">
            <text:p>93,660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3624" calcext:value-type="float">
            <text:p>93,473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7:41:13</text:p>
          </table:table-cell>
          <table:table-cell office:value-type="string" calcext:value-type="string">
            <text:p>Download:</text:p>
          </table:table-cell>
          <table:table-cell office:value-type="float" office:value="93.686008" calcext:value-type="float">
            <text:p>93,6860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05408" calcext:value-type="float">
            <text:p>93,4054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21" calcext:value-type="float">
            <text:p>0,12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17" calcext:value-type="float">
            <text:p>1,31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7:58:48</text:p>
          </table:table-cell>
          <table:table-cell office:value-type="string" calcext:value-type="string">
            <text:p>Download:</text:p>
          </table:table-cell>
          <table:table-cell office:value-type="float" office:value="93.289216" calcext:value-type="float">
            <text:p>93,2892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6448" calcext:value-type="float">
            <text:p>93,4864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8:16:23</text:p>
          </table:table-cell>
          <table:table-cell office:value-type="string" calcext:value-type="string">
            <text:p>Download:</text:p>
          </table:table-cell>
          <table:table-cell office:value-type="float" office:value="93.462816" calcext:value-type="float">
            <text:p>93,46281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10304" calcext:value-type="float">
            <text:p>93,4103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61" calcext:value-type="float">
            <text:p>1,26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8:34:38</text:p>
          </table:table-cell>
          <table:table-cell office:value-type="string" calcext:value-type="string">
            <text:p>Download:</text:p>
          </table:table-cell>
          <table:table-cell office:value-type="float" office:value="93.540264" calcext:value-type="float">
            <text:p>93,5402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3688" calcext:value-type="float">
            <text:p>93,503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3" calcext:value-type="float">
            <text:p>0,1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11" calcext:value-type="float">
            <text:p>1,31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8:52:14</text:p>
          </table:table-cell>
          <table:table-cell office:value-type="string" calcext:value-type="string">
            <text:p>Download:</text:p>
          </table:table-cell>
          <table:table-cell office:value-type="float" office:value="93.886032" calcext:value-type="float">
            <text:p>93,886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532" calcext:value-type="float">
            <text:p>93,495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03" calcext:value-type="float">
            <text:p>1,20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9:09:50</text:p>
          </table:table-cell>
          <table:table-cell office:value-type="string" calcext:value-type="string">
            <text:p>Download:</text:p>
          </table:table-cell>
          <table:table-cell office:value-type="float" office:value="93.622152" calcext:value-type="float">
            <text:p>93,622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21048" calcext:value-type="float">
            <text:p>93,5210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78" calcext:value-type="float">
            <text:p>1,27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9:27:27</text:p>
          </table:table-cell>
          <table:table-cell office:value-type="string" calcext:value-type="string">
            <text:p>Download:</text:p>
          </table:table-cell>
          <table:table-cell office:value-type="float" office:value="91.881864" calcext:value-type="float">
            <text:p>91,8818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5432" calcext:value-type="float">
            <text:p>93,5054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67" calcext:value-type="float">
            <text:p>1,16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19:45:02</text:p>
          </table:table-cell>
          <table:table-cell office:value-type="string" calcext:value-type="string">
            <text:p>Download:</text:p>
          </table:table-cell>
          <table:table-cell office:value-type="float" office:value="93.610112" calcext:value-type="float">
            <text:p>93,610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1336" calcext:value-type="float">
            <text:p>93,49133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7" calcext:value-type="float">
            <text:p>0,07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14" calcext:value-type="float">
            <text:p>1,11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0:02:41</text:p>
          </table:table-cell>
          <table:table-cell office:value-type="string" calcext:value-type="string">
            <text:p>Download:</text:p>
          </table:table-cell>
          <table:table-cell office:value-type="float" office:value="93.844112" calcext:value-type="float">
            <text:p>93,84411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9024" calcext:value-type="float">
            <text:p>93,4890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06" calcext:value-type="float">
            <text:p>1,206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0:20:16</text:p>
          </table:table-cell>
          <table:table-cell office:value-type="string" calcext:value-type="string">
            <text:p>Download:</text:p>
          </table:table-cell>
          <table:table-cell office:value-type="float" office:value="92.529128" calcext:value-type="float">
            <text:p>92,529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2152" calcext:value-type="float">
            <text:p>93,4421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62" calcext:value-type="float">
            <text:p>0,1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27" calcext:value-type="float">
            <text:p>1,22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0:37:52</text:p>
          </table:table-cell>
          <table:table-cell office:value-type="string" calcext:value-type="string">
            <text:p>Download:</text:p>
          </table:table-cell>
          <table:table-cell office:value-type="float" office:value="93.595224" calcext:value-type="float">
            <text:p>93,595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508" calcext:value-type="float">
            <text:p>93,485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451" calcext:value-type="float">
            <text:p>0,45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153" calcext:value-type="float">
            <text:p>1,15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0:55:33</text:p>
          </table:table-cell>
          <table:table-cell office:value-type="string" calcext:value-type="string">
            <text:p>Download:</text:p>
          </table:table-cell>
          <table:table-cell office:value-type="float" office:value="92.94944" calcext:value-type="float">
            <text:p>92,9494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5128" calcext:value-type="float">
            <text:p>93,45512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81" calcext:value-type="float">
            <text:p>0,18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89" calcext:value-type="float">
            <text:p>1,28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1:13:14</text:p>
          </table:table-cell>
          <table:table-cell office:value-type="string" calcext:value-type="string">
            <text:p>Download:</text:p>
          </table:table-cell>
          <table:table-cell office:value-type="float" office:value="93.546464" calcext:value-type="float">
            <text:p>93,54646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3168" calcext:value-type="float">
            <text:p>93,453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13" calcext:value-type="float">
            <text:p>1,31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1:30:58</text:p>
          </table:table-cell>
          <table:table-cell office:value-type="string" calcext:value-type="string">
            <text:p>Download:</text:p>
          </table:table-cell>
          <table:table-cell office:value-type="float" office:value="93.651504" calcext:value-type="float">
            <text:p>93,651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46296" calcext:value-type="float">
            <text:p>93,446296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362" calcext:value-type="float">
            <text:p>1,36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1:48:41</text:p>
          </table:table-cell>
          <table:table-cell office:value-type="string" calcext:value-type="string">
            <text:p>Download:</text:p>
          </table:table-cell>
          <table:table-cell office:value-type="float" office:value="93.745" calcext:value-type="float">
            <text:p>93,745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0248" calcext:value-type="float">
            <text:p>93,5002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385" calcext:value-type="float">
            <text:p>0,38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434" calcext:value-type="float">
            <text:p>1,43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2:06:15</text:p>
          </table:table-cell>
          <table:table-cell office:value-type="string" calcext:value-type="string">
            <text:p>Download:</text:p>
          </table:table-cell>
          <table:table-cell office:value-type="float" office:value="93.854032" calcext:value-type="float">
            <text:p>93,85403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688" calcext:value-type="float">
            <text:p>93,4968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1.645" calcext:value-type="float">
            <text:p>1,64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8.475" calcext:value-type="float">
            <text:p>8,47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2:23:51</text:p>
          </table:table-cell>
          <table:table-cell office:value-type="string" calcext:value-type="string">
            <text:p>Download:</text:p>
          </table:table-cell>
          <table:table-cell office:value-type="float" office:value="93.766992" calcext:value-type="float">
            <text:p>93,76699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998" calcext:value-type="float">
            <text:p>93,499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01" calcext:value-type="float">
            <text:p>0,20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35" calcext:value-type="float">
            <text:p>1,2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2:41:35</text:p>
          </table:table-cell>
          <table:table-cell office:value-type="string" calcext:value-type="string">
            <text:p>Download:</text:p>
          </table:table-cell>
          <table:table-cell office:value-type="float" office:value="93.345368" calcext:value-type="float">
            <text:p>93,3453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87624" calcext:value-type="float">
            <text:p>93,4876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18" calcext:value-type="float">
            <text:p>1,218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2:59:10</text:p>
          </table:table-cell>
          <table:table-cell office:value-type="string" calcext:value-type="string">
            <text:p>Download:</text:p>
          </table:table-cell>
          <table:table-cell office:value-type="float" office:value="93.540208" calcext:value-type="float">
            <text:p>93,54020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506224" calcext:value-type="float">
            <text:p>93,50622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19" calcext:value-type="float">
            <text:p>0,11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04" calcext:value-type="float">
            <text:p>1,204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3:16:47</text:p>
          </table:table-cell>
          <table:table-cell office:value-type="string" calcext:value-type="string">
            <text:p>Download:</text:p>
          </table:table-cell>
          <table:table-cell office:value-type="float" office:value="93.811504" calcext:value-type="float">
            <text:p>93,811504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72848" calcext:value-type="float">
            <text:p>93,47284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2023-01-31 23:34:21</text:p>
          </table:table-cell>
          <table:table-cell office:value-type="string" calcext:value-type="string">
            <text:p>Download:</text:p>
          </table:table-cell>
          <table:table-cell office:value-type="float" office:value="93.693168" calcext:value-type="float">
            <text:p>93,693168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Upload:</text:p>
          </table:table-cell>
          <table:table-cell office:value-type="float" office:value="93.456752" calcext:value-type="float">
            <text:p>93,456752</text:p>
          </table:table-cell>
          <table:table-cell office:value-type="string" calcext:value-type="string">
            <text:p>Mbits/s,</text:p>
          </table:table-cell>
          <table:table-cell office:value-type="string" calcext:value-type="string">
            <text:p>Jitter:</text:p>
          </table:table-cell>
          <table:table-cell office:value-type="float" office:value="0.235" calcext:value-type="float">
            <text:p>0,235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Los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,</text:p>
          </table:table-cell>
          <table:table-cell office:value-type="string" calcext:value-type="string">
            <text:p>Latencia: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ms,</text:p>
          </table:table-cell>
          <table:table-cell office:value-type="string" calcext:value-type="string">
            <text:p>Prove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aco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lecomunicacoes</text:p>
          </table:table-cell>
          <table:table-cell office:value-type="string" calcext:value-type="string">
            <text:p>Ltda,</text:p>
          </table:table-cell>
          <table:table-cell office:value-type="string" calcext:value-type="string">
            <text:p>Servidor:</text:p>
          </table:table-cell>
          <table:table-cell office:value-type="string" calcext:value-type="string">
            <text:p>TO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ET</text:p>
          </table:table-cell>
        </table:table-row>
        <table:table-row table:style-name="ro1" table:number-rows-repeated="471">
          <table:table-cell table:style-name="Default"/>
          <table:table-cell table:number-columns-repeated="28"/>
        </table:table-row>
        <table:table-row table:style-name="ro1" table:number-rows-repeated="104783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results_speedtest.A1:results_speedtest.AC738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08:33:34.95558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4T08:37:15.013591950</dc:date>
    <meta:editing-duration>PT17M12S</meta:editing-duration>
    <meta:editing-cycles>4</meta:editing-cycles>
    <meta:generator>LibreOffice/6.4.7.2$Linux_X86_64 LibreOffice_project/40$Build-2</meta:generator>
    <meta:document-statistic meta:table-count="1" meta:cell-count="774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51cm" xlink:href=".." xlink:type="simple" chart:class="chart:bar" chart:style-name="ch1">
        <chart:title svg:x="4.721cm" svg:y="0.326cm" chart:style-name="ch2">
          <text:p>Download Speedtest (Notebook)</text:p>
        </chart:title>
        <chart:subtitle svg:x="6.519cm" svg:y="1.295cm" chart:style-name="ch3">
          <text:p>Servidor TOP37</text:p>
        </chart:subtitle>
        <chart:legend chart:legend-position="end" svg:x="13.801cm" svg:y="4.456cm" style:legend-expansion="high" chart:style-name="ch4"/>
        <chart:plot-area chart:style-name="ch5" table:cell-range-address="results_speedtest.A1:results_speedtest.A267 results_speedtest.C1:results_speedtest.C267" chart:data-source-has-labels="both" svg:x="1.33cm" svg:y="2.168cm" svg:width="12.152cm" svg:height="7.152cm">
          <chartooo:coordinate-region svg:x="3.661cm" svg:y="2.168cm" svg:width="9.821cm" svg:height="4.215cm"/>
          <chart:axis chart:dimension="x" chart:name="primary-x" chart:style-name="ch6" chartooo:axis-type="auto">
            <chartooo:date-scale/>
            <chart:categories table:cell-range-address="results_speedtest.A1:results_speedtest.A267"/>
          </chart:axis>
          <chart:axis chart:dimension="y" chart:name="primary-y" chart:style-name="ch7">
            <chart:title svg:x="0.451cm" svg:y="6.304cm" chart:style-name="ch8">
              <text:p>Mbits/s</text:p>
            </chart:title>
            <chart:grid chart:style-name="ch9" chart:class="major"/>
          </chart:axis>
          <chart:series chart:style-name="ch10" chart:values-cell-range-address="results_speedtest.C1:results_speedtest.C267" loext:label-string="download" chart:class="chart:bar">
            <chart:data-point chart:repeated="2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</text:p>
              </table:table-cell>
            </table:table-row>
          </table:table-header-rows>
          <table:table-rows>
            <table:table-row>
              <table:table-cell office:value-type="string">
                <text:p>2023-01-28 12:34:10</text:p>
                <draw:g>
                  <svg:desc>results_speedtest.A1:results_speedtest.A267</svg:desc>
                </draw:g>
              </table:table-cell>
              <table:table-cell office:value-type="float" office:value="93.791424">
                <text:p>93.791424</text:p>
                <draw:g>
                  <svg:desc>results_speedtest.C1:results_speedtest.C267</svg:desc>
                </draw:g>
              </table:table-cell>
            </table:table-row>
            <table:table-row>
              <table:table-cell office:value-type="string">
                <text:p>2023-01-28 12:52:38</text:p>
              </table:table-cell>
              <table:table-cell office:value-type="float" office:value="93.618104">
                <text:p>93.618104</text:p>
              </table:table-cell>
            </table:table-row>
            <table:table-row>
              <table:table-cell office:value-type="string">
                <text:p>2023-01-28 13:10:13</text:p>
              </table:table-cell>
              <table:table-cell office:value-type="float" office:value="93.541008">
                <text:p>93.541008</text:p>
              </table:table-cell>
            </table:table-row>
            <table:table-row>
              <table:table-cell office:value-type="string">
                <text:p>2023-01-28 13:27:50</text:p>
              </table:table-cell>
              <table:table-cell office:value-type="float" office:value="93.632992">
                <text:p>93.632992</text:p>
              </table:table-cell>
            </table:table-row>
            <table:table-row>
              <table:table-cell office:value-type="string">
                <text:p>2023-01-28 13:45:26</text:p>
              </table:table-cell>
              <table:table-cell office:value-type="float" office:value="91.615232">
                <text:p>91.615232</text:p>
              </table:table-cell>
            </table:table-row>
            <table:table-row>
              <table:table-cell office:value-type="string">
                <text:p>2023-01-28 14:03:03</text:p>
              </table:table-cell>
              <table:table-cell office:value-type="float" office:value="93.550664">
                <text:p>93.550664</text:p>
              </table:table-cell>
            </table:table-row>
            <table:table-row>
              <table:table-cell office:value-type="string">
                <text:p>2023-01-28 14:20:38</text:p>
              </table:table-cell>
              <table:table-cell office:value-type="float" office:value="93.319648">
                <text:p>93.319648</text:p>
              </table:table-cell>
            </table:table-row>
            <table:table-row>
              <table:table-cell office:value-type="string">
                <text:p>2023-01-28 14:38:49</text:p>
              </table:table-cell>
              <table:table-cell office:value-type="float" office:value="93.548312">
                <text:p>93.548312</text:p>
              </table:table-cell>
            </table:table-row>
            <table:table-row>
              <table:table-cell office:value-type="string">
                <text:p>2023-01-28 14:56:24</text:p>
              </table:table-cell>
              <table:table-cell office:value-type="float" office:value="93.547304">
                <text:p>93.547304</text:p>
              </table:table-cell>
            </table:table-row>
            <table:table-row>
              <table:table-cell office:value-type="string">
                <text:p>2023-01-28 15:14:26</text:p>
              </table:table-cell>
              <table:table-cell office:value-type="float" office:value="93.684072">
                <text:p>93.684072</text:p>
              </table:table-cell>
            </table:table-row>
            <table:table-row>
              <table:table-cell office:value-type="string">
                <text:p>2023-01-28 16:49:20</text:p>
              </table:table-cell>
              <table:table-cell office:value-type="float" office:value="93.643712">
                <text:p>93.643712</text:p>
              </table:table-cell>
            </table:table-row>
            <table:table-row>
              <table:table-cell office:value-type="string">
                <text:p>2023-01-28 17:06:54</text:p>
              </table:table-cell>
              <table:table-cell office:value-type="float" office:value="93.822712">
                <text:p>93.822712</text:p>
              </table:table-cell>
            </table:table-row>
            <table:table-row>
              <table:table-cell office:value-type="string">
                <text:p>2023-01-28 17:41:45</text:p>
              </table:table-cell>
              <table:table-cell office:value-type="float" office:value="93.588352">
                <text:p>93.588352</text:p>
              </table:table-cell>
            </table:table-row>
            <table:table-row>
              <table:table-cell office:value-type="string">
                <text:p>2023-01-28 17:59:22</text:p>
              </table:table-cell>
              <table:table-cell office:value-type="float" office:value="90.663016">
                <text:p>90.663016</text:p>
              </table:table-cell>
            </table:table-row>
            <table:table-row>
              <table:table-cell office:value-type="string">
                <text:p>2023-01-28 18:17:01</text:p>
              </table:table-cell>
              <table:table-cell office:value-type="float" office:value="90.5376">
                <text:p>90.5376</text:p>
              </table:table-cell>
            </table:table-row>
            <table:table-row>
              <table:table-cell office:value-type="string">
                <text:p>2023-01-28 18:34:40</text:p>
              </table:table-cell>
              <table:table-cell office:value-type="float" office:value="93.5542">
                <text:p>93.5542</text:p>
              </table:table-cell>
            </table:table-row>
            <table:table-row>
              <table:table-cell office:value-type="string">
                <text:p>2023-01-28 18:52:15</text:p>
              </table:table-cell>
              <table:table-cell office:value-type="float" office:value="93.612936">
                <text:p>93.612936</text:p>
              </table:table-cell>
            </table:table-row>
            <table:table-row>
              <table:table-cell office:value-type="string">
                <text:p>2023-01-28 19:09:50</text:p>
              </table:table-cell>
              <table:table-cell office:value-type="float" office:value="93.256712">
                <text:p>93.256712</text:p>
              </table:table-cell>
            </table:table-row>
            <table:table-row>
              <table:table-cell office:value-type="string">
                <text:p>2023-01-28 19:28:11</text:p>
              </table:table-cell>
              <table:table-cell office:value-type="float" office:value="93.408672">
                <text:p>93.408672</text:p>
              </table:table-cell>
            </table:table-row>
            <table:table-row>
              <table:table-cell office:value-type="string">
                <text:p>2023-01-28 19:45:50</text:p>
              </table:table-cell>
              <table:table-cell office:value-type="float" office:value="93.650968">
                <text:p>93.650968</text:p>
              </table:table-cell>
            </table:table-row>
            <table:table-row>
              <table:table-cell office:value-type="string">
                <text:p>2023-01-28 20:03:23</text:p>
              </table:table-cell>
              <table:table-cell office:value-type="float" office:value="93.574976">
                <text:p>93.574976</text:p>
              </table:table-cell>
            </table:table-row>
            <table:table-row>
              <table:table-cell office:value-type="string">
                <text:p>2023-01-28 20:20:58</text:p>
              </table:table-cell>
              <table:table-cell office:value-type="float" office:value="93.33836">
                <text:p>93.33836</text:p>
              </table:table-cell>
            </table:table-row>
            <table:table-row>
              <table:table-cell office:value-type="string">
                <text:p>2023-01-28 20:38:33</text:p>
              </table:table-cell>
              <table:table-cell office:value-type="float" office:value="93.74716">
                <text:p>93.74716</text:p>
              </table:table-cell>
            </table:table-row>
            <table:table-row>
              <table:table-cell office:value-type="string">
                <text:p>2023-01-28 20:56:09</text:p>
              </table:table-cell>
              <table:table-cell office:value-type="float" office:value="93.607">
                <text:p>93.607</text:p>
              </table:table-cell>
            </table:table-row>
            <table:table-row>
              <table:table-cell office:value-type="string">
                <text:p>2023-01-28 21:14:33</text:p>
              </table:table-cell>
              <table:table-cell office:value-type="float" office:value="93.749688">
                <text:p>93.749688</text:p>
              </table:table-cell>
            </table:table-row>
            <table:table-row>
              <table:table-cell office:value-type="string">
                <text:p>2023-01-28 21:32:08</text:p>
              </table:table-cell>
              <table:table-cell office:value-type="float" office:value="93.685464">
                <text:p>93.685464</text:p>
              </table:table-cell>
            </table:table-row>
            <table:table-row>
              <table:table-cell office:value-type="string">
                <text:p>2023-01-28 21:49:43</text:p>
              </table:table-cell>
              <table:table-cell office:value-type="float" office:value="93.510112">
                <text:p>93.510112</text:p>
              </table:table-cell>
            </table:table-row>
            <table:table-row>
              <table:table-cell office:value-type="string">
                <text:p>2023-01-28 22:07:22</text:p>
              </table:table-cell>
              <table:table-cell office:value-type="float" office:value="93.717328">
                <text:p>93.717328</text:p>
              </table:table-cell>
            </table:table-row>
            <table:table-row>
              <table:table-cell office:value-type="string">
                <text:p>2023-01-28 22:25:37</text:p>
              </table:table-cell>
              <table:table-cell office:value-type="float" office:value="93.798864">
                <text:p>93.798864</text:p>
              </table:table-cell>
            </table:table-row>
            <table:table-row>
              <table:table-cell office:value-type="string">
                <text:p>2023-01-28 22:43:11</text:p>
              </table:table-cell>
              <table:table-cell office:value-type="float" office:value="93.617848">
                <text:p>93.617848</text:p>
              </table:table-cell>
            </table:table-row>
            <table:table-row>
              <table:table-cell office:value-type="string">
                <text:p>2023-01-28 23:00:48</text:p>
              </table:table-cell>
              <table:table-cell office:value-type="float" office:value="93.467936">
                <text:p>93.467936</text:p>
              </table:table-cell>
            </table:table-row>
            <table:table-row>
              <table:table-cell office:value-type="string">
                <text:p>2023-01-28 23:18:26</text:p>
              </table:table-cell>
              <table:table-cell office:value-type="float" office:value="93.67324">
                <text:p>93.67324</text:p>
              </table:table-cell>
            </table:table-row>
            <table:table-row>
              <table:table-cell office:value-type="string">
                <text:p>2023-01-28 23:36:48</text:p>
              </table:table-cell>
              <table:table-cell office:value-type="float" office:value="93.531648">
                <text:p>93.531648</text:p>
              </table:table-cell>
            </table:table-row>
            <table:table-row>
              <table:table-cell office:value-type="string">
                <text:p>2023-01-28 23:54:22</text:p>
              </table:table-cell>
              <table:table-cell office:value-type="float" office:value="93.382056">
                <text:p>93.382056</text:p>
              </table:table-cell>
            </table:table-row>
            <table:table-row>
              <table:table-cell office:value-type="string">
                <text:p>2023-01-29 00:11:57</text:p>
              </table:table-cell>
              <table:table-cell office:value-type="float" office:value="93.715816">
                <text:p>93.715816</text:p>
              </table:table-cell>
            </table:table-row>
            <table:table-row>
              <table:table-cell office:value-type="string">
                <text:p>2023-01-29 00:29:33</text:p>
              </table:table-cell>
              <table:table-cell office:value-type="float" office:value="93.540528">
                <text:p>93.540528</text:p>
              </table:table-cell>
            </table:table-row>
            <table:table-row>
              <table:table-cell office:value-type="string">
                <text:p>2023-01-29 00:47:08</text:p>
              </table:table-cell>
              <table:table-cell office:value-type="float" office:value="93.715648">
                <text:p>93.715648</text:p>
              </table:table-cell>
            </table:table-row>
            <table:table-row>
              <table:table-cell office:value-type="string">
                <text:p>2023-01-29 01:04:44</text:p>
              </table:table-cell>
              <table:table-cell office:value-type="float" office:value="93.494712">
                <text:p>93.494712</text:p>
              </table:table-cell>
            </table:table-row>
            <table:table-row>
              <table:table-cell office:value-type="string">
                <text:p>2023-01-29 01:22:18</text:p>
              </table:table-cell>
              <table:table-cell office:value-type="float" office:value="93.461112">
                <text:p>93.461112</text:p>
              </table:table-cell>
            </table:table-row>
            <table:table-row>
              <table:table-cell office:value-type="string">
                <text:p>2023-01-29 01:39:56</text:p>
              </table:table-cell>
              <table:table-cell office:value-type="float" office:value="93.461976">
                <text:p>93.461976</text:p>
              </table:table-cell>
            </table:table-row>
            <table:table-row>
              <table:table-cell office:value-type="string">
                <text:p>2023-01-29 01:57:27</text:p>
              </table:table-cell>
              <table:table-cell office:value-type="float" office:value="93.491952">
                <text:p>93.491952</text:p>
              </table:table-cell>
            </table:table-row>
            <table:table-row>
              <table:table-cell office:value-type="string">
                <text:p>2023-01-29 02:15:19</text:p>
              </table:table-cell>
              <table:table-cell office:value-type="float" office:value="93.451344">
                <text:p>93.451344</text:p>
              </table:table-cell>
            </table:table-row>
            <table:table-row>
              <table:table-cell office:value-type="string">
                <text:p>2023-01-29 02:33:15</text:p>
              </table:table-cell>
              <table:table-cell office:value-type="float" office:value="93.601304">
                <text:p>93.601304</text:p>
              </table:table-cell>
            </table:table-row>
            <table:table-row>
              <table:table-cell office:value-type="string">
                <text:p>2023-01-29 02:50:54</text:p>
              </table:table-cell>
              <table:table-cell office:value-type="float" office:value="93.623464">
                <text:p>93.623464</text:p>
              </table:table-cell>
            </table:table-row>
            <table:table-row>
              <table:table-cell office:value-type="string">
                <text:p>2023-01-29 03:08:32</text:p>
              </table:table-cell>
              <table:table-cell office:value-type="float" office:value="93.50812">
                <text:p>93.50812</text:p>
              </table:table-cell>
            </table:table-row>
            <table:table-row>
              <table:table-cell office:value-type="string">
                <text:p>2023-01-29 03:26:07</text:p>
              </table:table-cell>
              <table:table-cell office:value-type="float" office:value="93.950496">
                <text:p>93.950496</text:p>
              </table:table-cell>
            </table:table-row>
            <table:table-row>
              <table:table-cell office:value-type="string">
                <text:p>2023-01-29 03:43:42</text:p>
              </table:table-cell>
              <table:table-cell office:value-type="float" office:value="93.591">
                <text:p>93.591</text:p>
              </table:table-cell>
            </table:table-row>
            <table:table-row>
              <table:table-cell office:value-type="string">
                <text:p>2023-01-29 04:01:17</text:p>
              </table:table-cell>
              <table:table-cell office:value-type="float" office:value="93.506704">
                <text:p>93.506704</text:p>
              </table:table-cell>
            </table:table-row>
            <table:table-row>
              <table:table-cell office:value-type="string">
                <text:p>2023-01-29 04:18:57</text:p>
              </table:table-cell>
              <table:table-cell office:value-type="float" office:value="93.504336">
                <text:p>93.504336</text:p>
              </table:table-cell>
            </table:table-row>
            <table:table-row>
              <table:table-cell office:value-type="string">
                <text:p>2023-01-29 04:36:50</text:p>
              </table:table-cell>
              <table:table-cell office:value-type="float" office:value="93.583712">
                <text:p>93.583712</text:p>
              </table:table-cell>
            </table:table-row>
            <table:table-row>
              <table:table-cell office:value-type="string">
                <text:p>2023-01-29 04:54:31</text:p>
              </table:table-cell>
              <table:table-cell office:value-type="float" office:value="93.537104">
                <text:p>93.537104</text:p>
              </table:table-cell>
            </table:table-row>
            <table:table-row>
              <table:table-cell office:value-type="string">
                <text:p>2023-01-29 05:12:06</text:p>
              </table:table-cell>
              <table:table-cell office:value-type="float" office:value="93.418368">
                <text:p>93.418368</text:p>
              </table:table-cell>
            </table:table-row>
            <table:table-row>
              <table:table-cell office:value-type="string">
                <text:p>2023-01-29 05:29:48</text:p>
              </table:table-cell>
              <table:table-cell office:value-type="float" office:value="93.563144">
                <text:p>93.563144</text:p>
              </table:table-cell>
            </table:table-row>
            <table:table-row>
              <table:table-cell office:value-type="string">
                <text:p>2023-01-29 05:47:20</text:p>
              </table:table-cell>
              <table:table-cell office:value-type="float" office:value="93.692688">
                <text:p>93.692688</text:p>
              </table:table-cell>
            </table:table-row>
            <table:table-row>
              <table:table-cell office:value-type="string">
                <text:p>2023-01-29 06:04:55</text:p>
              </table:table-cell>
              <table:table-cell office:value-type="float" office:value="93.819944">
                <text:p>93.819944</text:p>
              </table:table-cell>
            </table:table-row>
            <table:table-row>
              <table:table-cell office:value-type="string">
                <text:p>2023-01-29 06:22:35</text:p>
              </table:table-cell>
              <table:table-cell office:value-type="float" office:value="93.71732">
                <text:p>93.71732</text:p>
              </table:table-cell>
            </table:table-row>
            <table:table-row>
              <table:table-cell office:value-type="string">
                <text:p>2023-01-29 06:40:59</text:p>
              </table:table-cell>
              <table:table-cell office:value-type="float" office:value="93.815832">
                <text:p>93.815832</text:p>
              </table:table-cell>
            </table:table-row>
            <table:table-row>
              <table:table-cell office:value-type="string">
                <text:p>2023-01-29 06:58:34</text:p>
              </table:table-cell>
              <table:table-cell office:value-type="float" office:value="93.838824">
                <text:p>93.838824</text:p>
              </table:table-cell>
            </table:table-row>
            <table:table-row>
              <table:table-cell office:value-type="string">
                <text:p>2023-01-29 07:16:09</text:p>
              </table:table-cell>
              <table:table-cell office:value-type="float" office:value="93.670272">
                <text:p>93.670272</text:p>
              </table:table-cell>
            </table:table-row>
            <table:table-row>
              <table:table-cell office:value-type="string">
                <text:p>2023-01-29 07:33:40</text:p>
              </table:table-cell>
              <table:table-cell office:value-type="float" office:value="93.59784">
                <text:p>93.59784</text:p>
              </table:table-cell>
            </table:table-row>
            <table:table-row>
              <table:table-cell office:value-type="string">
                <text:p>2023-01-29 07:51:16</text:p>
              </table:table-cell>
              <table:table-cell office:value-type="float" office:value="93.370928">
                <text:p>93.370928</text:p>
              </table:table-cell>
            </table:table-row>
            <table:table-row>
              <table:table-cell office:value-type="string">
                <text:p>2023-01-29 08:08:51</text:p>
              </table:table-cell>
              <table:table-cell office:value-type="float" office:value="93.34936">
                <text:p>93.34936</text:p>
              </table:table-cell>
            </table:table-row>
            <table:table-row>
              <table:table-cell office:value-type="string">
                <text:p>2023-01-29 08:26:28</text:p>
              </table:table-cell>
              <table:table-cell office:value-type="float" office:value="93.685928">
                <text:p>93.685928</text:p>
              </table:table-cell>
            </table:table-row>
            <table:table-row>
              <table:table-cell office:value-type="string">
                <text:p>2023-01-29 08:44:04</text:p>
              </table:table-cell>
              <table:table-cell office:value-type="float" office:value="93.634304">
                <text:p>93.634304</text:p>
              </table:table-cell>
            </table:table-row>
            <table:table-row>
              <table:table-cell office:value-type="string">
                <text:p>2023-01-29 09:01:58</text:p>
              </table:table-cell>
              <table:table-cell office:value-type="float" office:value="93.45948">
                <text:p>93.45948</text:p>
              </table:table-cell>
            </table:table-row>
            <table:table-row>
              <table:table-cell office:value-type="string">
                <text:p>2023-01-29 10:15:17</text:p>
              </table:table-cell>
              <table:table-cell office:value-type="float" office:value="92.538008">
                <text:p>92.538008</text:p>
              </table:table-cell>
            </table:table-row>
            <table:table-row>
              <table:table-cell office:value-type="string">
                <text:p>2023-01-29 10:32:52</text:p>
              </table:table-cell>
              <table:table-cell office:value-type="float" office:value="93.587352">
                <text:p>93.587352</text:p>
              </table:table-cell>
            </table:table-row>
            <table:table-row>
              <table:table-cell office:value-type="string">
                <text:p>2023-01-29 10:50:27</text:p>
              </table:table-cell>
              <table:table-cell office:value-type="float" office:value="93.697152">
                <text:p>93.697152</text:p>
              </table:table-cell>
            </table:table-row>
            <table:table-row>
              <table:table-cell office:value-type="string">
                <text:p>2023-01-29 11:08:01</text:p>
              </table:table-cell>
              <table:table-cell office:value-type="float" office:value="93.623288">
                <text:p>93.623288</text:p>
              </table:table-cell>
            </table:table-row>
            <table:table-row>
              <table:table-cell office:value-type="string">
                <text:p>2023-01-29 11:25:43</text:p>
              </table:table-cell>
              <table:table-cell office:value-type="float" office:value="93.59524">
                <text:p>93.59524</text:p>
              </table:table-cell>
            </table:table-row>
            <table:table-row>
              <table:table-cell office:value-type="string">
                <text:p>2023-01-29 11:43:33</text:p>
              </table:table-cell>
              <table:table-cell office:value-type="float" office:value="93.668368">
                <text:p>93.668368</text:p>
              </table:table-cell>
            </table:table-row>
            <table:table-row>
              <table:table-cell office:value-type="string">
                <text:p>2023-01-29 12:02:43</text:p>
              </table:table-cell>
              <table:table-cell office:value-type="float" office:value="93.449328">
                <text:p>93.449328</text:p>
              </table:table-cell>
            </table:table-row>
            <table:table-row>
              <table:table-cell office:value-type="string">
                <text:p>2023-01-29 12:20:55</text:p>
              </table:table-cell>
              <table:table-cell office:value-type="float" office:value="93.249224">
                <text:p>93.249224</text:p>
              </table:table-cell>
            </table:table-row>
            <table:table-row>
              <table:table-cell office:value-type="string">
                <text:p>2023-01-29 12:38:33</text:p>
              </table:table-cell>
              <table:table-cell office:value-type="float" office:value="93.638664">
                <text:p>93.638664</text:p>
              </table:table-cell>
            </table:table-row>
            <table:table-row>
              <table:table-cell office:value-type="string">
                <text:p>2023-01-29 12:56:06</text:p>
              </table:table-cell>
              <table:table-cell office:value-type="float" office:value="93.678824">
                <text:p>93.678824</text:p>
              </table:table-cell>
            </table:table-row>
            <table:table-row>
              <table:table-cell office:value-type="string">
                <text:p>2023-01-29 13:14:12</text:p>
              </table:table-cell>
              <table:table-cell office:value-type="float" office:value="93.598248">
                <text:p>93.598248</text:p>
              </table:table-cell>
            </table:table-row>
            <table:table-row>
              <table:table-cell office:value-type="string">
                <text:p>2023-01-29 13:30:34</text:p>
              </table:table-cell>
              <table:table-cell office:value-type="float" office:value="93.565624">
                <text:p>93.565624</text:p>
              </table:table-cell>
            </table:table-row>
            <table:table-row>
              <table:table-cell office:value-type="string">
                <text:p>2023-01-29 13:49:28</text:p>
              </table:table-cell>
              <table:table-cell office:value-type="float" office:value="93.389456">
                <text:p>93.389456</text:p>
              </table:table-cell>
            </table:table-row>
            <table:table-row>
              <table:table-cell office:value-type="string">
                <text:p>2023-01-29 14:08:35</text:p>
              </table:table-cell>
              <table:table-cell office:value-type="float" office:value="93.289584">
                <text:p>93.289584</text:p>
              </table:table-cell>
            </table:table-row>
            <table:table-row>
              <table:table-cell office:value-type="string">
                <text:p>2023-01-29 14:27:42</text:p>
              </table:table-cell>
              <table:table-cell office:value-type="float" office:value="93.81744">
                <text:p>93.81744</text:p>
              </table:table-cell>
            </table:table-row>
            <table:table-row>
              <table:table-cell office:value-type="string">
                <text:p>2023-01-29 14:46:50</text:p>
              </table:table-cell>
              <table:table-cell office:value-type="float" office:value="93.487992">
                <text:p>93.487992</text:p>
              </table:table-cell>
            </table:table-row>
            <table:table-row>
              <table:table-cell office:value-type="string">
                <text:p>2023-01-29 16:45:59</text:p>
              </table:table-cell>
              <table:table-cell office:value-type="float" office:value="93.669064">
                <text:p>93.669064</text:p>
              </table:table-cell>
            </table:table-row>
            <table:table-row>
              <table:table-cell office:value-type="string">
                <text:p>2023-01-29 17:04:25</text:p>
              </table:table-cell>
              <table:table-cell office:value-type="float" office:value="93.401992">
                <text:p>93.401992</text:p>
              </table:table-cell>
            </table:table-row>
            <table:table-row>
              <table:table-cell office:value-type="string">
                <text:p>2023-01-29 17:21:58</text:p>
              </table:table-cell>
              <table:table-cell office:value-type="float" office:value="93.532472">
                <text:p>93.532472</text:p>
              </table:table-cell>
            </table:table-row>
            <table:table-row>
              <table:table-cell office:value-type="string">
                <text:p>2023-01-29 17:39:31</text:p>
              </table:table-cell>
              <table:table-cell office:value-type="float" office:value="93.831616">
                <text:p>93.831616</text:p>
              </table:table-cell>
            </table:table-row>
            <table:table-row>
              <table:table-cell office:value-type="string">
                <text:p>2023-01-29 17:57:05</text:p>
              </table:table-cell>
              <table:table-cell office:value-type="float" office:value="93.934912">
                <text:p>93.934912</text:p>
              </table:table-cell>
            </table:table-row>
            <table:table-row>
              <table:table-cell office:value-type="string">
                <text:p>2023-01-29 18:14:37</text:p>
              </table:table-cell>
              <table:table-cell office:value-type="float" office:value="93.522864">
                <text:p>93.522864</text:p>
              </table:table-cell>
            </table:table-row>
            <table:table-row>
              <table:table-cell office:value-type="string">
                <text:p>2023-01-29 18:32:09</text:p>
              </table:table-cell>
              <table:table-cell office:value-type="float" office:value="93.50932">
                <text:p>93.50932</text:p>
              </table:table-cell>
            </table:table-row>
            <table:table-row>
              <table:table-cell office:value-type="string">
                <text:p>2023-01-29 18:49:50</text:p>
              </table:table-cell>
              <table:table-cell office:value-type="float" office:value="93.554344">
                <text:p>93.554344</text:p>
              </table:table-cell>
            </table:table-row>
            <table:table-row>
              <table:table-cell office:value-type="string">
                <text:p>2023-01-29 19:07:22</text:p>
              </table:table-cell>
              <table:table-cell office:value-type="float" office:value="93.50976">
                <text:p>93.50976</text:p>
              </table:table-cell>
            </table:table-row>
            <table:table-row>
              <table:table-cell office:value-type="string">
                <text:p>2023-01-29 19:25:04</text:p>
              </table:table-cell>
              <table:table-cell office:value-type="float" office:value="93.682552">
                <text:p>93.682552</text:p>
              </table:table-cell>
            </table:table-row>
            <table:table-row>
              <table:table-cell office:value-type="string">
                <text:p>2023-01-29 19:42:48</text:p>
              </table:table-cell>
              <table:table-cell office:value-type="float" office:value="93.582464">
                <text:p>93.582464</text:p>
              </table:table-cell>
            </table:table-row>
            <table:table-row>
              <table:table-cell office:value-type="string">
                <text:p>2023-01-29 20:00:24</text:p>
              </table:table-cell>
              <table:table-cell office:value-type="float" office:value="93.606048">
                <text:p>93.606048</text:p>
              </table:table-cell>
            </table:table-row>
            <table:table-row>
              <table:table-cell office:value-type="string">
                <text:p>2023-01-29 20:17:56</text:p>
              </table:table-cell>
              <table:table-cell office:value-type="float" office:value="93.524136">
                <text:p>93.524136</text:p>
              </table:table-cell>
            </table:table-row>
            <table:table-row>
              <table:table-cell office:value-type="string">
                <text:p>2023-01-29 20:35:30</text:p>
              </table:table-cell>
              <table:table-cell office:value-type="float" office:value="93.557864">
                <text:p>93.557864</text:p>
              </table:table-cell>
            </table:table-row>
            <table:table-row>
              <table:table-cell office:value-type="string">
                <text:p>2023-01-29 20:53:08</text:p>
              </table:table-cell>
              <table:table-cell office:value-type="float" office:value="89.260952">
                <text:p>89.260952</text:p>
              </table:table-cell>
            </table:table-row>
            <table:table-row>
              <table:table-cell office:value-type="string">
                <text:p>2023-01-29 21:10:52</text:p>
              </table:table-cell>
              <table:table-cell office:value-type="float" office:value="90.136632">
                <text:p>90.136632</text:p>
              </table:table-cell>
            </table:table-row>
            <table:table-row>
              <table:table-cell office:value-type="string">
                <text:p>2023-01-29 21:29:10</text:p>
              </table:table-cell>
              <table:table-cell office:value-type="float" office:value="93.610744">
                <text:p>93.610744</text:p>
              </table:table-cell>
            </table:table-row>
            <table:table-row>
              <table:table-cell office:value-type="string">
                <text:p>2023-01-29 21:46:50</text:p>
              </table:table-cell>
              <table:table-cell office:value-type="float" office:value="93.99052">
                <text:p>93.99052</text:p>
              </table:table-cell>
            </table:table-row>
            <table:table-row>
              <table:table-cell office:value-type="string">
                <text:p>2023-01-29 22:04:22</text:p>
              </table:table-cell>
              <table:table-cell office:value-type="float" office:value="93.368696">
                <text:p>93.368696</text:p>
              </table:table-cell>
            </table:table-row>
            <table:table-row>
              <table:table-cell office:value-type="string">
                <text:p>2023-01-29 22:22:06</text:p>
              </table:table-cell>
              <table:table-cell office:value-type="float" office:value="93.800304">
                <text:p>93.800304</text:p>
              </table:table-cell>
            </table:table-row>
            <table:table-row>
              <table:table-cell office:value-type="string">
                <text:p>2023-01-29 22:45:04</text:p>
              </table:table-cell>
              <table:table-cell office:value-type="float" office:value="92.351976">
                <text:p>92.351976</text:p>
              </table:table-cell>
            </table:table-row>
            <table:table-row>
              <table:table-cell office:value-type="string">
                <text:p>2023-01-29 23:02:37</text:p>
              </table:table-cell>
              <table:table-cell office:value-type="float" office:value="93.716104">
                <text:p>93.716104</text:p>
              </table:table-cell>
            </table:table-row>
            <table:table-row>
              <table:table-cell office:value-type="string">
                <text:p>2023-01-29 23:20:08</text:p>
              </table:table-cell>
              <table:table-cell office:value-type="float" office:value="93.311264">
                <text:p>93.311264</text:p>
              </table:table-cell>
            </table:table-row>
            <table:table-row>
              <table:table-cell office:value-type="string">
                <text:p>2023-01-29 23:37:49</text:p>
              </table:table-cell>
              <table:table-cell office:value-type="float" office:value="93.57112">
                <text:p>93.57112</text:p>
              </table:table-cell>
            </table:table-row>
            <table:table-row>
              <table:table-cell office:value-type="string">
                <text:p>2023-01-29 23:55:21</text:p>
              </table:table-cell>
              <table:table-cell office:value-type="float" office:value="93.70896">
                <text:p>93.70896</text:p>
              </table:table-cell>
            </table:table-row>
            <table:table-row>
              <table:table-cell office:value-type="string">
                <text:p>2023-01-30 00:12:57</text:p>
              </table:table-cell>
              <table:table-cell office:value-type="float" office:value="93.546448">
                <text:p>93.546448</text:p>
              </table:table-cell>
            </table:table-row>
            <table:table-row>
              <table:table-cell office:value-type="string">
                <text:p>2023-01-30 00:31:23</text:p>
              </table:table-cell>
              <table:table-cell office:value-type="float" office:value="93.60788">
                <text:p>93.60788</text:p>
              </table:table-cell>
            </table:table-row>
            <table:table-row>
              <table:table-cell office:value-type="string">
                <text:p>2023-01-30 00:49:00</text:p>
              </table:table-cell>
              <table:table-cell office:value-type="float" office:value="93.653496">
                <text:p>93.653496</text:p>
              </table:table-cell>
            </table:table-row>
            <table:table-row>
              <table:table-cell office:value-type="string">
                <text:p>2023-01-30 01:06:34</text:p>
              </table:table-cell>
              <table:table-cell office:value-type="float" office:value="93.55544">
                <text:p>93.55544</text:p>
              </table:table-cell>
            </table:table-row>
            <table:table-row>
              <table:table-cell office:value-type="string">
                <text:p>2023-01-30 01:24:07</text:p>
              </table:table-cell>
              <table:table-cell office:value-type="float" office:value="93.525712">
                <text:p>93.525712</text:p>
              </table:table-cell>
            </table:table-row>
            <table:table-row>
              <table:table-cell office:value-type="string">
                <text:p>2023-01-30 01:41:48</text:p>
              </table:table-cell>
              <table:table-cell office:value-type="float" office:value="93.76664">
                <text:p>93.76664</text:p>
              </table:table-cell>
            </table:table-row>
            <table:table-row>
              <table:table-cell office:value-type="string">
                <text:p>2023-01-30 01:59:21</text:p>
              </table:table-cell>
              <table:table-cell office:value-type="float" office:value="93.639536">
                <text:p>93.639536</text:p>
              </table:table-cell>
            </table:table-row>
            <table:table-row>
              <table:table-cell office:value-type="string">
                <text:p>2023-01-30 02:16:55</text:p>
              </table:table-cell>
              <table:table-cell office:value-type="float" office:value="93.365296">
                <text:p>93.365296</text:p>
              </table:table-cell>
            </table:table-row>
            <table:table-row>
              <table:table-cell office:value-type="string">
                <text:p>2023-01-30 02:34:28</text:p>
              </table:table-cell>
              <table:table-cell office:value-type="float" office:value="93.676504">
                <text:p>93.676504</text:p>
              </table:table-cell>
            </table:table-row>
            <table:table-row>
              <table:table-cell office:value-type="string">
                <text:p>2023-01-30 02:52:01</text:p>
              </table:table-cell>
              <table:table-cell office:value-type="float" office:value="93.64056">
                <text:p>93.64056</text:p>
              </table:table-cell>
            </table:table-row>
            <table:table-row>
              <table:table-cell office:value-type="string">
                <text:p>2023-01-30 03:09:33</text:p>
              </table:table-cell>
              <table:table-cell office:value-type="float" office:value="93.514344">
                <text:p>93.514344</text:p>
              </table:table-cell>
            </table:table-row>
            <table:table-row>
              <table:table-cell office:value-type="string">
                <text:p>2023-01-30 03:27:06</text:p>
              </table:table-cell>
              <table:table-cell office:value-type="float" office:value="93.791976">
                <text:p>93.791976</text:p>
              </table:table-cell>
            </table:table-row>
            <table:table-row>
              <table:table-cell office:value-type="string">
                <text:p>2023-01-30 03:44:39</text:p>
              </table:table-cell>
              <table:table-cell office:value-type="float" office:value="93.793728">
                <text:p>93.793728</text:p>
              </table:table-cell>
            </table:table-row>
            <table:table-row>
              <table:table-cell office:value-type="string">
                <text:p>2023-01-30 04:02:12</text:p>
              </table:table-cell>
              <table:table-cell office:value-type="float" office:value="93.682992">
                <text:p>93.682992</text:p>
              </table:table-cell>
            </table:table-row>
            <table:table-row>
              <table:table-cell office:value-type="string">
                <text:p>2023-01-30 04:19:47</text:p>
              </table:table-cell>
              <table:table-cell office:value-type="float" office:value="93.955624">
                <text:p>93.955624</text:p>
              </table:table-cell>
            </table:table-row>
            <table:table-row>
              <table:table-cell office:value-type="string">
                <text:p>2023-01-30 04:37:20</text:p>
              </table:table-cell>
              <table:table-cell office:value-type="float" office:value="93.653512">
                <text:p>93.653512</text:p>
              </table:table-cell>
            </table:table-row>
            <table:table-row>
              <table:table-cell office:value-type="string">
                <text:p>2023-01-30 04:54:53</text:p>
              </table:table-cell>
              <table:table-cell office:value-type="float" office:value="93.61836">
                <text:p>93.61836</text:p>
              </table:table-cell>
            </table:table-row>
            <table:table-row>
              <table:table-cell office:value-type="string">
                <text:p>2023-01-30 05:12:25</text:p>
              </table:table-cell>
              <table:table-cell office:value-type="float" office:value="93.554192">
                <text:p>93.554192</text:p>
              </table:table-cell>
            </table:table-row>
            <table:table-row>
              <table:table-cell office:value-type="string">
                <text:p>2023-01-30 05:30:07</text:p>
              </table:table-cell>
              <table:table-cell office:value-type="float" office:value="93.689816">
                <text:p>93.689816</text:p>
              </table:table-cell>
            </table:table-row>
            <table:table-row>
              <table:table-cell office:value-type="string">
                <text:p>2023-01-30 05:48:52</text:p>
              </table:table-cell>
              <table:table-cell office:value-type="float" office:value="93.645992">
                <text:p>93.645992</text:p>
              </table:table-cell>
            </table:table-row>
            <table:table-row>
              <table:table-cell office:value-type="string">
                <text:p>2023-01-30 06:06:24</text:p>
              </table:table-cell>
              <table:table-cell office:value-type="float" office:value="93.646992">
                <text:p>93.646992</text:p>
              </table:table-cell>
            </table:table-row>
            <table:table-row>
              <table:table-cell office:value-type="string">
                <text:p>2023-01-30 06:23:57</text:p>
              </table:table-cell>
              <table:table-cell office:value-type="float" office:value="93.693224">
                <text:p>93.693224</text:p>
              </table:table-cell>
            </table:table-row>
            <table:table-row>
              <table:table-cell office:value-type="string">
                <text:p>2023-01-30 06:41:32</text:p>
              </table:table-cell>
              <table:table-cell office:value-type="float" office:value="93.56224">
                <text:p>93.56224</text:p>
              </table:table-cell>
            </table:table-row>
            <table:table-row>
              <table:table-cell office:value-type="string">
                <text:p>2023-01-30 06:59:09</text:p>
              </table:table-cell>
              <table:table-cell office:value-type="float" office:value="93.536248">
                <text:p>93.536248</text:p>
              </table:table-cell>
            </table:table-row>
            <table:table-row>
              <table:table-cell office:value-type="string">
                <text:p>2023-01-30 07:16:46</text:p>
              </table:table-cell>
              <table:table-cell office:value-type="float" office:value="93.668416">
                <text:p>93.668416</text:p>
              </table:table-cell>
            </table:table-row>
            <table:table-row>
              <table:table-cell office:value-type="string">
                <text:p>2023-01-30 07:34:28</text:p>
              </table:table-cell>
              <table:table-cell office:value-type="float" office:value="93.528416">
                <text:p>93.528416</text:p>
              </table:table-cell>
            </table:table-row>
            <table:table-row>
              <table:table-cell office:value-type="string">
                <text:p>2023-01-30 07:52:50</text:p>
              </table:table-cell>
              <table:table-cell office:value-type="float" office:value="93.369944">
                <text:p>93.369944</text:p>
              </table:table-cell>
            </table:table-row>
            <table:table-row>
              <table:table-cell office:value-type="string">
                <text:p>2023-01-30 08:10:23</text:p>
              </table:table-cell>
              <table:table-cell office:value-type="float" office:value="91.507144">
                <text:p>91.507144</text:p>
              </table:table-cell>
            </table:table-row>
            <table:table-row>
              <table:table-cell office:value-type="string">
                <text:p>2023-01-30 08:27:56</text:p>
              </table:table-cell>
              <table:table-cell office:value-type="float" office:value="93.700544">
                <text:p>93.700544</text:p>
              </table:table-cell>
            </table:table-row>
            <table:table-row>
              <table:table-cell office:value-type="string">
                <text:p>2023-01-30 08:45:30</text:p>
              </table:table-cell>
              <table:table-cell office:value-type="float" office:value="93.525232">
                <text:p>93.525232</text:p>
              </table:table-cell>
            </table:table-row>
            <table:table-row>
              <table:table-cell office:value-type="string">
                <text:p>2023-01-30 09:03:50</text:p>
              </table:table-cell>
              <table:table-cell office:value-type="float" office:value="93.437488">
                <text:p>93.437488</text:p>
              </table:table-cell>
            </table:table-row>
            <table:table-row>
              <table:table-cell office:value-type="string">
                <text:p>2023-01-30 09:22:51</text:p>
              </table:table-cell>
              <table:table-cell office:value-type="float" office:value="93.75788">
                <text:p>93.75788</text:p>
              </table:table-cell>
            </table:table-row>
            <table:table-row>
              <table:table-cell office:value-type="string">
                <text:p>2023-01-30 09:41:58</text:p>
              </table:table-cell>
              <table:table-cell office:value-type="float" office:value="93.682024">
                <text:p>93.682024</text:p>
              </table:table-cell>
            </table:table-row>
            <table:table-row>
              <table:table-cell office:value-type="string">
                <text:p>2023-01-30 10:01:05</text:p>
              </table:table-cell>
              <table:table-cell office:value-type="float" office:value="93.549976">
                <text:p>93.549976</text:p>
              </table:table-cell>
            </table:table-row>
            <table:table-row>
              <table:table-cell office:value-type="string">
                <text:p>2023-01-30 10:20:06</text:p>
              </table:table-cell>
              <table:table-cell office:value-type="float" office:value="93.655704">
                <text:p>93.655704</text:p>
              </table:table-cell>
            </table:table-row>
            <table:table-row>
              <table:table-cell office:value-type="string">
                <text:p>2023-01-30 10:39:08</text:p>
              </table:table-cell>
              <table:table-cell office:value-type="float" office:value="93.368424">
                <text:p>93.368424</text:p>
              </table:table-cell>
            </table:table-row>
            <table:table-row>
              <table:table-cell office:value-type="string">
                <text:p>2023-01-30 10:58:09</text:p>
              </table:table-cell>
              <table:table-cell office:value-type="float" office:value="92.746664">
                <text:p>92.746664</text:p>
              </table:table-cell>
            </table:table-row>
            <table:table-row>
              <table:table-cell office:value-type="string">
                <text:p>2023-01-30 11:17:16</text:p>
              </table:table-cell>
              <table:table-cell office:value-type="float" office:value="93.341256">
                <text:p>93.341256</text:p>
              </table:table-cell>
            </table:table-row>
            <table:table-row>
              <table:table-cell office:value-type="string">
                <text:p>2023-01-30 11:36:22</text:p>
              </table:table-cell>
              <table:table-cell office:value-type="float" office:value="93.813944">
                <text:p>93.813944</text:p>
              </table:table-cell>
            </table:table-row>
            <table:table-row>
              <table:table-cell office:value-type="string">
                <text:p>2023-01-30 11:55:24</text:p>
              </table:table-cell>
              <table:table-cell office:value-type="float" office:value="93.249032">
                <text:p>93.249032</text:p>
              </table:table-cell>
            </table:table-row>
            <table:table-row>
              <table:table-cell office:value-type="string">
                <text:p>2023-01-30 12:14:25</text:p>
              </table:table-cell>
              <table:table-cell office:value-type="float" office:value="93.336584">
                <text:p>93.336584</text:p>
              </table:table-cell>
            </table:table-row>
            <table:table-row>
              <table:table-cell office:value-type="string">
                <text:p>2023-01-30 12:33:26</text:p>
              </table:table-cell>
              <table:table-cell office:value-type="float" office:value="93.615744">
                <text:p>93.615744</text:p>
              </table:table-cell>
            </table:table-row>
            <table:table-row>
              <table:table-cell office:value-type="string">
                <text:p>2023-01-30 12:52:27</text:p>
              </table:table-cell>
              <table:table-cell office:value-type="float" office:value="93.480096">
                <text:p>93.480096</text:p>
              </table:table-cell>
            </table:table-row>
            <table:table-row>
              <table:table-cell office:value-type="string">
                <text:p>2023-01-30 13:11:28</text:p>
              </table:table-cell>
              <table:table-cell office:value-type="float" office:value="93.516792">
                <text:p>93.516792</text:p>
              </table:table-cell>
            </table:table-row>
            <table:table-row>
              <table:table-cell office:value-type="string">
                <text:p>2023-01-30 13:15:38</text:p>
              </table:table-cell>
              <table:table-cell office:value-type="float" office:value="93.379768">
                <text:p>93.379768</text:p>
              </table:table-cell>
            </table:table-row>
            <table:table-row>
              <table:table-cell office:value-type="string">
                <text:p>2023-01-30 13:33:12</text:p>
              </table:table-cell>
              <table:table-cell office:value-type="float" office:value="92.09288">
                <text:p>92.09288</text:p>
              </table:table-cell>
            </table:table-row>
            <table:table-row>
              <table:table-cell office:value-type="string">
                <text:p>2023-01-30 13:50:53</text:p>
              </table:table-cell>
              <table:table-cell office:value-type="float" office:value="93.5448">
                <text:p>93.5448</text:p>
              </table:table-cell>
            </table:table-row>
            <table:table-row>
              <table:table-cell office:value-type="string">
                <text:p>2023-01-30 14:08:26</text:p>
              </table:table-cell>
              <table:table-cell office:value-type="float" office:value="93.292">
                <text:p>93.292</text:p>
              </table:table-cell>
            </table:table-row>
            <table:table-row>
              <table:table-cell office:value-type="string">
                <text:p>2023-01-30 14:26:04</text:p>
              </table:table-cell>
              <table:table-cell office:value-type="float" office:value="93.078">
                <text:p>93.078</text:p>
              </table:table-cell>
            </table:table-row>
            <table:table-row>
              <table:table-cell office:value-type="string">
                <text:p>2023-01-30 14:43:35</text:p>
              </table:table-cell>
              <table:table-cell office:value-type="float" office:value="93.55072">
                <text:p>93.55072</text:p>
              </table:table-cell>
            </table:table-row>
            <table:table-row>
              <table:table-cell office:value-type="string">
                <text:p>2023-01-30 15:01:50</text:p>
              </table:table-cell>
              <table:table-cell office:value-type="float" office:value="93.58792">
                <text:p>93.58792</text:p>
              </table:table-cell>
            </table:table-row>
            <table:table-row>
              <table:table-cell office:value-type="string">
                <text:p>2023-01-30 15:19:23</text:p>
              </table:table-cell>
              <table:table-cell office:value-type="float" office:value="93.694312">
                <text:p>93.694312</text:p>
              </table:table-cell>
            </table:table-row>
            <table:table-row>
              <table:table-cell office:value-type="string">
                <text:p>2023-01-30 15:37:00</text:p>
              </table:table-cell>
              <table:table-cell office:value-type="float" office:value="93.653888">
                <text:p>93.653888</text:p>
              </table:table-cell>
            </table:table-row>
            <table:table-row>
              <table:table-cell office:value-type="string">
                <text:p>2023-01-30 15:55:18</text:p>
              </table:table-cell>
              <table:table-cell office:value-type="float" office:value="93.383544">
                <text:p>93.383544</text:p>
              </table:table-cell>
            </table:table-row>
            <table:table-row>
              <table:table-cell office:value-type="string">
                <text:p>2023-01-30 16:12:56</text:p>
              </table:table-cell>
              <table:table-cell office:value-type="float" office:value="93.666008">
                <text:p>93.666008</text:p>
              </table:table-cell>
            </table:table-row>
            <table:table-row>
              <table:table-cell office:value-type="string">
                <text:p>2023-01-30 16:31:39</text:p>
              </table:table-cell>
              <table:table-cell office:value-type="float" office:value="93.68108">
                <text:p>93.68108</text:p>
              </table:table-cell>
            </table:table-row>
            <table:table-row>
              <table:table-cell office:value-type="string">
                <text:p>2023-01-30 16:49:13</text:p>
              </table:table-cell>
              <table:table-cell office:value-type="float" office:value="93.579192">
                <text:p>93.579192</text:p>
              </table:table-cell>
            </table:table-row>
            <table:table-row>
              <table:table-cell office:value-type="string">
                <text:p>2023-01-30 17:06:47</text:p>
              </table:table-cell>
              <table:table-cell office:value-type="float" office:value="93.444808">
                <text:p>93.444808</text:p>
              </table:table-cell>
            </table:table-row>
            <table:table-row>
              <table:table-cell office:value-type="string">
                <text:p>2023-01-30 17:24:20</text:p>
              </table:table-cell>
              <table:table-cell office:value-type="float" office:value="93.788088">
                <text:p>93.788088</text:p>
              </table:table-cell>
            </table:table-row>
            <table:table-row>
              <table:table-cell office:value-type="string">
                <text:p>2023-01-30 17:42:05</text:p>
              </table:table-cell>
              <table:table-cell office:value-type="float" office:value="93.692904">
                <text:p>93.692904</text:p>
              </table:table-cell>
            </table:table-row>
            <table:table-row>
              <table:table-cell office:value-type="string">
                <text:p>2023-01-30 18:00:32</text:p>
              </table:table-cell>
              <table:table-cell office:value-type="float" office:value="94.031664">
                <text:p>94.031664</text:p>
              </table:table-cell>
            </table:table-row>
            <table:table-row>
              <table:table-cell office:value-type="string">
                <text:p>2023-01-30 18:18:04</text:p>
              </table:table-cell>
              <table:table-cell office:value-type="float" office:value="93.54988">
                <text:p>93.54988</text:p>
              </table:table-cell>
            </table:table-row>
            <table:table-row>
              <table:table-cell office:value-type="string">
                <text:p>2023-01-30 18:35:42</text:p>
              </table:table-cell>
              <table:table-cell office:value-type="float" office:value="93.65332">
                <text:p>93.65332</text:p>
              </table:table-cell>
            </table:table-row>
            <table:table-row>
              <table:table-cell office:value-type="string">
                <text:p>2023-01-30 18:53:17</text:p>
              </table:table-cell>
              <table:table-cell office:value-type="float" office:value="91.389552">
                <text:p>91.389552</text:p>
              </table:table-cell>
            </table:table-row>
            <table:table-row>
              <table:table-cell office:value-type="string">
                <text:p>2023-01-30 19:10:54</text:p>
              </table:table-cell>
              <table:table-cell office:value-type="float" office:value="93.680992">
                <text:p>93.680992</text:p>
              </table:table-cell>
            </table:table-row>
            <table:table-row>
              <table:table-cell office:value-type="string">
                <text:p>2023-01-30 19:31:38</text:p>
              </table:table-cell>
              <table:table-cell office:value-type="float" office:value="93.59236">
                <text:p>93.59236</text:p>
              </table:table-cell>
            </table:table-row>
            <table:table-row>
              <table:table-cell office:value-type="string">
                <text:p>2023-01-30 19:41:46</text:p>
              </table:table-cell>
              <table:table-cell office:value-type="float" office:value="93.050544">
                <text:p>93.050544</text:p>
              </table:table-cell>
            </table:table-row>
            <table:table-row>
              <table:table-cell office:value-type="string">
                <text:p>2023-01-30 19:59:23</text:p>
              </table:table-cell>
              <table:table-cell office:value-type="float" office:value="93.482512">
                <text:p>93.482512</text:p>
              </table:table-cell>
            </table:table-row>
            <table:table-row>
              <table:table-cell office:value-type="string">
                <text:p>2023-01-30 20:17:03</text:p>
              </table:table-cell>
              <table:table-cell office:value-type="float" office:value="93.397672">
                <text:p>93.397672</text:p>
              </table:table-cell>
            </table:table-row>
            <table:table-row>
              <table:table-cell office:value-type="string">
                <text:p>2023-01-30 20:35:35</text:p>
              </table:table-cell>
              <table:table-cell office:value-type="float" office:value="93.76588">
                <text:p>93.76588</text:p>
              </table:table-cell>
            </table:table-row>
            <table:table-row>
              <table:table-cell office:value-type="string">
                <text:p>2023-01-30 20:53:20</text:p>
              </table:table-cell>
              <table:table-cell office:value-type="float" office:value="92.7194">
                <text:p>92.7194</text:p>
              </table:table-cell>
            </table:table-row>
            <table:table-row>
              <table:table-cell office:value-type="string">
                <text:p>2023-01-30 21:10:55</text:p>
              </table:table-cell>
              <table:table-cell office:value-type="float" office:value="93.467968">
                <text:p>93.467968</text:p>
              </table:table-cell>
            </table:table-row>
            <table:table-row>
              <table:table-cell office:value-type="string">
                <text:p>2023-01-30 21:28:33</text:p>
              </table:table-cell>
              <table:table-cell office:value-type="float" office:value="93.753344">
                <text:p>93.753344</text:p>
              </table:table-cell>
            </table:table-row>
            <table:table-row>
              <table:table-cell office:value-type="string">
                <text:p>2023-01-30 21:46:28</text:p>
              </table:table-cell>
              <table:table-cell office:value-type="float" office:value="93.658264">
                <text:p>93.658264</text:p>
              </table:table-cell>
            </table:table-row>
            <table:table-row>
              <table:table-cell office:value-type="string">
                <text:p>2023-01-30 22:04:10</text:p>
              </table:table-cell>
              <table:table-cell office:value-type="float" office:value="93.044608">
                <text:p>93.044608</text:p>
              </table:table-cell>
            </table:table-row>
            <table:table-row>
              <table:table-cell office:value-type="string">
                <text:p>2023-01-30 22:21:49</text:p>
              </table:table-cell>
              <table:table-cell office:value-type="float" office:value="93.48388">
                <text:p>93.48388</text:p>
              </table:table-cell>
            </table:table-row>
            <table:table-row>
              <table:table-cell office:value-type="string">
                <text:p>2023-01-30 22:39:28</text:p>
              </table:table-cell>
              <table:table-cell office:value-type="float" office:value="93.496608">
                <text:p>93.496608</text:p>
              </table:table-cell>
            </table:table-row>
            <table:table-row>
              <table:table-cell office:value-type="string">
                <text:p>2023-01-30 22:57:57</text:p>
              </table:table-cell>
              <table:table-cell office:value-type="float" office:value="93.549576">
                <text:p>93.549576</text:p>
              </table:table-cell>
            </table:table-row>
            <table:table-row>
              <table:table-cell office:value-type="string">
                <text:p>2023-01-30 23:15:33</text:p>
              </table:table-cell>
              <table:table-cell office:value-type="float" office:value="93.316272">
                <text:p>93.316272</text:p>
              </table:table-cell>
            </table:table-row>
            <table:table-row>
              <table:table-cell office:value-type="string">
                <text:p>2023-01-30 23:33:08</text:p>
              </table:table-cell>
              <table:table-cell office:value-type="float" office:value="93.514496">
                <text:p>93.514496</text:p>
              </table:table-cell>
            </table:table-row>
            <table:table-row>
              <table:table-cell office:value-type="string">
                <text:p>2023-01-30 23:50:44</text:p>
              </table:table-cell>
              <table:table-cell office:value-type="float" office:value="93.725616">
                <text:p>93.725616</text:p>
              </table:table-cell>
            </table:table-row>
            <table:table-row>
              <table:table-cell office:value-type="string">
                <text:p>2023-01-31 00:08:26</text:p>
              </table:table-cell>
              <table:table-cell office:value-type="float" office:value="93.51004">
                <text:p>93.51004</text:p>
              </table:table-cell>
            </table:table-row>
            <table:table-row>
              <table:table-cell office:value-type="string">
                <text:p>2023-01-31 00:27:00</text:p>
              </table:table-cell>
              <table:table-cell office:value-type="float" office:value="93.622984">
                <text:p>93.622984</text:p>
              </table:table-cell>
            </table:table-row>
            <table:table-row>
              <table:table-cell office:value-type="string">
                <text:p>2023-01-31 00:45:33</text:p>
              </table:table-cell>
              <table:table-cell office:value-type="float" office:value="93.734352">
                <text:p>93.734352</text:p>
              </table:table-cell>
            </table:table-row>
            <table:table-row>
              <table:table-cell office:value-type="string">
                <text:p>2023-01-31 01:04:02</text:p>
              </table:table-cell>
              <table:table-cell office:value-type="float" office:value="93.55588">
                <text:p>93.55588</text:p>
              </table:table-cell>
            </table:table-row>
            <table:table-row>
              <table:table-cell office:value-type="string">
                <text:p>2023-01-31 01:21:41</text:p>
              </table:table-cell>
              <table:table-cell office:value-type="float" office:value="93.17264">
                <text:p>93.17264</text:p>
              </table:table-cell>
            </table:table-row>
            <table:table-row>
              <table:table-cell office:value-type="string">
                <text:p>2023-01-31 01:39:15</text:p>
              </table:table-cell>
              <table:table-cell office:value-type="float" office:value="92.837208">
                <text:p>92.837208</text:p>
              </table:table-cell>
            </table:table-row>
            <table:table-row>
              <table:table-cell office:value-type="string">
                <text:p>2023-01-31 01:56:52</text:p>
              </table:table-cell>
              <table:table-cell office:value-type="float" office:value="93.562336">
                <text:p>93.562336</text:p>
              </table:table-cell>
            </table:table-row>
            <table:table-row>
              <table:table-cell office:value-type="string">
                <text:p>2023-01-31 02:14:36</text:p>
              </table:table-cell>
              <table:table-cell office:value-type="float" office:value="90.561656">
                <text:p>90.561656</text:p>
              </table:table-cell>
            </table:table-row>
            <table:table-row>
              <table:table-cell office:value-type="string">
                <text:p>2023-01-31 02:33:02</text:p>
              </table:table-cell>
              <table:table-cell office:value-type="float" office:value="89.356424">
                <text:p>89.356424</text:p>
              </table:table-cell>
            </table:table-row>
            <table:table-row>
              <table:table-cell office:value-type="string">
                <text:p>2023-01-31 02:50:43</text:p>
              </table:table-cell>
              <table:table-cell office:value-type="float" office:value="91.609888">
                <text:p>91.609888</text:p>
              </table:table-cell>
            </table:table-row>
            <table:table-row>
              <table:table-cell office:value-type="string">
                <text:p>2023-01-31 03:08:18</text:p>
              </table:table-cell>
              <table:table-cell office:value-type="float" office:value="93.518728">
                <text:p>93.518728</text:p>
              </table:table-cell>
            </table:table-row>
            <table:table-row>
              <table:table-cell office:value-type="string">
                <text:p>2023-01-31 03:25:57</text:p>
              </table:table-cell>
              <table:table-cell office:value-type="float" office:value="93.313096">
                <text:p>93.313096</text:p>
              </table:table-cell>
            </table:table-row>
            <table:table-row>
              <table:table-cell office:value-type="string">
                <text:p>2023-01-31 03:43:35</text:p>
              </table:table-cell>
              <table:table-cell office:value-type="float" office:value="93.475936">
                <text:p>93.475936</text:p>
              </table:table-cell>
            </table:table-row>
            <table:table-row>
              <table:table-cell office:value-type="string">
                <text:p>2023-01-31 04:01:11</text:p>
              </table:table-cell>
              <table:table-cell office:value-type="float" office:value="90.141392">
                <text:p>90.141392</text:p>
              </table:table-cell>
            </table:table-row>
            <table:table-row>
              <table:table-cell office:value-type="string">
                <text:p>2023-01-31 04:18:47</text:p>
              </table:table-cell>
              <table:table-cell office:value-type="float" office:value="93.531152">
                <text:p>93.531152</text:p>
              </table:table-cell>
            </table:table-row>
            <table:table-row>
              <table:table-cell office:value-type="string">
                <text:p>2023-01-31 04:36:22</text:p>
              </table:table-cell>
              <table:table-cell office:value-type="float" office:value="93.598192">
                <text:p>93.598192</text:p>
              </table:table-cell>
            </table:table-row>
            <table:table-row>
              <table:table-cell office:value-type="string">
                <text:p>2023-01-31 04:54:47</text:p>
              </table:table-cell>
              <table:table-cell office:value-type="float" office:value="93.25392">
                <text:p>93.25392</text:p>
              </table:table-cell>
            </table:table-row>
            <table:table-row>
              <table:table-cell office:value-type="string">
                <text:p>2023-01-31 05:13:11</text:p>
              </table:table-cell>
              <table:table-cell office:value-type="float" office:value="90.172896">
                <text:p>90.172896</text:p>
              </table:table-cell>
            </table:table-row>
            <table:table-row>
              <table:table-cell office:value-type="string">
                <text:p>2023-01-31 05:31:04</text:p>
              </table:table-cell>
              <table:table-cell office:value-type="float" office:value="93.478776">
                <text:p>93.478776</text:p>
              </table:table-cell>
            </table:table-row>
            <table:table-row>
              <table:table-cell office:value-type="string">
                <text:p>2023-01-31 05:48:49</text:p>
              </table:table-cell>
              <table:table-cell office:value-type="float" office:value="93.527152">
                <text:p>93.527152</text:p>
              </table:table-cell>
            </table:table-row>
            <table:table-row>
              <table:table-cell office:value-type="string">
                <text:p>2023-01-31 06:06:28</text:p>
              </table:table-cell>
              <table:table-cell office:value-type="float" office:value="93.5116">
                <text:p>93.5116</text:p>
              </table:table-cell>
            </table:table-row>
            <table:table-row>
              <table:table-cell office:value-type="string">
                <text:p>2023-01-31 06:24:52</text:p>
              </table:table-cell>
              <table:table-cell office:value-type="float" office:value="93.360144">
                <text:p>93.360144</text:p>
              </table:table-cell>
            </table:table-row>
            <table:table-row>
              <table:table-cell office:value-type="string">
                <text:p>2023-01-31 06:42:28</text:p>
              </table:table-cell>
              <table:table-cell office:value-type="float" office:value="93.535952">
                <text:p>93.535952</text:p>
              </table:table-cell>
            </table:table-row>
            <table:table-row>
              <table:table-cell office:value-type="string">
                <text:p>2023-01-31 07:00:04</text:p>
              </table:table-cell>
              <table:table-cell office:value-type="float" office:value="93.650504">
                <text:p>93.650504</text:p>
              </table:table-cell>
            </table:table-row>
            <table:table-row>
              <table:table-cell office:value-type="string">
                <text:p>2023-01-31 07:17:46</text:p>
              </table:table-cell>
              <table:table-cell office:value-type="float" office:value="93.664464">
                <text:p>93.664464</text:p>
              </table:table-cell>
            </table:table-row>
            <table:table-row>
              <table:table-cell office:value-type="string">
                <text:p>2023-01-31 07:35:25</text:p>
              </table:table-cell>
              <table:table-cell office:value-type="float" office:value="93.678592">
                <text:p>93.678592</text:p>
              </table:table-cell>
            </table:table-row>
            <table:table-row>
              <table:table-cell office:value-type="string">
                <text:p>2023-01-31 07:53:04</text:p>
              </table:table-cell>
              <table:table-cell office:value-type="float" office:value="93.860968">
                <text:p>93.860968</text:p>
              </table:table-cell>
            </table:table-row>
            <table:table-row>
              <table:table-cell office:value-type="string">
                <text:p>2023-01-31 08:10:45</text:p>
              </table:table-cell>
              <table:table-cell office:value-type="float" office:value="93.608504">
                <text:p>93.608504</text:p>
              </table:table-cell>
            </table:table-row>
            <table:table-row>
              <table:table-cell office:value-type="string">
                <text:p>2023-01-31 08:28:26</text:p>
              </table:table-cell>
              <table:table-cell office:value-type="float" office:value="93.560384">
                <text:p>93.560384</text:p>
              </table:table-cell>
            </table:table-row>
            <table:table-row>
              <table:table-cell office:value-type="string">
                <text:p>2023-01-31 08:46:06</text:p>
              </table:table-cell>
              <table:table-cell office:value-type="float" office:value="93.196768">
                <text:p>93.196768</text:p>
              </table:table-cell>
            </table:table-row>
            <table:table-row>
              <table:table-cell office:value-type="string">
                <text:p>2023-01-31 09:03:46</text:p>
              </table:table-cell>
              <table:table-cell office:value-type="float" office:value="93.572584">
                <text:p>93.572584</text:p>
              </table:table-cell>
            </table:table-row>
            <table:table-row>
              <table:table-cell office:value-type="string">
                <text:p>2023-01-31 09:21:29</text:p>
              </table:table-cell>
              <table:table-cell office:value-type="float" office:value="93.680008">
                <text:p>93.680008</text:p>
              </table:table-cell>
            </table:table-row>
            <table:table-row>
              <table:table-cell office:value-type="string">
                <text:p>2023-01-31 09:40:48</text:p>
              </table:table-cell>
              <table:table-cell office:value-type="float" office:value="93.522872">
                <text:p>93.522872</text:p>
              </table:table-cell>
            </table:table-row>
            <table:table-row>
              <table:table-cell office:value-type="string">
                <text:p>2023-01-31 09:59:03</text:p>
              </table:table-cell>
              <table:table-cell office:value-type="float" office:value="93.277856">
                <text:p>93.277856</text:p>
              </table:table-cell>
            </table:table-row>
            <table:table-row>
              <table:table-cell office:value-type="string">
                <text:p>2023-01-31 10:16:52</text:p>
              </table:table-cell>
              <table:table-cell office:value-type="float" office:value="91.263384">
                <text:p>91.263384</text:p>
              </table:table-cell>
            </table:table-row>
            <table:table-row>
              <table:table-cell office:value-type="string">
                <text:p>2023-01-31 10:34:27</text:p>
              </table:table-cell>
              <table:table-cell office:value-type="float" office:value="93.307016">
                <text:p>93.307016</text:p>
              </table:table-cell>
            </table:table-row>
            <table:table-row>
              <table:table-cell office:value-type="string">
                <text:p>2023-01-31 10:52:00</text:p>
              </table:table-cell>
              <table:table-cell office:value-type="float" office:value="93.2336">
                <text:p>93.2336</text:p>
              </table:table-cell>
            </table:table-row>
            <table:table-row>
              <table:table-cell office:value-type="string">
                <text:p>2023-01-31 11:09:36</text:p>
              </table:table-cell>
              <table:table-cell office:value-type="float" office:value="93.650296">
                <text:p>93.650296</text:p>
              </table:table-cell>
            </table:table-row>
            <table:table-row>
              <table:table-cell office:value-type="string">
                <text:p>2023-01-31 11:27:11</text:p>
              </table:table-cell>
              <table:table-cell office:value-type="float" office:value="93.571184">
                <text:p>93.571184</text:p>
              </table:table-cell>
            </table:table-row>
            <table:table-row>
              <table:table-cell office:value-type="string">
                <text:p>2023-01-31 11:44:49</text:p>
              </table:table-cell>
              <table:table-cell office:value-type="float" office:value="93.688136">
                <text:p>93.688136</text:p>
              </table:table-cell>
            </table:table-row>
            <table:table-row>
              <table:table-cell office:value-type="string">
                <text:p>2023-01-31 12:03:17</text:p>
              </table:table-cell>
              <table:table-cell office:value-type="float" office:value="93.511752">
                <text:p>93.511752</text:p>
              </table:table-cell>
            </table:table-row>
            <table:table-row>
              <table:table-cell office:value-type="string">
                <text:p>2023-01-31 12:20:57</text:p>
              </table:table-cell>
              <table:table-cell office:value-type="float" office:value="92.90644">
                <text:p>92.90644</text:p>
              </table:table-cell>
            </table:table-row>
            <table:table-row>
              <table:table-cell office:value-type="string">
                <text:p>2023-01-31 12:38:30</text:p>
              </table:table-cell>
              <table:table-cell office:value-type="float" office:value="93.438432">
                <text:p>93.438432</text:p>
              </table:table-cell>
            </table:table-row>
            <table:table-row>
              <table:table-cell office:value-type="string">
                <text:p>2023-01-31 12:56:09</text:p>
              </table:table-cell>
              <table:table-cell office:value-type="float" office:value="93.536408">
                <text:p>93.536408</text:p>
              </table:table-cell>
            </table:table-row>
            <table:table-row>
              <table:table-cell office:value-type="string">
                <text:p>2023-01-31 13:13:50</text:p>
              </table:table-cell>
              <table:table-cell office:value-type="float" office:value="93.918672">
                <text:p>93.918672</text:p>
              </table:table-cell>
            </table:table-row>
            <table:table-row>
              <table:table-cell office:value-type="string">
                <text:p>2023-01-31 13:31:24</text:p>
              </table:table-cell>
              <table:table-cell office:value-type="float" office:value="93.458888">
                <text:p>93.458888</text:p>
              </table:table-cell>
            </table:table-row>
            <table:table-row>
              <table:table-cell office:value-type="string">
                <text:p>2023-01-31 13:50:03</text:p>
              </table:table-cell>
              <table:table-cell office:value-type="float" office:value="93.67496">
                <text:p>93.67496</text:p>
              </table:table-cell>
            </table:table-row>
            <table:table-row>
              <table:table-cell office:value-type="string">
                <text:p>2023-01-31 14:07:46</text:p>
              </table:table-cell>
              <table:table-cell office:value-type="float" office:value="93.70028">
                <text:p>93.70028</text:p>
              </table:table-cell>
            </table:table-row>
            <table:table-row>
              <table:table-cell office:value-type="string">
                <text:p>2023-01-31 14:25:22</text:p>
              </table:table-cell>
              <table:table-cell office:value-type="float" office:value="93.532152">
                <text:p>93.532152</text:p>
              </table:table-cell>
            </table:table-row>
            <table:table-row>
              <table:table-cell office:value-type="string">
                <text:p>2023-01-31 14:43:05</text:p>
              </table:table-cell>
              <table:table-cell office:value-type="float" office:value="93.71624">
                <text:p>93.71624</text:p>
              </table:table-cell>
            </table:table-row>
            <table:table-row>
              <table:table-cell office:value-type="string">
                <text:p>2023-01-31 15:01:28</text:p>
              </table:table-cell>
              <table:table-cell office:value-type="float" office:value="87.802104">
                <text:p>87.802104</text:p>
              </table:table-cell>
            </table:table-row>
            <table:table-row>
              <table:table-cell office:value-type="string">
                <text:p>2023-01-31 15:19:17</text:p>
              </table:table-cell>
              <table:table-cell office:value-type="float" office:value="93.611576">
                <text:p>93.611576</text:p>
              </table:table-cell>
            </table:table-row>
            <table:table-row>
              <table:table-cell office:value-type="string">
                <text:p>2023-01-31 15:36:57</text:p>
              </table:table-cell>
              <table:table-cell office:value-type="float" office:value="92.664376">
                <text:p>92.664376</text:p>
              </table:table-cell>
            </table:table-row>
            <table:table-row>
              <table:table-cell office:value-type="string">
                <text:p>2023-01-31 15:54:32</text:p>
              </table:table-cell>
              <table:table-cell office:value-type="float" office:value="93.388952">
                <text:p>93.388952</text:p>
              </table:table-cell>
            </table:table-row>
            <table:table-row>
              <table:table-cell office:value-type="string">
                <text:p>2023-01-31 16:12:06</text:p>
              </table:table-cell>
              <table:table-cell office:value-type="float" office:value="93.778728">
                <text:p>93.778728</text:p>
              </table:table-cell>
            </table:table-row>
            <table:table-row>
              <table:table-cell office:value-type="string">
                <text:p>2023-01-31 16:30:00</text:p>
              </table:table-cell>
              <table:table-cell office:value-type="float" office:value="93.366272">
                <text:p>93.366272</text:p>
              </table:table-cell>
            </table:table-row>
            <table:table-row>
              <table:table-cell office:value-type="string">
                <text:p>2023-01-31 16:47:39</text:p>
              </table:table-cell>
              <table:table-cell office:value-type="float" office:value="93.60372">
                <text:p>93.60372</text:p>
              </table:table-cell>
            </table:table-row>
            <table:table-row>
              <table:table-cell office:value-type="string">
                <text:p>2023-01-31 17:05:13</text:p>
              </table:table-cell>
              <table:table-cell office:value-type="float" office:value="93.300984">
                <text:p>93.300984</text:p>
              </table:table-cell>
            </table:table-row>
            <table:table-row>
              <table:table-cell office:value-type="string">
                <text:p>2023-01-31 17:22:57</text:p>
              </table:table-cell>
              <table:table-cell office:value-type="float" office:value="93.6602">
                <text:p>93.6602</text:p>
              </table:table-cell>
            </table:table-row>
            <table:table-row>
              <table:table-cell office:value-type="string">
                <text:p>2023-01-31 17:41:13</text:p>
              </table:table-cell>
              <table:table-cell office:value-type="float" office:value="93.686008">
                <text:p>93.686008</text:p>
              </table:table-cell>
            </table:table-row>
            <table:table-row>
              <table:table-cell office:value-type="string">
                <text:p>2023-01-31 17:58:48</text:p>
              </table:table-cell>
              <table:table-cell office:value-type="float" office:value="93.289216">
                <text:p>93.289216</text:p>
              </table:table-cell>
            </table:table-row>
            <table:table-row>
              <table:table-cell office:value-type="string">
                <text:p>2023-01-31 18:16:23</text:p>
              </table:table-cell>
              <table:table-cell office:value-type="float" office:value="93.462816">
                <text:p>93.462816</text:p>
              </table:table-cell>
            </table:table-row>
            <table:table-row>
              <table:table-cell office:value-type="string">
                <text:p>2023-01-31 18:34:38</text:p>
              </table:table-cell>
              <table:table-cell office:value-type="float" office:value="93.540264">
                <text:p>93.540264</text:p>
              </table:table-cell>
            </table:table-row>
            <table:table-row>
              <table:table-cell office:value-type="string">
                <text:p>2023-01-31 18:52:14</text:p>
              </table:table-cell>
              <table:table-cell office:value-type="float" office:value="93.886032">
                <text:p>93.886032</text:p>
              </table:table-cell>
            </table:table-row>
            <table:table-row>
              <table:table-cell office:value-type="string">
                <text:p>2023-01-31 19:09:50</text:p>
              </table:table-cell>
              <table:table-cell office:value-type="float" office:value="93.622152">
                <text:p>93.622152</text:p>
              </table:table-cell>
            </table:table-row>
            <table:table-row>
              <table:table-cell office:value-type="string">
                <text:p>2023-01-31 19:27:27</text:p>
              </table:table-cell>
              <table:table-cell office:value-type="float" office:value="91.881864">
                <text:p>91.881864</text:p>
              </table:table-cell>
            </table:table-row>
            <table:table-row>
              <table:table-cell office:value-type="string">
                <text:p>2023-01-31 19:45:02</text:p>
              </table:table-cell>
              <table:table-cell office:value-type="float" office:value="93.610112">
                <text:p>93.610112</text:p>
              </table:table-cell>
            </table:table-row>
            <table:table-row>
              <table:table-cell office:value-type="string">
                <text:p>2023-01-31 20:02:41</text:p>
              </table:table-cell>
              <table:table-cell office:value-type="float" office:value="93.844112">
                <text:p>93.844112</text:p>
              </table:table-cell>
            </table:table-row>
            <table:table-row>
              <table:table-cell office:value-type="string">
                <text:p>2023-01-31 20:20:16</text:p>
              </table:table-cell>
              <table:table-cell office:value-type="float" office:value="92.529128">
                <text:p>92.529128</text:p>
              </table:table-cell>
            </table:table-row>
            <table:table-row>
              <table:table-cell office:value-type="string">
                <text:p>2023-01-31 20:37:52</text:p>
              </table:table-cell>
              <table:table-cell office:value-type="float" office:value="93.595224">
                <text:p>93.595224</text:p>
              </table:table-cell>
            </table:table-row>
            <table:table-row>
              <table:table-cell office:value-type="string">
                <text:p>2023-01-31 20:55:33</text:p>
              </table:table-cell>
              <table:table-cell office:value-type="float" office:value="92.94944">
                <text:p>92.94944</text:p>
              </table:table-cell>
            </table:table-row>
            <table:table-row>
              <table:table-cell office:value-type="string">
                <text:p>2023-01-31 21:13:14</text:p>
              </table:table-cell>
              <table:table-cell office:value-type="float" office:value="93.546464">
                <text:p>93.546464</text:p>
              </table:table-cell>
            </table:table-row>
            <table:table-row>
              <table:table-cell office:value-type="string">
                <text:p>2023-01-31 21:30:58</text:p>
              </table:table-cell>
              <table:table-cell office:value-type="float" office:value="93.651504">
                <text:p>93.651504</text:p>
              </table:table-cell>
            </table:table-row>
            <table:table-row>
              <table:table-cell office:value-type="string">
                <text:p>2023-01-31 21:48:4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string">
                <text:p>2023-01-31 22:06:15</text:p>
              </table:table-cell>
              <table:table-cell office:value-type="float" office:value="93.854032">
                <text:p>93.854032</text:p>
              </table:table-cell>
            </table:table-row>
            <table:table-row>
              <table:table-cell office:value-type="string">
                <text:p>2023-01-31 22:23:51</text:p>
              </table:table-cell>
              <table:table-cell office:value-type="float" office:value="93.766992">
                <text:p>93.766992</text:p>
              </table:table-cell>
            </table:table-row>
            <table:table-row>
              <table:table-cell office:value-type="string">
                <text:p>2023-01-31 22:41:35</text:p>
              </table:table-cell>
              <table:table-cell office:value-type="float" office:value="93.345368">
                <text:p>93.345368</text:p>
              </table:table-cell>
            </table:table-row>
            <table:table-row>
              <table:table-cell office:value-type="string">
                <text:p>2023-01-31 22:59:10</text:p>
              </table:table-cell>
              <table:table-cell office:value-type="float" office:value="93.540208">
                <text:p>93.540208</text:p>
              </table:table-cell>
            </table:table-row>
            <table:table-row>
              <table:table-cell office:value-type="string">
                <text:p>2023-01-31 23:16:47</text:p>
              </table:table-cell>
              <table:table-cell office:value-type="float" office:value="93.811504">
                <text:p>93.811504</text:p>
              </table:table-cell>
            </table:table-row>
            <table:table-row>
              <table:table-cell office:value-type="string">
                <text:p>2023-01-31 23:34:21</text:p>
              </table:table-cell>
              <table:table-cell office:value-type="float" office:value="93.693168">
                <text:p>93.693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807cm" xlink:href=".." xlink:type="simple" chart:class="chart:bar" chart:style-name="ch1">
        <chart:title svg:x="5.006cm" svg:y="0.332cm" chart:style-name="ch2">
          <text:p>Upload Speedtest (Notebook)</text:p>
        </chart:title>
        <chart:subtitle svg:x="6.527cm" svg:y="1.307cm" chart:style-name="ch3">
          <text:p>Servidor TOP37</text:p>
        </chart:subtitle>
        <chart:legend chart:legend-position="end" svg:x="14.24cm" svg:y="4.604cm" style:legend-expansion="high" chart:style-name="ch4"/>
        <chart:plot-area chart:style-name="ch5" table:cell-range-address="results_speedtest.A1:results_speedtest.A267 results_speedtest.F1:results_speedtest.F267" chart:data-source-has-labels="both" svg:x="1.331cm" svg:y="2.186cm" svg:width="12.589cm" svg:height="7.425cm">
          <chartooo:coordinate-region svg:x="2.885cm" svg:y="2.186cm" svg:width="10.14cm" svg:height="4.488cm"/>
          <chart:axis chart:dimension="x" chart:name="primary-x" chart:style-name="ch6" chartooo:axis-type="auto">
            <chartooo:date-scale/>
            <chart:categories table:cell-range-address="results_speedtest.A1:results_speedtest.A267"/>
          </chart:axis>
          <chart:axis chart:dimension="y" chart:name="primary-y" chart:style-name="ch7">
            <chart:title svg:x="0.451cm" svg:y="6.458cm" chart:style-name="ch8">
              <text:p>Mbits/s</text:p>
            </chart:title>
            <chart:grid chart:style-name="ch9" chart:class="major"/>
          </chart:axis>
          <chart:series chart:style-name="ch10" chart:values-cell-range-address="results_speedtest.F1:results_speedtest.F267" loext:label-string="upload" chart:class="chart:bar">
            <chart:data-point chart:repeated="2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load</text:p>
              </table:table-cell>
            </table:table-row>
          </table:table-header-rows>
          <table:table-rows>
            <table:table-row>
              <table:table-cell office:value-type="string">
                <text:p>2023-01-28 12:34:10</text:p>
                <draw:g>
                  <svg:desc>results_speedtest.A1:results_speedtest.A267</svg:desc>
                </draw:g>
              </table:table-cell>
              <table:table-cell office:value-type="float" office:value="93.477448">
                <text:p>93.477448</text:p>
                <draw:g>
                  <svg:desc>results_speedtest.F1:results_speedtest.F267</svg:desc>
                </draw:g>
              </table:table-cell>
            </table:table-row>
            <table:table-row>
              <table:table-cell office:value-type="string">
                <text:p>2023-01-28 12:52:38</text:p>
              </table:table-cell>
              <table:table-cell office:value-type="float" office:value="93.481824">
                <text:p>93.481824</text:p>
              </table:table-cell>
            </table:table-row>
            <table:table-row>
              <table:table-cell office:value-type="string">
                <text:p>2023-01-28 13:10:13</text:p>
              </table:table-cell>
              <table:table-cell office:value-type="float" office:value="93.496976">
                <text:p>93.496976</text:p>
              </table:table-cell>
            </table:table-row>
            <table:table-row>
              <table:table-cell office:value-type="string">
                <text:p>2023-01-28 13:27:50</text:p>
              </table:table-cell>
              <table:table-cell office:value-type="float" office:value="93.4376">
                <text:p>93.4376</text:p>
              </table:table-cell>
            </table:table-row>
            <table:table-row>
              <table:table-cell office:value-type="string">
                <text:p>2023-01-28 13:45:26</text:p>
              </table:table-cell>
              <table:table-cell office:value-type="float" office:value="93.235288">
                <text:p>93.235288</text:p>
              </table:table-cell>
            </table:table-row>
            <table:table-row>
              <table:table-cell office:value-type="string">
                <text:p>2023-01-28 14:03:03</text:p>
              </table:table-cell>
              <table:table-cell office:value-type="float" office:value="93.461512">
                <text:p>93.461512</text:p>
              </table:table-cell>
            </table:table-row>
            <table:table-row>
              <table:table-cell office:value-type="string">
                <text:p>2023-01-28 14:20:38</text:p>
              </table:table-cell>
              <table:table-cell office:value-type="float" office:value="93.47916">
                <text:p>93.47916</text:p>
              </table:table-cell>
            </table:table-row>
            <table:table-row>
              <table:table-cell office:value-type="string">
                <text:p>2023-01-28 14:38:49</text:p>
              </table:table-cell>
              <table:table-cell office:value-type="float" office:value="93.481456">
                <text:p>93.481456</text:p>
              </table:table-cell>
            </table:table-row>
            <table:table-row>
              <table:table-cell office:value-type="string">
                <text:p>2023-01-28 14:56:24</text:p>
              </table:table-cell>
              <table:table-cell office:value-type="float" office:value="93.48792">
                <text:p>93.48792</text:p>
              </table:table-cell>
            </table:table-row>
            <table:table-row>
              <table:table-cell office:value-type="string">
                <text:p>2023-01-28 15:14:26</text:p>
              </table:table-cell>
              <table:table-cell office:value-type="float" office:value="93.448216">
                <text:p>93.448216</text:p>
              </table:table-cell>
            </table:table-row>
            <table:table-row>
              <table:table-cell office:value-type="string">
                <text:p>2023-01-28 16:49:20</text:p>
              </table:table-cell>
              <table:table-cell office:value-type="float" office:value="93.399024">
                <text:p>93.399024</text:p>
              </table:table-cell>
            </table:table-row>
            <table:table-row>
              <table:table-cell office:value-type="string">
                <text:p>2023-01-28 17:06:54</text:p>
              </table:table-cell>
              <table:table-cell office:value-type="float" office:value="93.447592">
                <text:p>93.447592</text:p>
              </table:table-cell>
            </table:table-row>
            <table:table-row>
              <table:table-cell office:value-type="string">
                <text:p>2023-01-28 17:41:45</text:p>
              </table:table-cell>
              <table:table-cell office:value-type="float" office:value="93.432856">
                <text:p>93.432856</text:p>
              </table:table-cell>
            </table:table-row>
            <table:table-row>
              <table:table-cell office:value-type="string">
                <text:p>2023-01-28 17:59:22</text:p>
              </table:table-cell>
              <table:table-cell office:value-type="float" office:value="93.445656">
                <text:p>93.445656</text:p>
              </table:table-cell>
            </table:table-row>
            <table:table-row>
              <table:table-cell office:value-type="string">
                <text:p>2023-01-28 18:17:01</text:p>
              </table:table-cell>
              <table:table-cell office:value-type="float" office:value="93.348512">
                <text:p>93.348512</text:p>
              </table:table-cell>
            </table:table-row>
            <table:table-row>
              <table:table-cell office:value-type="string">
                <text:p>2023-01-28 18:34:40</text:p>
              </table:table-cell>
              <table:table-cell office:value-type="float" office:value="93.362384">
                <text:p>93.362384</text:p>
              </table:table-cell>
            </table:table-row>
            <table:table-row>
              <table:table-cell office:value-type="string">
                <text:p>2023-01-28 18:52:15</text:p>
              </table:table-cell>
              <table:table-cell office:value-type="float" office:value="93.458088">
                <text:p>93.458088</text:p>
              </table:table-cell>
            </table:table-row>
            <table:table-row>
              <table:table-cell office:value-type="string">
                <text:p>2023-01-28 19:09:50</text:p>
              </table:table-cell>
              <table:table-cell office:value-type="float" office:value="93.509464">
                <text:p>93.509464</text:p>
              </table:table-cell>
            </table:table-row>
            <table:table-row>
              <table:table-cell office:value-type="string">
                <text:p>2023-01-28 19:28:11</text:p>
              </table:table-cell>
              <table:table-cell office:value-type="float" office:value="93.483936">
                <text:p>93.483936</text:p>
              </table:table-cell>
            </table:table-row>
            <table:table-row>
              <table:table-cell office:value-type="string">
                <text:p>2023-01-28 19:45:50</text:p>
              </table:table-cell>
              <table:table-cell office:value-type="float" office:value="93.499704">
                <text:p>93.499704</text:p>
              </table:table-cell>
            </table:table-row>
            <table:table-row>
              <table:table-cell office:value-type="string">
                <text:p>2023-01-28 20:03:23</text:p>
              </table:table-cell>
              <table:table-cell office:value-type="float" office:value="93.45572">
                <text:p>93.45572</text:p>
              </table:table-cell>
            </table:table-row>
            <table:table-row>
              <table:table-cell office:value-type="string">
                <text:p>2023-01-28 20:20:58</text:p>
              </table:table-cell>
              <table:table-cell office:value-type="float" office:value="93.484072">
                <text:p>93.484072</text:p>
              </table:table-cell>
            </table:table-row>
            <table:table-row>
              <table:table-cell office:value-type="string">
                <text:p>2023-01-28 20:38:33</text:p>
              </table:table-cell>
              <table:table-cell office:value-type="float" office:value="93.501288">
                <text:p>93.501288</text:p>
              </table:table-cell>
            </table:table-row>
            <table:table-row>
              <table:table-cell office:value-type="string">
                <text:p>2023-01-28 20:56:09</text:p>
              </table:table-cell>
              <table:table-cell office:value-type="float" office:value="93.457544">
                <text:p>93.457544</text:p>
              </table:table-cell>
            </table:table-row>
            <table:table-row>
              <table:table-cell office:value-type="string">
                <text:p>2023-01-28 21:14:33</text:p>
              </table:table-cell>
              <table:table-cell office:value-type="float" office:value="93.466648">
                <text:p>93.466648</text:p>
              </table:table-cell>
            </table:table-row>
            <table:table-row>
              <table:table-cell office:value-type="string">
                <text:p>2023-01-28 21:32:08</text:p>
              </table:table-cell>
              <table:table-cell office:value-type="float" office:value="93.438536">
                <text:p>93.438536</text:p>
              </table:table-cell>
            </table:table-row>
            <table:table-row>
              <table:table-cell office:value-type="string">
                <text:p>2023-01-28 21:49:43</text:p>
              </table:table-cell>
              <table:table-cell office:value-type="float" office:value="93.46984">
                <text:p>93.46984</text:p>
              </table:table-cell>
            </table:table-row>
            <table:table-row>
              <table:table-cell office:value-type="string">
                <text:p>2023-01-28 22:07:22</text:p>
              </table:table-cell>
              <table:table-cell office:value-type="float" office:value="93.4606">
                <text:p>93.4606</text:p>
              </table:table-cell>
            </table:table-row>
            <table:table-row>
              <table:table-cell office:value-type="string">
                <text:p>2023-01-28 22:25:37</text:p>
              </table:table-cell>
              <table:table-cell office:value-type="float" office:value="93.508928">
                <text:p>93.508928</text:p>
              </table:table-cell>
            </table:table-row>
            <table:table-row>
              <table:table-cell office:value-type="string">
                <text:p>2023-01-28 22:43:11</text:p>
              </table:table-cell>
              <table:table-cell office:value-type="float" office:value="93.427608">
                <text:p>93.427608</text:p>
              </table:table-cell>
            </table:table-row>
            <table:table-row>
              <table:table-cell office:value-type="string">
                <text:p>2023-01-28 23:00:48</text:p>
              </table:table-cell>
              <table:table-cell office:value-type="float" office:value="93.501144">
                <text:p>93.501144</text:p>
              </table:table-cell>
            </table:table-row>
            <table:table-row>
              <table:table-cell office:value-type="string">
                <text:p>2023-01-28 23:18:26</text:p>
              </table:table-cell>
              <table:table-cell office:value-type="float" office:value="93.476936">
                <text:p>93.476936</text:p>
              </table:table-cell>
            </table:table-row>
            <table:table-row>
              <table:table-cell office:value-type="string">
                <text:p>2023-01-28 23:36:48</text:p>
              </table:table-cell>
              <table:table-cell office:value-type="float" office:value="93.477904">
                <text:p>93.477904</text:p>
              </table:table-cell>
            </table:table-row>
            <table:table-row>
              <table:table-cell office:value-type="string">
                <text:p>2023-01-28 23:54:22</text:p>
              </table:table-cell>
              <table:table-cell office:value-type="float" office:value="93.46208">
                <text:p>93.46208</text:p>
              </table:table-cell>
            </table:table-row>
            <table:table-row>
              <table:table-cell office:value-type="string">
                <text:p>2023-01-29 00:11:57</text:p>
              </table:table-cell>
              <table:table-cell office:value-type="float" office:value="93.469888">
                <text:p>93.469888</text:p>
              </table:table-cell>
            </table:table-row>
            <table:table-row>
              <table:table-cell office:value-type="string">
                <text:p>2023-01-29 00:29:33</text:p>
              </table:table-cell>
              <table:table-cell office:value-type="float" office:value="93.473104">
                <text:p>93.473104</text:p>
              </table:table-cell>
            </table:table-row>
            <table:table-row>
              <table:table-cell office:value-type="string">
                <text:p>2023-01-29 00:47:08</text:p>
              </table:table-cell>
              <table:table-cell office:value-type="float" office:value="93.477248">
                <text:p>93.477248</text:p>
              </table:table-cell>
            </table:table-row>
            <table:table-row>
              <table:table-cell office:value-type="string">
                <text:p>2023-01-29 01:04:44</text:p>
              </table:table-cell>
              <table:table-cell office:value-type="float" office:value="93.46528">
                <text:p>93.46528</text:p>
              </table:table-cell>
            </table:table-row>
            <table:table-row>
              <table:table-cell office:value-type="string">
                <text:p>2023-01-29 01:22:18</text:p>
              </table:table-cell>
              <table:table-cell office:value-type="float" office:value="93.496992">
                <text:p>93.496992</text:p>
              </table:table-cell>
            </table:table-row>
            <table:table-row>
              <table:table-cell office:value-type="string">
                <text:p>2023-01-29 01:39:56</text:p>
              </table:table-cell>
              <table:table-cell office:value-type="float" office:value="93.477848">
                <text:p>93.477848</text:p>
              </table:table-cell>
            </table:table-row>
            <table:table-row>
              <table:table-cell office:value-type="string">
                <text:p>2023-01-29 01:57:27</text:p>
              </table:table-cell>
              <table:table-cell office:value-type="float" office:value="93.434384">
                <text:p>93.434384</text:p>
              </table:table-cell>
            </table:table-row>
            <table:table-row>
              <table:table-cell office:value-type="string">
                <text:p>2023-01-29 02:15:19</text:p>
              </table:table-cell>
              <table:table-cell office:value-type="float" office:value="93.467808">
                <text:p>93.467808</text:p>
              </table:table-cell>
            </table:table-row>
            <table:table-row>
              <table:table-cell office:value-type="string">
                <text:p>2023-01-29 02:33:15</text:p>
              </table:table-cell>
              <table:table-cell office:value-type="float" office:value="93.49608">
                <text:p>93.49608</text:p>
              </table:table-cell>
            </table:table-row>
            <table:table-row>
              <table:table-cell office:value-type="string">
                <text:p>2023-01-29 02:50:54</text:p>
              </table:table-cell>
              <table:table-cell office:value-type="float" office:value="93.4964">
                <text:p>93.4964</text:p>
              </table:table-cell>
            </table:table-row>
            <table:table-row>
              <table:table-cell office:value-type="string">
                <text:p>2023-01-29 03:08:32</text:p>
              </table:table-cell>
              <table:table-cell office:value-type="float" office:value="93.464776">
                <text:p>93.464776</text:p>
              </table:table-cell>
            </table:table-row>
            <table:table-row>
              <table:table-cell office:value-type="string">
                <text:p>2023-01-29 03:26:07</text:p>
              </table:table-cell>
              <table:table-cell office:value-type="float" office:value="93.47888">
                <text:p>93.47888</text:p>
              </table:table-cell>
            </table:table-row>
            <table:table-row>
              <table:table-cell office:value-type="string">
                <text:p>2023-01-29 03:43:42</text:p>
              </table:table-cell>
              <table:table-cell office:value-type="float" office:value="93.484504">
                <text:p>93.484504</text:p>
              </table:table-cell>
            </table:table-row>
            <table:table-row>
              <table:table-cell office:value-type="string">
                <text:p>2023-01-29 04:01:17</text:p>
              </table:table-cell>
              <table:table-cell office:value-type="float" office:value="93.488384">
                <text:p>93.488384</text:p>
              </table:table-cell>
            </table:table-row>
            <table:table-row>
              <table:table-cell office:value-type="string">
                <text:p>2023-01-29 04:18:57</text:p>
              </table:table-cell>
              <table:table-cell office:value-type="float" office:value="93.470968">
                <text:p>93.470968</text:p>
              </table:table-cell>
            </table:table-row>
            <table:table-row>
              <table:table-cell office:value-type="string">
                <text:p>2023-01-29 04:36:50</text:p>
              </table:table-cell>
              <table:table-cell office:value-type="float" office:value="93.485256">
                <text:p>93.485256</text:p>
              </table:table-cell>
            </table:table-row>
            <table:table-row>
              <table:table-cell office:value-type="string">
                <text:p>2023-01-29 04:54:31</text:p>
              </table:table-cell>
              <table:table-cell office:value-type="float" office:value="93.499232">
                <text:p>93.499232</text:p>
              </table:table-cell>
            </table:table-row>
            <table:table-row>
              <table:table-cell office:value-type="string">
                <text:p>2023-01-29 05:12:06</text:p>
              </table:table-cell>
              <table:table-cell office:value-type="float" office:value="93.458656">
                <text:p>93.458656</text:p>
              </table:table-cell>
            </table:table-row>
            <table:table-row>
              <table:table-cell office:value-type="string">
                <text:p>2023-01-29 05:29:48</text:p>
              </table:table-cell>
              <table:table-cell office:value-type="float" office:value="93.488552">
                <text:p>93.488552</text:p>
              </table:table-cell>
            </table:table-row>
            <table:table-row>
              <table:table-cell office:value-type="string">
                <text:p>2023-01-29 05:47:20</text:p>
              </table:table-cell>
              <table:table-cell office:value-type="float" office:value="93.491368">
                <text:p>93.491368</text:p>
              </table:table-cell>
            </table:table-row>
            <table:table-row>
              <table:table-cell office:value-type="string">
                <text:p>2023-01-29 06:04:55</text:p>
              </table:table-cell>
              <table:table-cell office:value-type="float" office:value="93.50932">
                <text:p>93.50932</text:p>
              </table:table-cell>
            </table:table-row>
            <table:table-row>
              <table:table-cell office:value-type="string">
                <text:p>2023-01-29 06:22:35</text:p>
              </table:table-cell>
              <table:table-cell office:value-type="float" office:value="93.465576">
                <text:p>93.465576</text:p>
              </table:table-cell>
            </table:table-row>
            <table:table-row>
              <table:table-cell office:value-type="string">
                <text:p>2023-01-29 06:40:59</text:p>
              </table:table-cell>
              <table:table-cell office:value-type="float" office:value="93.50976">
                <text:p>93.50976</text:p>
              </table:table-cell>
            </table:table-row>
            <table:table-row>
              <table:table-cell office:value-type="string">
                <text:p>2023-01-29 06:58:34</text:p>
              </table:table-cell>
              <table:table-cell office:value-type="float" office:value="93.475712">
                <text:p>93.475712</text:p>
              </table:table-cell>
            </table:table-row>
            <table:table-row>
              <table:table-cell office:value-type="string">
                <text:p>2023-01-29 07:16:09</text:p>
              </table:table-cell>
              <table:table-cell office:value-type="float" office:value="93.462808">
                <text:p>93.462808</text:p>
              </table:table-cell>
            </table:table-row>
            <table:table-row>
              <table:table-cell office:value-type="string">
                <text:p>2023-01-29 07:33:40</text:p>
              </table:table-cell>
              <table:table-cell office:value-type="float" office:value="93.470856">
                <text:p>93.470856</text:p>
              </table:table-cell>
            </table:table-row>
            <table:table-row>
              <table:table-cell office:value-type="string">
                <text:p>2023-01-29 07:51:16</text:p>
              </table:table-cell>
              <table:table-cell office:value-type="float" office:value="92.772816">
                <text:p>92.772816</text:p>
              </table:table-cell>
            </table:table-row>
            <table:table-row>
              <table:table-cell office:value-type="string">
                <text:p>2023-01-29 08:08:51</text:p>
              </table:table-cell>
              <table:table-cell office:value-type="float" office:value="93.491672">
                <text:p>93.491672</text:p>
              </table:table-cell>
            </table:table-row>
            <table:table-row>
              <table:table-cell office:value-type="string">
                <text:p>2023-01-29 08:26:28</text:p>
              </table:table-cell>
              <table:table-cell office:value-type="float" office:value="93.388424">
                <text:p>93.388424</text:p>
              </table:table-cell>
            </table:table-row>
            <table:table-row>
              <table:table-cell office:value-type="string">
                <text:p>2023-01-29 08:44:04</text:p>
              </table:table-cell>
              <table:table-cell office:value-type="float" office:value="93.474728">
                <text:p>93.474728</text:p>
              </table:table-cell>
            </table:table-row>
            <table:table-row>
              <table:table-cell office:value-type="string">
                <text:p>2023-01-29 09:01:58</text:p>
              </table:table-cell>
              <table:table-cell office:value-type="float" office:value="93.514216">
                <text:p>93.514216</text:p>
              </table:table-cell>
            </table:table-row>
            <table:table-row>
              <table:table-cell office:value-type="string">
                <text:p>2023-01-29 10:15:17</text:p>
              </table:table-cell>
              <table:table-cell office:value-type="float" office:value="93.46656">
                <text:p>93.46656</text:p>
              </table:table-cell>
            </table:table-row>
            <table:table-row>
              <table:table-cell office:value-type="string">
                <text:p>2023-01-29 10:32:52</text:p>
              </table:table-cell>
              <table:table-cell office:value-type="float" office:value="93.475128">
                <text:p>93.475128</text:p>
              </table:table-cell>
            </table:table-row>
            <table:table-row>
              <table:table-cell office:value-type="string">
                <text:p>2023-01-29 10:50:27</text:p>
              </table:table-cell>
              <table:table-cell office:value-type="float" office:value="93.484592">
                <text:p>93.484592</text:p>
              </table:table-cell>
            </table:table-row>
            <table:table-row>
              <table:table-cell office:value-type="string">
                <text:p>2023-01-29 11:08:01</text:p>
              </table:table-cell>
              <table:table-cell office:value-type="float" office:value="93.502752">
                <text:p>93.502752</text:p>
              </table:table-cell>
            </table:table-row>
            <table:table-row>
              <table:table-cell office:value-type="string">
                <text:p>2023-01-29 11:25:43</text:p>
              </table:table-cell>
              <table:table-cell office:value-type="float" office:value="93.478576">
                <text:p>93.478576</text:p>
              </table:table-cell>
            </table:table-row>
            <table:table-row>
              <table:table-cell office:value-type="string">
                <text:p>2023-01-29 11:43:33</text:p>
              </table:table-cell>
              <table:table-cell office:value-type="float" office:value="93.466088">
                <text:p>93.466088</text:p>
              </table:table-cell>
            </table:table-row>
            <table:table-row>
              <table:table-cell office:value-type="string">
                <text:p>2023-01-29 12:02:43</text:p>
              </table:table-cell>
              <table:table-cell office:value-type="float" office:value="93.446888">
                <text:p>93.446888</text:p>
              </table:table-cell>
            </table:table-row>
            <table:table-row>
              <table:table-cell office:value-type="string">
                <text:p>2023-01-29 12:20:55</text:p>
              </table:table-cell>
              <table:table-cell office:value-type="float" office:value="93.479816">
                <text:p>93.479816</text:p>
              </table:table-cell>
            </table:table-row>
            <table:table-row>
              <table:table-cell office:value-type="string">
                <text:p>2023-01-29 12:38:33</text:p>
              </table:table-cell>
              <table:table-cell office:value-type="float" office:value="93.491528">
                <text:p>93.491528</text:p>
              </table:table-cell>
            </table:table-row>
            <table:table-row>
              <table:table-cell office:value-type="string">
                <text:p>2023-01-29 12:56:06</text:p>
              </table:table-cell>
              <table:table-cell office:value-type="float" office:value="93.49044">
                <text:p>93.49044</text:p>
              </table:table-cell>
            </table:table-row>
            <table:table-row>
              <table:table-cell office:value-type="string">
                <text:p>2023-01-29 13:14:12</text:p>
              </table:table-cell>
              <table:table-cell office:value-type="float" office:value="93.494944">
                <text:p>93.494944</text:p>
              </table:table-cell>
            </table:table-row>
            <table:table-row>
              <table:table-cell office:value-type="string">
                <text:p>2023-01-29 13:30:34</text:p>
              </table:table-cell>
              <table:table-cell office:value-type="float" office:value="93.495712">
                <text:p>93.495712</text:p>
              </table:table-cell>
            </table:table-row>
            <table:table-row>
              <table:table-cell office:value-type="string">
                <text:p>2023-01-29 13:49:28</text:p>
              </table:table-cell>
              <table:table-cell office:value-type="float" office:value="93.495192">
                <text:p>93.495192</text:p>
              </table:table-cell>
            </table:table-row>
            <table:table-row>
              <table:table-cell office:value-type="string">
                <text:p>2023-01-29 14:08:35</text:p>
              </table:table-cell>
              <table:table-cell office:value-type="float" office:value="93.481992">
                <text:p>93.481992</text:p>
              </table:table-cell>
            </table:table-row>
            <table:table-row>
              <table:table-cell office:value-type="string">
                <text:p>2023-01-29 14:27:42</text:p>
              </table:table-cell>
              <table:table-cell office:value-type="float" office:value="93.350256">
                <text:p>93.350256</text:p>
              </table:table-cell>
            </table:table-row>
            <table:table-row>
              <table:table-cell office:value-type="string">
                <text:p>2023-01-29 14:46:50</text:p>
              </table:table-cell>
              <table:table-cell office:value-type="float" office:value="93.46904">
                <text:p>93.46904</text:p>
              </table:table-cell>
            </table:table-row>
            <table:table-row>
              <table:table-cell office:value-type="string">
                <text:p>2023-01-29 16:45:59</text:p>
              </table:table-cell>
              <table:table-cell office:value-type="float" office:value="93.480584">
                <text:p>93.480584</text:p>
              </table:table-cell>
            </table:table-row>
            <table:table-row>
              <table:table-cell office:value-type="string">
                <text:p>2023-01-29 17:04:25</text:p>
              </table:table-cell>
              <table:table-cell office:value-type="float" office:value="93.483032">
                <text:p>93.483032</text:p>
              </table:table-cell>
            </table:table-row>
            <table:table-row>
              <table:table-cell office:value-type="string">
                <text:p>2023-01-29 17:21:58</text:p>
              </table:table-cell>
              <table:table-cell office:value-type="float" office:value="93.492464">
                <text:p>93.492464</text:p>
              </table:table-cell>
            </table:table-row>
            <table:table-row>
              <table:table-cell office:value-type="string">
                <text:p>2023-01-29 17:39:31</text:p>
              </table:table-cell>
              <table:table-cell office:value-type="float" office:value="93.507664">
                <text:p>93.507664</text:p>
              </table:table-cell>
            </table:table-row>
            <table:table-row>
              <table:table-cell office:value-type="string">
                <text:p>2023-01-29 17:57:05</text:p>
              </table:table-cell>
              <table:table-cell office:value-type="float" office:value="93.487184">
                <text:p>93.487184</text:p>
              </table:table-cell>
            </table:table-row>
            <table:table-row>
              <table:table-cell office:value-type="string">
                <text:p>2023-01-29 18:14:37</text:p>
              </table:table-cell>
              <table:table-cell office:value-type="float" office:value="93.475464">
                <text:p>93.475464</text:p>
              </table:table-cell>
            </table:table-row>
            <table:table-row>
              <table:table-cell office:value-type="string">
                <text:p>2023-01-29 18:32:09</text:p>
              </table:table-cell>
              <table:table-cell office:value-type="float" office:value="93.468448">
                <text:p>93.468448</text:p>
              </table:table-cell>
            </table:table-row>
            <table:table-row>
              <table:table-cell office:value-type="string">
                <text:p>2023-01-29 18:49:50</text:p>
              </table:table-cell>
              <table:table-cell office:value-type="float" office:value="93.46956">
                <text:p>93.46956</text:p>
              </table:table-cell>
            </table:table-row>
            <table:table-row>
              <table:table-cell office:value-type="string">
                <text:p>2023-01-29 19:07:22</text:p>
              </table:table-cell>
              <table:table-cell office:value-type="float" office:value="93.47812">
                <text:p>93.47812</text:p>
              </table:table-cell>
            </table:table-row>
            <table:table-row>
              <table:table-cell office:value-type="string">
                <text:p>2023-01-29 19:25:04</text:p>
              </table:table-cell>
              <table:table-cell office:value-type="float" office:value="93.482744">
                <text:p>93.482744</text:p>
              </table:table-cell>
            </table:table-row>
            <table:table-row>
              <table:table-cell office:value-type="string">
                <text:p>2023-01-29 19:42:48</text:p>
              </table:table-cell>
              <table:table-cell office:value-type="float" office:value="93.48708">
                <text:p>93.48708</text:p>
              </table:table-cell>
            </table:table-row>
            <table:table-row>
              <table:table-cell office:value-type="string">
                <text:p>2023-01-29 20:00:24</text:p>
              </table:table-cell>
              <table:table-cell office:value-type="float" office:value="93.473984">
                <text:p>93.473984</text:p>
              </table:table-cell>
            </table:table-row>
            <table:table-row>
              <table:table-cell office:value-type="string">
                <text:p>2023-01-29 20:17:56</text:p>
              </table:table-cell>
              <table:table-cell office:value-type="float" office:value="93.496504">
                <text:p>93.496504</text:p>
              </table:table-cell>
            </table:table-row>
            <table:table-row>
              <table:table-cell office:value-type="string">
                <text:p>2023-01-29 20:35:30</text:p>
              </table:table-cell>
              <table:table-cell office:value-type="float" office:value="93.457616">
                <text:p>93.457616</text:p>
              </table:table-cell>
            </table:table-row>
            <table:table-row>
              <table:table-cell office:value-type="string">
                <text:p>2023-01-29 20:53:08</text:p>
              </table:table-cell>
              <table:table-cell office:value-type="float" office:value="92.87304">
                <text:p>92.87304</text:p>
              </table:table-cell>
            </table:table-row>
            <table:table-row>
              <table:table-cell office:value-type="string">
                <text:p>2023-01-29 21:10:52</text:p>
              </table:table-cell>
              <table:table-cell office:value-type="float" office:value="93.36568">
                <text:p>93.36568</text:p>
              </table:table-cell>
            </table:table-row>
            <table:table-row>
              <table:table-cell office:value-type="string">
                <text:p>2023-01-29 21:29:10</text:p>
              </table:table-cell>
              <table:table-cell office:value-type="float" office:value="93.447576">
                <text:p>93.447576</text:p>
              </table:table-cell>
            </table:table-row>
            <table:table-row>
              <table:table-cell office:value-type="string">
                <text:p>2023-01-29 21:46:50</text:p>
              </table:table-cell>
              <table:table-cell office:value-type="float" office:value="93.480432">
                <text:p>93.480432</text:p>
              </table:table-cell>
            </table:table-row>
            <table:table-row>
              <table:table-cell office:value-type="string">
                <text:p>2023-01-29 22:04:22</text:p>
              </table:table-cell>
              <table:table-cell office:value-type="float" office:value="93.48052">
                <text:p>93.48052</text:p>
              </table:table-cell>
            </table:table-row>
            <table:table-row>
              <table:table-cell office:value-type="string">
                <text:p>2023-01-29 22:22:06</text:p>
              </table:table-cell>
              <table:table-cell office:value-type="float" office:value="93.485272">
                <text:p>93.485272</text:p>
              </table:table-cell>
            </table:table-row>
            <table:table-row>
              <table:table-cell office:value-type="string">
                <text:p>2023-01-29 22:45:04</text:p>
              </table:table-cell>
              <table:table-cell office:value-type="float" office:value="93.505464">
                <text:p>93.505464</text:p>
              </table:table-cell>
            </table:table-row>
            <table:table-row>
              <table:table-cell office:value-type="string">
                <text:p>2023-01-29 23:02:37</text:p>
              </table:table-cell>
              <table:table-cell office:value-type="float" office:value="93.367344">
                <text:p>93.367344</text:p>
              </table:table-cell>
            </table:table-row>
            <table:table-row>
              <table:table-cell office:value-type="string">
                <text:p>2023-01-29 23:20:08</text:p>
              </table:table-cell>
              <table:table-cell office:value-type="float" office:value="93.466104">
                <text:p>93.466104</text:p>
              </table:table-cell>
            </table:table-row>
            <table:table-row>
              <table:table-cell office:value-type="string">
                <text:p>2023-01-29 23:37:49</text:p>
              </table:table-cell>
              <table:table-cell office:value-type="float" office:value="93.47796">
                <text:p>93.47796</text:p>
              </table:table-cell>
            </table:table-row>
            <table:table-row>
              <table:table-cell office:value-type="string">
                <text:p>2023-01-29 23:55:21</text:p>
              </table:table-cell>
              <table:table-cell office:value-type="float" office:value="93.502816">
                <text:p>93.502816</text:p>
              </table:table-cell>
            </table:table-row>
            <table:table-row>
              <table:table-cell office:value-type="string">
                <text:p>2023-01-30 00:12:57</text:p>
              </table:table-cell>
              <table:table-cell office:value-type="float" office:value="93.485104">
                <text:p>93.485104</text:p>
              </table:table-cell>
            </table:table-row>
            <table:table-row>
              <table:table-cell office:value-type="string">
                <text:p>2023-01-30 00:31:23</text:p>
              </table:table-cell>
              <table:table-cell office:value-type="float" office:value="93.49884">
                <text:p>93.49884</text:p>
              </table:table-cell>
            </table:table-row>
            <table:table-row>
              <table:table-cell office:value-type="string">
                <text:p>2023-01-30 00:49:00</text:p>
              </table:table-cell>
              <table:table-cell office:value-type="float" office:value="93.4128">
                <text:p>93.4128</text:p>
              </table:table-cell>
            </table:table-row>
            <table:table-row>
              <table:table-cell office:value-type="string">
                <text:p>2023-01-30 01:06:34</text:p>
              </table:table-cell>
              <table:table-cell office:value-type="float" office:value="93.51452">
                <text:p>93.51452</text:p>
              </table:table-cell>
            </table:table-row>
            <table:table-row>
              <table:table-cell office:value-type="string">
                <text:p>2023-01-30 01:24:07</text:p>
              </table:table-cell>
              <table:table-cell office:value-type="float" office:value="93.495544">
                <text:p>93.495544</text:p>
              </table:table-cell>
            </table:table-row>
            <table:table-row>
              <table:table-cell office:value-type="string">
                <text:p>2023-01-30 01:41:48</text:p>
              </table:table-cell>
              <table:table-cell office:value-type="float" office:value="93.490328">
                <text:p>93.490328</text:p>
              </table:table-cell>
            </table:table-row>
            <table:table-row>
              <table:table-cell office:value-type="string">
                <text:p>2023-01-30 01:59:21</text:p>
              </table:table-cell>
              <table:table-cell office:value-type="float" office:value="93.501288">
                <text:p>93.501288</text:p>
              </table:table-cell>
            </table:table-row>
            <table:table-row>
              <table:table-cell office:value-type="string">
                <text:p>2023-01-30 02:16:55</text:p>
              </table:table-cell>
              <table:table-cell office:value-type="float" office:value="93.41304">
                <text:p>93.41304</text:p>
              </table:table-cell>
            </table:table-row>
            <table:table-row>
              <table:table-cell office:value-type="string">
                <text:p>2023-01-30 02:34:28</text:p>
              </table:table-cell>
              <table:table-cell office:value-type="float" office:value="93.469488">
                <text:p>93.469488</text:p>
              </table:table-cell>
            </table:table-row>
            <table:table-row>
              <table:table-cell office:value-type="string">
                <text:p>2023-01-30 02:52:01</text:p>
              </table:table-cell>
              <table:table-cell office:value-type="float" office:value="93.460376">
                <text:p>93.460376</text:p>
              </table:table-cell>
            </table:table-row>
            <table:table-row>
              <table:table-cell office:value-type="string">
                <text:p>2023-01-30 03:09:33</text:p>
              </table:table-cell>
              <table:table-cell office:value-type="float" office:value="93.483192">
                <text:p>93.483192</text:p>
              </table:table-cell>
            </table:table-row>
            <table:table-row>
              <table:table-cell office:value-type="string">
                <text:p>2023-01-30 03:27:06</text:p>
              </table:table-cell>
              <table:table-cell office:value-type="float" office:value="93.472216">
                <text:p>93.472216</text:p>
              </table:table-cell>
            </table:table-row>
            <table:table-row>
              <table:table-cell office:value-type="string">
                <text:p>2023-01-30 03:44:39</text:p>
              </table:table-cell>
              <table:table-cell office:value-type="float" office:value="93.501784">
                <text:p>93.501784</text:p>
              </table:table-cell>
            </table:table-row>
            <table:table-row>
              <table:table-cell office:value-type="string">
                <text:p>2023-01-30 04:02:12</text:p>
              </table:table-cell>
              <table:table-cell office:value-type="float" office:value="93.45948">
                <text:p>93.45948</text:p>
              </table:table-cell>
            </table:table-row>
            <table:table-row>
              <table:table-cell office:value-type="string">
                <text:p>2023-01-30 04:19:47</text:p>
              </table:table-cell>
              <table:table-cell office:value-type="float" office:value="93.486416">
                <text:p>93.486416</text:p>
              </table:table-cell>
            </table:table-row>
            <table:table-row>
              <table:table-cell office:value-type="string">
                <text:p>2023-01-30 04:37:20</text:p>
              </table:table-cell>
              <table:table-cell office:value-type="float" office:value="93.482872">
                <text:p>93.482872</text:p>
              </table:table-cell>
            </table:table-row>
            <table:table-row>
              <table:table-cell office:value-type="string">
                <text:p>2023-01-30 04:54:53</text:p>
              </table:table-cell>
              <table:table-cell office:value-type="float" office:value="93.474128">
                <text:p>93.474128</text:p>
              </table:table-cell>
            </table:table-row>
            <table:table-row>
              <table:table-cell office:value-type="string">
                <text:p>2023-01-30 05:12:25</text:p>
              </table:table-cell>
              <table:table-cell office:value-type="float" office:value="93.497896">
                <text:p>93.497896</text:p>
              </table:table-cell>
            </table:table-row>
            <table:table-row>
              <table:table-cell office:value-type="string">
                <text:p>2023-01-30 05:30:07</text:p>
              </table:table-cell>
              <table:table-cell office:value-type="float" office:value="93.443872">
                <text:p>93.443872</text:p>
              </table:table-cell>
            </table:table-row>
            <table:table-row>
              <table:table-cell office:value-type="string">
                <text:p>2023-01-30 05:48:52</text:p>
              </table:table-cell>
              <table:table-cell office:value-type="float" office:value="93.450184">
                <text:p>93.450184</text:p>
              </table:table-cell>
            </table:table-row>
            <table:table-row>
              <table:table-cell office:value-type="string">
                <text:p>2023-01-30 06:06:24</text:p>
              </table:table-cell>
              <table:table-cell office:value-type="float" office:value="93.496376">
                <text:p>93.496376</text:p>
              </table:table-cell>
            </table:table-row>
            <table:table-row>
              <table:table-cell office:value-type="string">
                <text:p>2023-01-30 06:23:57</text:p>
              </table:table-cell>
              <table:table-cell office:value-type="float" office:value="93.509592">
                <text:p>93.509592</text:p>
              </table:table-cell>
            </table:table-row>
            <table:table-row>
              <table:table-cell office:value-type="string">
                <text:p>2023-01-30 06:41:32</text:p>
              </table:table-cell>
              <table:table-cell office:value-type="float" office:value="93.496248">
                <text:p>93.496248</text:p>
              </table:table-cell>
            </table:table-row>
            <table:table-row>
              <table:table-cell office:value-type="string">
                <text:p>2023-01-30 06:59:09</text:p>
              </table:table-cell>
              <table:table-cell office:value-type="float" office:value="93.46376">
                <text:p>93.46376</text:p>
              </table:table-cell>
            </table:table-row>
            <table:table-row>
              <table:table-cell office:value-type="string">
                <text:p>2023-01-30 07:16:46</text:p>
              </table:table-cell>
              <table:table-cell office:value-type="float" office:value="93.462264">
                <text:p>93.462264</text:p>
              </table:table-cell>
            </table:table-row>
            <table:table-row>
              <table:table-cell office:value-type="string">
                <text:p>2023-01-30 07:34:28</text:p>
              </table:table-cell>
              <table:table-cell office:value-type="float" office:value="93.497296">
                <text:p>93.497296</text:p>
              </table:table-cell>
            </table:table-row>
            <table:table-row>
              <table:table-cell office:value-type="string">
                <text:p>2023-01-30 07:52:50</text:p>
              </table:table-cell>
              <table:table-cell office:value-type="float" office:value="93.495472">
                <text:p>93.495472</text:p>
              </table:table-cell>
            </table:table-row>
            <table:table-row>
              <table:table-cell office:value-type="string">
                <text:p>2023-01-30 08:10:23</text:p>
              </table:table-cell>
              <table:table-cell office:value-type="float" office:value="93.2734">
                <text:p>93.2734</text:p>
              </table:table-cell>
            </table:table-row>
            <table:table-row>
              <table:table-cell office:value-type="string">
                <text:p>2023-01-30 08:27:56</text:p>
              </table:table-cell>
              <table:table-cell office:value-type="float" office:value="93.46868">
                <text:p>93.46868</text:p>
              </table:table-cell>
            </table:table-row>
            <table:table-row>
              <table:table-cell office:value-type="string">
                <text:p>2023-01-30 08:45:30</text:p>
              </table:table-cell>
              <table:table-cell office:value-type="float" office:value="93.45792">
                <text:p>93.45792</text:p>
              </table:table-cell>
            </table:table-row>
            <table:table-row>
              <table:table-cell office:value-type="string">
                <text:p>2023-01-30 09:03:50</text:p>
              </table:table-cell>
              <table:table-cell office:value-type="float" office:value="93.461032">
                <text:p>93.461032</text:p>
              </table:table-cell>
            </table:table-row>
            <table:table-row>
              <table:table-cell office:value-type="string">
                <text:p>2023-01-30 09:22:51</text:p>
              </table:table-cell>
              <table:table-cell office:value-type="float" office:value="93.376608">
                <text:p>93.376608</text:p>
              </table:table-cell>
            </table:table-row>
            <table:table-row>
              <table:table-cell office:value-type="string">
                <text:p>2023-01-30 09:41:58</text:p>
              </table:table-cell>
              <table:table-cell office:value-type="float" office:value="93.485016">
                <text:p>93.485016</text:p>
              </table:table-cell>
            </table:table-row>
            <table:table-row>
              <table:table-cell office:value-type="string">
                <text:p>2023-01-30 10:01:05</text:p>
              </table:table-cell>
              <table:table-cell office:value-type="float" office:value="93.43008">
                <text:p>93.43008</text:p>
              </table:table-cell>
            </table:table-row>
            <table:table-row>
              <table:table-cell office:value-type="string">
                <text:p>2023-01-30 10:20:06</text:p>
              </table:table-cell>
              <table:table-cell office:value-type="float" office:value="93.451208">
                <text:p>93.451208</text:p>
              </table:table-cell>
            </table:table-row>
            <table:table-row>
              <table:table-cell office:value-type="string">
                <text:p>2023-01-30 10:39:08</text:p>
              </table:table-cell>
              <table:table-cell office:value-type="float" office:value="93.430232">
                <text:p>93.430232</text:p>
              </table:table-cell>
            </table:table-row>
            <table:table-row>
              <table:table-cell office:value-type="string">
                <text:p>2023-01-30 10:58:09</text:p>
              </table:table-cell>
              <table:table-cell office:value-type="float" office:value="93.197464">
                <text:p>93.197464</text:p>
              </table:table-cell>
            </table:table-row>
            <table:table-row>
              <table:table-cell office:value-type="string">
                <text:p>2023-01-30 11:17:16</text:p>
              </table:table-cell>
              <table:table-cell office:value-type="float" office:value="93.44316">
                <text:p>93.44316</text:p>
              </table:table-cell>
            </table:table-row>
            <table:table-row>
              <table:table-cell office:value-type="string">
                <text:p>2023-01-30 11:36:22</text:p>
              </table:table-cell>
              <table:table-cell office:value-type="float" office:value="93.466256">
                <text:p>93.466256</text:p>
              </table:table-cell>
            </table:table-row>
            <table:table-row>
              <table:table-cell office:value-type="string">
                <text:p>2023-01-30 11:55:24</text:p>
              </table:table-cell>
              <table:table-cell office:value-type="float" office:value="93.477056">
                <text:p>93.477056</text:p>
              </table:table-cell>
            </table:table-row>
            <table:table-row>
              <table:table-cell office:value-type="string">
                <text:p>2023-01-30 12:14:25</text:p>
              </table:table-cell>
              <table:table-cell office:value-type="float" office:value="93.463824">
                <text:p>93.463824</text:p>
              </table:table-cell>
            </table:table-row>
            <table:table-row>
              <table:table-cell office:value-type="string">
                <text:p>2023-01-30 12:33:26</text:p>
              </table:table-cell>
              <table:table-cell office:value-type="float" office:value="93.442616">
                <text:p>93.442616</text:p>
              </table:table-cell>
            </table:table-row>
            <table:table-row>
              <table:table-cell office:value-type="string">
                <text:p>2023-01-30 12:52:27</text:p>
              </table:table-cell>
              <table:table-cell office:value-type="float" office:value="93.47248">
                <text:p>93.47248</text:p>
              </table:table-cell>
            </table:table-row>
            <table:table-row>
              <table:table-cell office:value-type="string">
                <text:p>2023-01-30 13:11:28</text:p>
              </table:table-cell>
              <table:table-cell office:value-type="float" office:value="93.475768">
                <text:p>93.475768</text:p>
              </table:table-cell>
            </table:table-row>
            <table:table-row>
              <table:table-cell office:value-type="string">
                <text:p>2023-01-30 13:15:38</text:p>
              </table:table-cell>
              <table:table-cell office:value-type="float" office:value="93.365496">
                <text:p>93.365496</text:p>
              </table:table-cell>
            </table:table-row>
            <table:table-row>
              <table:table-cell office:value-type="string">
                <text:p>2023-01-30 13:33:12</text:p>
              </table:table-cell>
              <table:table-cell office:value-type="float" office:value="93.449104">
                <text:p>93.449104</text:p>
              </table:table-cell>
            </table:table-row>
            <table:table-row>
              <table:table-cell office:value-type="string">
                <text:p>2023-01-30 13:50:53</text:p>
              </table:table-cell>
              <table:table-cell office:value-type="float" office:value="93.468616">
                <text:p>93.468616</text:p>
              </table:table-cell>
            </table:table-row>
            <table:table-row>
              <table:table-cell office:value-type="string">
                <text:p>2023-01-30 14:08:26</text:p>
              </table:table-cell>
              <table:table-cell office:value-type="float" office:value="93.478352">
                <text:p>93.478352</text:p>
              </table:table-cell>
            </table:table-row>
            <table:table-row>
              <table:table-cell office:value-type="string">
                <text:p>2023-01-30 14:26:04</text:p>
              </table:table-cell>
              <table:table-cell office:value-type="float" office:value="93.477936">
                <text:p>93.477936</text:p>
              </table:table-cell>
            </table:table-row>
            <table:table-row>
              <table:table-cell office:value-type="string">
                <text:p>2023-01-30 14:43:35</text:p>
              </table:table-cell>
              <table:table-cell office:value-type="float" office:value="93.475128">
                <text:p>93.475128</text:p>
              </table:table-cell>
            </table:table-row>
            <table:table-row>
              <table:table-cell office:value-type="string">
                <text:p>2023-01-30 15:01:50</text:p>
              </table:table-cell>
              <table:table-cell office:value-type="float" office:value="93.476936">
                <text:p>93.476936</text:p>
              </table:table-cell>
            </table:table-row>
            <table:table-row>
              <table:table-cell office:value-type="string">
                <text:p>2023-01-30 15:19:23</text:p>
              </table:table-cell>
              <table:table-cell office:value-type="float" office:value="93.406216">
                <text:p>93.406216</text:p>
              </table:table-cell>
            </table:table-row>
            <table:table-row>
              <table:table-cell office:value-type="string">
                <text:p>2023-01-30 15:37:00</text:p>
              </table:table-cell>
              <table:table-cell office:value-type="float" office:value="93.485104">
                <text:p>93.485104</text:p>
              </table:table-cell>
            </table:table-row>
            <table:table-row>
              <table:table-cell office:value-type="string">
                <text:p>2023-01-30 15:55:18</text:p>
              </table:table-cell>
              <table:table-cell office:value-type="float" office:value="93.463512">
                <text:p>93.463512</text:p>
              </table:table-cell>
            </table:table-row>
            <table:table-row>
              <table:table-cell office:value-type="string">
                <text:p>2023-01-30 16:12:56</text:p>
              </table:table-cell>
              <table:table-cell office:value-type="float" office:value="93.480216">
                <text:p>93.480216</text:p>
              </table:table-cell>
            </table:table-row>
            <table:table-row>
              <table:table-cell office:value-type="string">
                <text:p>2023-01-30 16:31:39</text:p>
              </table:table-cell>
              <table:table-cell office:value-type="float" office:value="93.390616">
                <text:p>93.390616</text:p>
              </table:table-cell>
            </table:table-row>
            <table:table-row>
              <table:table-cell office:value-type="string">
                <text:p>2023-01-30 16:49:13</text:p>
              </table:table-cell>
              <table:table-cell office:value-type="float" office:value="93.480216">
                <text:p>93.480216</text:p>
              </table:table-cell>
            </table:table-row>
            <table:table-row>
              <table:table-cell office:value-type="string">
                <text:p>2023-01-30 17:06:47</text:p>
              </table:table-cell>
              <table:table-cell office:value-type="float" office:value="93.380376">
                <text:p>93.380376</text:p>
              </table:table-cell>
            </table:table-row>
            <table:table-row>
              <table:table-cell office:value-type="string">
                <text:p>2023-01-30 17:24:20</text:p>
              </table:table-cell>
              <table:table-cell office:value-type="float" office:value="93.49428">
                <text:p>93.49428</text:p>
              </table:table-cell>
            </table:table-row>
            <table:table-row>
              <table:table-cell office:value-type="string">
                <text:p>2023-01-30 17:42:05</text:p>
              </table:table-cell>
              <table:table-cell office:value-type="float" office:value="93.189776">
                <text:p>93.189776</text:p>
              </table:table-cell>
            </table:table-row>
            <table:table-row>
              <table:table-cell office:value-type="string">
                <text:p>2023-01-30 18:00:32</text:p>
              </table:table-cell>
              <table:table-cell office:value-type="float" office:value="93.464064">
                <text:p>93.464064</text:p>
              </table:table-cell>
            </table:table-row>
            <table:table-row>
              <table:table-cell office:value-type="string">
                <text:p>2023-01-30 18:18:04</text:p>
              </table:table-cell>
              <table:table-cell office:value-type="float" office:value="93.496424">
                <text:p>93.496424</text:p>
              </table:table-cell>
            </table:table-row>
            <table:table-row>
              <table:table-cell office:value-type="string">
                <text:p>2023-01-30 18:35:42</text:p>
              </table:table-cell>
              <table:table-cell office:value-type="float" office:value="93.481288">
                <text:p>93.481288</text:p>
              </table:table-cell>
            </table:table-row>
            <table:table-row>
              <table:table-cell office:value-type="string">
                <text:p>2023-01-30 18:53:17</text:p>
              </table:table-cell>
              <table:table-cell office:value-type="float" office:value="93.193432">
                <text:p>93.193432</text:p>
              </table:table-cell>
            </table:table-row>
            <table:table-row>
              <table:table-cell office:value-type="string">
                <text:p>2023-01-30 19:10:54</text:p>
              </table:table-cell>
              <table:table-cell office:value-type="float" office:value="93.471024">
                <text:p>93.471024</text:p>
              </table:table-cell>
            </table:table-row>
            <table:table-row>
              <table:table-cell office:value-type="string">
                <text:p>2023-01-30 19:31:38</text:p>
              </table:table-cell>
              <table:table-cell office:value-type="float" office:value="93.47412">
                <text:p>93.47412</text:p>
              </table:table-cell>
            </table:table-row>
            <table:table-row>
              <table:table-cell office:value-type="string">
                <text:p>2023-01-30 19:41:46</text:p>
              </table:table-cell>
              <table:table-cell office:value-type="float" office:value="93.461256">
                <text:p>93.461256</text:p>
              </table:table-cell>
            </table:table-row>
            <table:table-row>
              <table:table-cell office:value-type="string">
                <text:p>2023-01-30 19:59:23</text:p>
              </table:table-cell>
              <table:table-cell office:value-type="float" office:value="93.47172">
                <text:p>93.47172</text:p>
              </table:table-cell>
            </table:table-row>
            <table:table-row>
              <table:table-cell office:value-type="string">
                <text:p>2023-01-30 20:17:03</text:p>
              </table:table-cell>
              <table:table-cell office:value-type="float" office:value="93.479408">
                <text:p>93.479408</text:p>
              </table:table-cell>
            </table:table-row>
            <table:table-row>
              <table:table-cell office:value-type="string">
                <text:p>2023-01-30 20:35:35</text:p>
              </table:table-cell>
              <table:table-cell office:value-type="float" office:value="93.494152">
                <text:p>93.494152</text:p>
              </table:table-cell>
            </table:table-row>
            <table:table-row>
              <table:table-cell office:value-type="string">
                <text:p>2023-01-30 20:53:20</text:p>
              </table:table-cell>
              <table:table-cell office:value-type="float" office:value="93.45448">
                <text:p>93.45448</text:p>
              </table:table-cell>
            </table:table-row>
            <table:table-row>
              <table:table-cell office:value-type="string">
                <text:p>2023-01-30 21:10:55</text:p>
              </table:table-cell>
              <table:table-cell office:value-type="float" office:value="93.471784">
                <text:p>93.471784</text:p>
              </table:table-cell>
            </table:table-row>
            <table:table-row>
              <table:table-cell office:value-type="string">
                <text:p>2023-01-30 21:28:33</text:p>
              </table:table-cell>
              <table:table-cell office:value-type="float" office:value="93.48096">
                <text:p>93.48096</text:p>
              </table:table-cell>
            </table:table-row>
            <table:table-row>
              <table:table-cell office:value-type="string">
                <text:p>2023-01-30 21:46:28</text:p>
              </table:table-cell>
              <table:table-cell office:value-type="float" office:value="93.471584">
                <text:p>93.471584</text:p>
              </table:table-cell>
            </table:table-row>
            <table:table-row>
              <table:table-cell office:value-type="string">
                <text:p>2023-01-30 22:04:10</text:p>
              </table:table-cell>
              <table:table-cell office:value-type="float" office:value="93.462976">
                <text:p>93.462976</text:p>
              </table:table-cell>
            </table:table-row>
            <table:table-row>
              <table:table-cell office:value-type="string">
                <text:p>2023-01-30 22:21:49</text:p>
              </table:table-cell>
              <table:table-cell office:value-type="float" office:value="93.46512">
                <text:p>93.46512</text:p>
              </table:table-cell>
            </table:table-row>
            <table:table-row>
              <table:table-cell office:value-type="string">
                <text:p>2023-01-30 22:39:28</text:p>
              </table:table-cell>
              <table:table-cell office:value-type="float" office:value="93.472736">
                <text:p>93.472736</text:p>
              </table:table-cell>
            </table:table-row>
            <table:table-row>
              <table:table-cell office:value-type="string">
                <text:p>2023-01-30 22:57:57</text:p>
              </table:table-cell>
              <table:table-cell office:value-type="float" office:value="93.483008">
                <text:p>93.483008</text:p>
              </table:table-cell>
            </table:table-row>
            <table:table-row>
              <table:table-cell office:value-type="string">
                <text:p>2023-01-30 23:15:33</text:p>
              </table:table-cell>
              <table:table-cell office:value-type="float" office:value="93.324208">
                <text:p>93.324208</text:p>
              </table:table-cell>
            </table:table-row>
            <table:table-row>
              <table:table-cell office:value-type="string">
                <text:p>2023-01-30 23:33:08</text:p>
              </table:table-cell>
              <table:table-cell office:value-type="float" office:value="93.476496">
                <text:p>93.476496</text:p>
              </table:table-cell>
            </table:table-row>
            <table:table-row>
              <table:table-cell office:value-type="string">
                <text:p>2023-01-30 23:50:44</text:p>
              </table:table-cell>
              <table:table-cell office:value-type="float" office:value="93.506048">
                <text:p>93.506048</text:p>
              </table:table-cell>
            </table:table-row>
            <table:table-row>
              <table:table-cell office:value-type="string">
                <text:p>2023-01-31 00:08:26</text:p>
              </table:table-cell>
              <table:table-cell office:value-type="float" office:value="93.464312">
                <text:p>93.464312</text:p>
              </table:table-cell>
            </table:table-row>
            <table:table-row>
              <table:table-cell office:value-type="string">
                <text:p>2023-01-31 00:27:00</text:p>
              </table:table-cell>
              <table:table-cell office:value-type="float" office:value="93.377096">
                <text:p>93.377096</text:p>
              </table:table-cell>
            </table:table-row>
            <table:table-row>
              <table:table-cell office:value-type="string">
                <text:p>2023-01-31 00:45:33</text:p>
              </table:table-cell>
              <table:table-cell office:value-type="float" office:value="93.378664">
                <text:p>93.378664</text:p>
              </table:table-cell>
            </table:table-row>
            <table:table-row>
              <table:table-cell office:value-type="string">
                <text:p>2023-01-31 01:04:02</text:p>
              </table:table-cell>
              <table:table-cell office:value-type="float" office:value="93.473952">
                <text:p>93.473952</text:p>
              </table:table-cell>
            </table:table-row>
            <table:table-row>
              <table:table-cell office:value-type="string">
                <text:p>2023-01-31 01:21:41</text:p>
              </table:table-cell>
              <table:table-cell office:value-type="float" office:value="93.47884">
                <text:p>93.47884</text:p>
              </table:table-cell>
            </table:table-row>
            <table:table-row>
              <table:table-cell office:value-type="string">
                <text:p>2023-01-31 01:39:15</text:p>
              </table:table-cell>
              <table:table-cell office:value-type="float" office:value="93.475704">
                <text:p>93.475704</text:p>
              </table:table-cell>
            </table:table-row>
            <table:table-row>
              <table:table-cell office:value-type="string">
                <text:p>2023-01-31 01:56:52</text:p>
              </table:table-cell>
              <table:table-cell office:value-type="float" office:value="93.40836">
                <text:p>93.40836</text:p>
              </table:table-cell>
            </table:table-row>
            <table:table-row>
              <table:table-cell office:value-type="string">
                <text:p>2023-01-31 02:14:36</text:p>
              </table:table-cell>
              <table:table-cell office:value-type="float" office:value="93.37952">
                <text:p>93.37952</text:p>
              </table:table-cell>
            </table:table-row>
            <table:table-row>
              <table:table-cell office:value-type="string">
                <text:p>2023-01-31 02:33:02</text:p>
              </table:table-cell>
              <table:table-cell office:value-type="float" office:value="93.155528">
                <text:p>93.155528</text:p>
              </table:table-cell>
            </table:table-row>
            <table:table-row>
              <table:table-cell office:value-type="string">
                <text:p>2023-01-31 02:50:43</text:p>
              </table:table-cell>
              <table:table-cell office:value-type="float" office:value="93.291816">
                <text:p>93.291816</text:p>
              </table:table-cell>
            </table:table-row>
            <table:table-row>
              <table:table-cell office:value-type="string">
                <text:p>2023-01-31 03:08:18</text:p>
              </table:table-cell>
              <table:table-cell office:value-type="float" office:value="93.358368">
                <text:p>93.358368</text:p>
              </table:table-cell>
            </table:table-row>
            <table:table-row>
              <table:table-cell office:value-type="string">
                <text:p>2023-01-31 03:25:57</text:p>
              </table:table-cell>
              <table:table-cell office:value-type="float" office:value="93.36996">
                <text:p>93.36996</text:p>
              </table:table-cell>
            </table:table-row>
            <table:table-row>
              <table:table-cell office:value-type="string">
                <text:p>2023-01-31 03:43:35</text:p>
              </table:table-cell>
              <table:table-cell office:value-type="float" office:value="93.456032">
                <text:p>93.456032</text:p>
              </table:table-cell>
            </table:table-row>
            <table:table-row>
              <table:table-cell office:value-type="string">
                <text:p>2023-01-31 04:01:11</text:p>
              </table:table-cell>
              <table:table-cell office:value-type="float" office:value="93.136496">
                <text:p>93.136496</text:p>
              </table:table-cell>
            </table:table-row>
            <table:table-row>
              <table:table-cell office:value-type="string">
                <text:p>2023-01-31 04:18:47</text:p>
              </table:table-cell>
              <table:table-cell office:value-type="float" office:value="93.450504">
                <text:p>93.450504</text:p>
              </table:table-cell>
            </table:table-row>
            <table:table-row>
              <table:table-cell office:value-type="string">
                <text:p>2023-01-31 04:36:22</text:p>
              </table:table-cell>
              <table:table-cell office:value-type="float" office:value="93.380424">
                <text:p>93.380424</text:p>
              </table:table-cell>
            </table:table-row>
            <table:table-row>
              <table:table-cell office:value-type="string">
                <text:p>2023-01-31 04:54:47</text:p>
              </table:table-cell>
              <table:table-cell office:value-type="float" office:value="93.493136">
                <text:p>93.493136</text:p>
              </table:table-cell>
            </table:table-row>
            <table:table-row>
              <table:table-cell office:value-type="string">
                <text:p>2023-01-31 05:13:11</text:p>
              </table:table-cell>
              <table:table-cell office:value-type="float" office:value="93.381936">
                <text:p>93.381936</text:p>
              </table:table-cell>
            </table:table-row>
            <table:table-row>
              <table:table-cell office:value-type="string">
                <text:p>2023-01-31 05:31:04</text:p>
              </table:table-cell>
              <table:table-cell office:value-type="float" office:value="93.481688">
                <text:p>93.481688</text:p>
              </table:table-cell>
            </table:table-row>
            <table:table-row>
              <table:table-cell office:value-type="string">
                <text:p>2023-01-31 05:48:49</text:p>
              </table:table-cell>
              <table:table-cell office:value-type="float" office:value="93.468456">
                <text:p>93.468456</text:p>
              </table:table-cell>
            </table:table-row>
            <table:table-row>
              <table:table-cell office:value-type="string">
                <text:p>2023-01-31 06:06:28</text:p>
              </table:table-cell>
              <table:table-cell office:value-type="float" office:value="93.463616">
                <text:p>93.463616</text:p>
              </table:table-cell>
            </table:table-row>
            <table:table-row>
              <table:table-cell office:value-type="string">
                <text:p>2023-01-31 06:24:52</text:p>
              </table:table-cell>
              <table:table-cell office:value-type="float" office:value="93.45136">
                <text:p>93.45136</text:p>
              </table:table-cell>
            </table:table-row>
            <table:table-row>
              <table:table-cell office:value-type="string">
                <text:p>2023-01-31 06:42:28</text:p>
              </table:table-cell>
              <table:table-cell office:value-type="float" office:value="93.481664">
                <text:p>93.481664</text:p>
              </table:table-cell>
            </table:table-row>
            <table:table-row>
              <table:table-cell office:value-type="string">
                <text:p>2023-01-31 07:00:04</text:p>
              </table:table-cell>
              <table:table-cell office:value-type="float" office:value="93.504888">
                <text:p>93.504888</text:p>
              </table:table-cell>
            </table:table-row>
            <table:table-row>
              <table:table-cell office:value-type="string">
                <text:p>2023-01-31 07:17:46</text:p>
              </table:table-cell>
              <table:table-cell office:value-type="float" office:value="93.461648">
                <text:p>93.461648</text:p>
              </table:table-cell>
            </table:table-row>
            <table:table-row>
              <table:table-cell office:value-type="string">
                <text:p>2023-01-31 07:35:25</text:p>
              </table:table-cell>
              <table:table-cell office:value-type="float" office:value="93.442504">
                <text:p>93.442504</text:p>
              </table:table-cell>
            </table:table-row>
            <table:table-row>
              <table:table-cell office:value-type="string">
                <text:p>2023-01-31 07:53:04</text:p>
              </table:table-cell>
              <table:table-cell office:value-type="float" office:value="93.509168">
                <text:p>93.509168</text:p>
              </table:table-cell>
            </table:table-row>
            <table:table-row>
              <table:table-cell office:value-type="string">
                <text:p>2023-01-31 08:10:45</text:p>
              </table:table-cell>
              <table:table-cell office:value-type="float" office:value="93.475">
                <text:p>93.475</text:p>
              </table:table-cell>
            </table:table-row>
            <table:table-row>
              <table:table-cell office:value-type="string">
                <text:p>2023-01-31 08:28:26</text:p>
              </table:table-cell>
              <table:table-cell office:value-type="float" office:value="93.469384">
                <text:p>93.469384</text:p>
              </table:table-cell>
            </table:table-row>
            <table:table-row>
              <table:table-cell office:value-type="string">
                <text:p>2023-01-31 08:46:06</text:p>
              </table:table-cell>
              <table:table-cell office:value-type="float" office:value="93.40532">
                <text:p>93.40532</text:p>
              </table:table-cell>
            </table:table-row>
            <table:table-row>
              <table:table-cell office:value-type="string">
                <text:p>2023-01-31 09:03:46</text:p>
              </table:table-cell>
              <table:table-cell office:value-type="float" office:value="93.455232">
                <text:p>93.455232</text:p>
              </table:table-cell>
            </table:table-row>
            <table:table-row>
              <table:table-cell office:value-type="string">
                <text:p>2023-01-31 09:21:29</text:p>
              </table:table-cell>
              <table:table-cell office:value-type="float" office:value="93.494312">
                <text:p>93.494312</text:p>
              </table:table-cell>
            </table:table-row>
            <table:table-row>
              <table:table-cell office:value-type="string">
                <text:p>2023-01-31 09:40:48</text:p>
              </table:table-cell>
              <table:table-cell office:value-type="float" office:value="93.46644">
                <text:p>93.46644</text:p>
              </table:table-cell>
            </table:table-row>
            <table:table-row>
              <table:table-cell office:value-type="string">
                <text:p>2023-01-31 09:59:03</text:p>
              </table:table-cell>
              <table:table-cell office:value-type="float" office:value="93.423304">
                <text:p>93.423304</text:p>
              </table:table-cell>
            </table:table-row>
            <table:table-row>
              <table:table-cell office:value-type="string">
                <text:p>2023-01-31 10:16:52</text:p>
              </table:table-cell>
              <table:table-cell office:value-type="float" office:value="92.836296">
                <text:p>92.836296</text:p>
              </table:table-cell>
            </table:table-row>
            <table:table-row>
              <table:table-cell office:value-type="string">
                <text:p>2023-01-31 10:34:27</text:p>
              </table:table-cell>
              <table:table-cell office:value-type="float" office:value="93.426992">
                <text:p>93.426992</text:p>
              </table:table-cell>
            </table:table-row>
            <table:table-row>
              <table:table-cell office:value-type="string">
                <text:p>2023-01-31 10:52:00</text:p>
              </table:table-cell>
              <table:table-cell office:value-type="float" office:value="92.523608">
                <text:p>92.523608</text:p>
              </table:table-cell>
            </table:table-row>
            <table:table-row>
              <table:table-cell office:value-type="string">
                <text:p>2023-01-31 11:09:36</text:p>
              </table:table-cell>
              <table:table-cell office:value-type="float" office:value="93.32164">
                <text:p>93.32164</text:p>
              </table:table-cell>
            </table:table-row>
            <table:table-row>
              <table:table-cell office:value-type="string">
                <text:p>2023-01-31 11:27:11</text:p>
              </table:table-cell>
              <table:table-cell office:value-type="float" office:value="93.453864">
                <text:p>93.453864</text:p>
              </table:table-cell>
            </table:table-row>
            <table:table-row>
              <table:table-cell office:value-type="string">
                <text:p>2023-01-31 11:44:49</text:p>
              </table:table-cell>
              <table:table-cell office:value-type="float" office:value="93.41216">
                <text:p>93.41216</text:p>
              </table:table-cell>
            </table:table-row>
            <table:table-row>
              <table:table-cell office:value-type="string">
                <text:p>2023-01-31 12:03:17</text:p>
              </table:table-cell>
              <table:table-cell office:value-type="float" office:value="93.479048">
                <text:p>93.479048</text:p>
              </table:table-cell>
            </table:table-row>
            <table:table-row>
              <table:table-cell office:value-type="string">
                <text:p>2023-01-31 12:20:57</text:p>
              </table:table-cell>
              <table:table-cell office:value-type="float" office:value="93.376424">
                <text:p>93.376424</text:p>
              </table:table-cell>
            </table:table-row>
            <table:table-row>
              <table:table-cell office:value-type="string">
                <text:p>2023-01-31 12:38:30</text:p>
              </table:table-cell>
              <table:table-cell office:value-type="float" office:value="93.442424">
                <text:p>93.442424</text:p>
              </table:table-cell>
            </table:table-row>
            <table:table-row>
              <table:table-cell office:value-type="string">
                <text:p>2023-01-31 12:56:09</text:p>
              </table:table-cell>
              <table:table-cell office:value-type="float" office:value="93.458536">
                <text:p>93.458536</text:p>
              </table:table-cell>
            </table:table-row>
            <table:table-row>
              <table:table-cell office:value-type="string">
                <text:p>2023-01-31 13:13:50</text:p>
              </table:table-cell>
              <table:table-cell office:value-type="float" office:value="93.477912">
                <text:p>93.477912</text:p>
              </table:table-cell>
            </table:table-row>
            <table:table-row>
              <table:table-cell office:value-type="string">
                <text:p>2023-01-31 13:31:24</text:p>
              </table:table-cell>
              <table:table-cell office:value-type="float" office:value="93.477072">
                <text:p>93.477072</text:p>
              </table:table-cell>
            </table:table-row>
            <table:table-row>
              <table:table-cell office:value-type="string">
                <text:p>2023-01-31 13:50:03</text:p>
              </table:table-cell>
              <table:table-cell office:value-type="float" office:value="93.50032">
                <text:p>93.50032</text:p>
              </table:table-cell>
            </table:table-row>
            <table:table-row>
              <table:table-cell office:value-type="string">
                <text:p>2023-01-31 14:07:46</text:p>
              </table:table-cell>
              <table:table-cell office:value-type="float" office:value="93.468712">
                <text:p>93.468712</text:p>
              </table:table-cell>
            </table:table-row>
            <table:table-row>
              <table:table-cell office:value-type="string">
                <text:p>2023-01-31 14:25:22</text:p>
              </table:table-cell>
              <table:table-cell office:value-type="float" office:value="93.47848">
                <text:p>93.47848</text:p>
              </table:table-cell>
            </table:table-row>
            <table:table-row>
              <table:table-cell office:value-type="string">
                <text:p>2023-01-31 14:43:05</text:p>
              </table:table-cell>
              <table:table-cell office:value-type="float" office:value="93.480696">
                <text:p>93.480696</text:p>
              </table:table-cell>
            </table:table-row>
            <table:table-row>
              <table:table-cell office:value-type="string">
                <text:p>2023-01-31 15:01:28</text:p>
              </table:table-cell>
              <table:table-cell office:value-type="float" office:value="93.350952">
                <text:p>93.350952</text:p>
              </table:table-cell>
            </table:table-row>
            <table:table-row>
              <table:table-cell office:value-type="string">
                <text:p>2023-01-31 15:19:17</text:p>
              </table:table-cell>
              <table:table-cell office:value-type="float" office:value="93.400696">
                <text:p>93.400696</text:p>
              </table:table-cell>
            </table:table-row>
            <table:table-row>
              <table:table-cell office:value-type="string">
                <text:p>2023-01-31 15:36:57</text:p>
              </table:table-cell>
              <table:table-cell office:value-type="float" office:value="93.292736">
                <text:p>93.292736</text:p>
              </table:table-cell>
            </table:table-row>
            <table:table-row>
              <table:table-cell office:value-type="string">
                <text:p>2023-01-31 15:54:32</text:p>
              </table:table-cell>
              <table:table-cell office:value-type="float" office:value="93.452184">
                <text:p>93.452184</text:p>
              </table:table-cell>
            </table:table-row>
            <table:table-row>
              <table:table-cell office:value-type="string">
                <text:p>2023-01-31 16:12:06</text:p>
              </table:table-cell>
              <table:table-cell office:value-type="float" office:value="93.452232">
                <text:p>93.452232</text:p>
              </table:table-cell>
            </table:table-row>
            <table:table-row>
              <table:table-cell office:value-type="string">
                <text:p>2023-01-31 16:30:00</text:p>
              </table:table-cell>
              <table:table-cell office:value-type="float" office:value="93.480504">
                <text:p>93.480504</text:p>
              </table:table-cell>
            </table:table-row>
            <table:table-row>
              <table:table-cell office:value-type="string">
                <text:p>2023-01-31 16:47:39</text:p>
              </table:table-cell>
              <table:table-cell office:value-type="float" office:value="93.4644">
                <text:p>93.4644</text:p>
              </table:table-cell>
            </table:table-row>
            <table:table-row>
              <table:table-cell office:value-type="string">
                <text:p>2023-01-31 17:05:13</text:p>
              </table:table-cell>
              <table:table-cell office:value-type="float" office:value="93.442504">
                <text:p>93.442504</text:p>
              </table:table-cell>
            </table:table-row>
            <table:table-row>
              <table:table-cell office:value-type="string">
                <text:p>2023-01-31 17:22:57</text:p>
              </table:table-cell>
              <table:table-cell office:value-type="float" office:value="93.473624">
                <text:p>93.473624</text:p>
              </table:table-cell>
            </table:table-row>
            <table:table-row>
              <table:table-cell office:value-type="string">
                <text:p>2023-01-31 17:41:13</text:p>
              </table:table-cell>
              <table:table-cell office:value-type="float" office:value="93.405408">
                <text:p>93.405408</text:p>
              </table:table-cell>
            </table:table-row>
            <table:table-row>
              <table:table-cell office:value-type="string">
                <text:p>2023-01-31 17:58:48</text:p>
              </table:table-cell>
              <table:table-cell office:value-type="float" office:value="93.486448">
                <text:p>93.486448</text:p>
              </table:table-cell>
            </table:table-row>
            <table:table-row>
              <table:table-cell office:value-type="string">
                <text:p>2023-01-31 18:16:23</text:p>
              </table:table-cell>
              <table:table-cell office:value-type="float" office:value="93.410304">
                <text:p>93.410304</text:p>
              </table:table-cell>
            </table:table-row>
            <table:table-row>
              <table:table-cell office:value-type="string">
                <text:p>2023-01-31 18:34:38</text:p>
              </table:table-cell>
              <table:table-cell office:value-type="float" office:value="93.503688">
                <text:p>93.503688</text:p>
              </table:table-cell>
            </table:table-row>
            <table:table-row>
              <table:table-cell office:value-type="string">
                <text:p>2023-01-31 18:52:14</text:p>
              </table:table-cell>
              <table:table-cell office:value-type="float" office:value="93.49532">
                <text:p>93.49532</text:p>
              </table:table-cell>
            </table:table-row>
            <table:table-row>
              <table:table-cell office:value-type="string">
                <text:p>2023-01-31 19:09:50</text:p>
              </table:table-cell>
              <table:table-cell office:value-type="float" office:value="93.521048">
                <text:p>93.521048</text:p>
              </table:table-cell>
            </table:table-row>
            <table:table-row>
              <table:table-cell office:value-type="string">
                <text:p>2023-01-31 19:27:27</text:p>
              </table:table-cell>
              <table:table-cell office:value-type="float" office:value="93.505432">
                <text:p>93.505432</text:p>
              </table:table-cell>
            </table:table-row>
            <table:table-row>
              <table:table-cell office:value-type="string">
                <text:p>2023-01-31 19:45:02</text:p>
              </table:table-cell>
              <table:table-cell office:value-type="float" office:value="93.491336">
                <text:p>93.491336</text:p>
              </table:table-cell>
            </table:table-row>
            <table:table-row>
              <table:table-cell office:value-type="string">
                <text:p>2023-01-31 20:02:41</text:p>
              </table:table-cell>
              <table:table-cell office:value-type="float" office:value="93.489024">
                <text:p>93.489024</text:p>
              </table:table-cell>
            </table:table-row>
            <table:table-row>
              <table:table-cell office:value-type="string">
                <text:p>2023-01-31 20:20:16</text:p>
              </table:table-cell>
              <table:table-cell office:value-type="float" office:value="93.442152">
                <text:p>93.442152</text:p>
              </table:table-cell>
            </table:table-row>
            <table:table-row>
              <table:table-cell office:value-type="string">
                <text:p>2023-01-31 20:37:52</text:p>
              </table:table-cell>
              <table:table-cell office:value-type="float" office:value="93.48508">
                <text:p>93.48508</text:p>
              </table:table-cell>
            </table:table-row>
            <table:table-row>
              <table:table-cell office:value-type="string">
                <text:p>2023-01-31 20:55:33</text:p>
              </table:table-cell>
              <table:table-cell office:value-type="float" office:value="93.455128">
                <text:p>93.455128</text:p>
              </table:table-cell>
            </table:table-row>
            <table:table-row>
              <table:table-cell office:value-type="string">
                <text:p>2023-01-31 21:13:14</text:p>
              </table:table-cell>
              <table:table-cell office:value-type="float" office:value="93.453168">
                <text:p>93.453168</text:p>
              </table:table-cell>
            </table:table-row>
            <table:table-row>
              <table:table-cell office:value-type="string">
                <text:p>2023-01-31 21:30:58</text:p>
              </table:table-cell>
              <table:table-cell office:value-type="float" office:value="93.446296">
                <text:p>93.446296</text:p>
              </table:table-cell>
            </table:table-row>
            <table:table-row>
              <table:table-cell office:value-type="string">
                <text:p>2023-01-31 21:48:41</text:p>
              </table:table-cell>
              <table:table-cell office:value-type="float" office:value="93.500248">
                <text:p>93.500248</text:p>
              </table:table-cell>
            </table:table-row>
            <table:table-row>
              <table:table-cell office:value-type="string">
                <text:p>2023-01-31 22:06:15</text:p>
              </table:table-cell>
              <table:table-cell office:value-type="float" office:value="93.49688">
                <text:p>93.49688</text:p>
              </table:table-cell>
            </table:table-row>
            <table:table-row>
              <table:table-cell office:value-type="string">
                <text:p>2023-01-31 22:23:51</text:p>
              </table:table-cell>
              <table:table-cell office:value-type="float" office:value="93.4998">
                <text:p>93.4998</text:p>
              </table:table-cell>
            </table:table-row>
            <table:table-row>
              <table:table-cell office:value-type="string">
                <text:p>2023-01-31 22:41:35</text:p>
              </table:table-cell>
              <table:table-cell office:value-type="float" office:value="93.487624">
                <text:p>93.487624</text:p>
              </table:table-cell>
            </table:table-row>
            <table:table-row>
              <table:table-cell office:value-type="string">
                <text:p>2023-01-31 22:59:10</text:p>
              </table:table-cell>
              <table:table-cell office:value-type="float" office:value="93.506224">
                <text:p>93.506224</text:p>
              </table:table-cell>
            </table:table-row>
            <table:table-row>
              <table:table-cell office:value-type="string">
                <text:p>2023-01-31 23:16:47</text:p>
              </table:table-cell>
              <table:table-cell office:value-type="float" office:value="93.472848">
                <text:p>93.472848</text:p>
              </table:table-cell>
            </table:table-row>
            <table:table-row>
              <table:table-cell office:value-type="string">
                <text:p>2023-01-31 23:34:21</text:p>
              </table:table-cell>
              <table:table-cell office:value-type="float" office:value="93.456752">
                <text:p>93.456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5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9.643cm" xlink:href=".." xlink:type="simple" chart:class="chart:bar" chart:style-name="ch1">
        <chart:title svg:x="5.185cm" svg:y="0.328cm" chart:style-name="ch2">
          <text:p>Jitter Speedtest (Notebook)</text:p>
        </chart:title>
        <chart:subtitle svg:x="6.52cm" svg:y="1.299cm" chart:style-name="ch3">
          <text:p>Servidor TOP37</text:p>
        </chart:subtitle>
        <chart:legend chart:legend-position="end" svg:x="14.57cm" svg:y="4.522cm" style:legend-expansion="high" chart:style-name="ch4"/>
        <chart:plot-area chart:style-name="ch5" table:cell-range-address="results_speedtest.A1:results_speedtest.A267 results_speedtest.I1:results_speedtest.I267" chart:data-source-has-labels="both" svg:x="1.33cm" svg:y="2.174cm" svg:width="12.921cm" svg:height="7.277cm">
          <chartooo:coordinate-region svg:x="2.883cm" svg:y="2.174cm" svg:width="10.474cm" svg:height="4.34cm"/>
          <chart:axis chart:dimension="x" chart:name="primary-x" chart:style-name="ch6" chartooo:axis-type="auto">
            <chartooo:date-scale/>
            <chart:categories table:cell-range-address="results_speedtest.A1:results_speedtest.A267"/>
          </chart:axis>
          <chart:axis chart:dimension="y" chart:name="primary-y" chart:style-name="ch7">
            <chart:title svg:x="0.451cm" svg:y="6.081cm" chart:style-name="ch8">
              <text:p>ms</text:p>
            </chart:title>
            <chart:grid chart:style-name="ch9" chart:class="major"/>
          </chart:axis>
          <chart:series chart:style-name="ch10" chart:values-cell-range-address="results_speedtest.I1:results_speedtest.I267" loext:label-string="jitter" chart:class="chart:bar">
            <chart:data-point chart:repeated="2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</table:table-cell>
            </table:table-row>
          </table:table-header-rows>
          <table:table-rows>
            <table:table-row>
              <table:table-cell office:value-type="string">
                <text:p>2023-01-28 12:34:10</text:p>
                <draw:g>
                  <svg:desc>results_speedtest.A1:results_speedtest.A267</svg:desc>
                </draw:g>
              </table:table-cell>
              <table:table-cell office:value-type="float" office:value="0.132">
                <text:p>0.132</text:p>
                <draw:g>
                  <svg:desc>results_speedtest.I1:results_speedtest.I267</svg:desc>
                </draw:g>
              </table:table-cell>
            </table:table-row>
            <table:table-row>
              <table:table-cell office:value-type="string">
                <text:p>2023-01-28 12:52:3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023-01-28 13:10:1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023-01-28 13:27:5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023-01-28 13:45:2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023-01-28 14:03:03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023-01-28 14:20:3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23-01-28 14:38:4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023-01-28 14:56:24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023-01-28 15:14: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23-01-28 16:49:2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023-01-28 17:06:54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023-01-28 17:41:4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023-01-28 17:59:22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023-01-28 18:17:01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023-01-28 18:34:4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023-01-28 18:52:1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023-01-28 19:09:5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023-01-28 19:28:1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023-01-28 19:45:50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2023-01-28 20:03:23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2023-01-28 20:20:5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023-01-28 20:38:3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2023-01-28 20:56:09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023-01-28 21:14: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23-01-28 21:32:0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023-01-28 21:49:43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023-01-28 22:07: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23-01-28 22:25:37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023-01-28 22:43: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23-01-28 23:00:4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023-01-28 23:18:26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2023-01-28 23:36:4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023-01-28 23:54:22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2023-01-29 00:11:5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023-01-29 00:29:3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023-01-29 00:47:08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23-01-29 01:04:44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2023-01-29 01:22:18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2023-01-29 01:39:5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023-01-29 01:57:2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023-01-29 02:15:1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23-01-29 02:33:1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023-01-29 02:50:5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23-01-29 03:08:32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023-01-29 03:26:0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023-01-29 03:43:42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023-01-29 04:01:17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2023-01-29 04:18:57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023-01-29 04:36:50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023-01-29 04:54:31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023-01-29 05:12:06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023-01-29 05:29:4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023-01-29 05:47: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023-01-29 06:04:5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2023-01-29 06:22:35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2023-01-29 06:40:59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23-01-29 06:58:34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2023-01-29 07:16:09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023-01-29 07:33:4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2023-01-29 07:51:16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023-01-29 08:08:5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023-01-29 08:26: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23-01-29 08:44:0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023-01-29 09:01: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23-01-29 10:15:1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23-01-29 10:32:52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2023-01-29 10:50:27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2023-01-29 11:08:01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023-01-29 11:25:4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023-01-29 11:43:33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023-01-29 12:02:4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23-01-29 12:20:55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023-01-29 12:38:33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023-01-29 12:56:0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023-01-29 13:14:12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2023-01-29 13:30:34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023-01-29 13:49:2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2023-01-29 14:08:35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2023-01-29 14:27:4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023-01-29 14:46: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23-01-29 16:45:5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023-01-29 17:04:25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2023-01-29 17:21:58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2023-01-29 17:39:31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023-01-29 17:57:0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023-01-29 18:14:3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23-01-29 18:32:0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023-01-29 18:49:50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023-01-29 19:07:22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023-01-29 19:25:04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2023-01-29 19:42:4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023-01-29 20:00:2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023-01-29 20:17:56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2023-01-29 20:35:30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2023-01-29 20:53: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23-01-29 21:10:5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023-01-29 21:29:1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2023-01-29 21:46:5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023-01-29 22:04: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3-01-29 22:22:06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2023-01-29 22:45:04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2023-01-29 23:02:3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023-01-29 23:20:08</text:p>
              </table:table-cell>
              <table:table-cell office:value-type="float" office:value="4.526">
                <text:p>4.526</text:p>
              </table:table-cell>
            </table:table-row>
            <table:table-row>
              <table:table-cell office:value-type="string">
                <text:p>2023-01-29 23:37: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23-01-29 23:55:2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23-01-30 00:12:57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023-01-30 00:31:23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2023-01-30 00:49:0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2023-01-30 01:06: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23-01-30 01:24:0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023-01-30 01:41:4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23-01-30 01:59:2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023-01-30 02:16:55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023-01-30 02:34:2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023-01-30 02:52:01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023-01-30 03:09:3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023-01-30 03:27:0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023-01-30 03:44:3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023-01-30 04:02: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23-01-30 04:19:4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2023-01-30 04:37: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23-01-30 04:54:5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023-01-30 05:12:2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3-01-30 05:30: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23-01-30 05:48:52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023-01-30 06:06:2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023-01-30 06:23:57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023-01-30 06:41:32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023-01-30 06:59:0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023-01-30 07:16:4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23-01-30 07:34:28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23-01-30 07:52:50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023-01-30 08:10:23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2023-01-30 08:27:5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2023-01-30 08:45:3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023-01-30 09:03:5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23-01-30 09:22:51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2023-01-30 09:41:58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023-01-30 10:01:0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2023-01-30 10:20:0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023-01-30 10:39:08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2023-01-30 10:58:09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023-01-30 11:17:1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023-01-30 11:36:2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3-01-30 11:55:24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023-01-30 12:14: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23-01-30 12:33:2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023-01-30 12:52:2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023-01-30 13:11:28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2023-01-30 13:15:3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023-01-30 13:33: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23-01-30 13:50:53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2023-01-30 14:08:26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2023-01-30 14:26:04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2023-01-30 14:43:3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2023-01-30 15:01:5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23-01-30 15:19:2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23-01-30 15:37:0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23-01-30 15:55:18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2023-01-30 16:12:5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23-01-30 16:31:39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2023-01-30 16:49:1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2023-01-30 17:06: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023-01-30 17:24:2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023-01-30 17:42:0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023-01-30 18:00:32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2023-01-30 18:18:0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23-01-30 18:35: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23-01-30 18:53:17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023-01-30 19:10:54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023-01-30 19:31:38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023-01-30 19:41:46</text:p>
              </table:table-cell>
              <table:table-cell office:value-type="float" office:value="4.758">
                <text:p>4.758</text:p>
              </table:table-cell>
            </table:table-row>
            <table:table-row>
              <table:table-cell office:value-type="string">
                <text:p>2023-01-30 19:59:23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2023-01-30 20:17:03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023-01-30 20:35:35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023-01-30 20:53:2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023-01-30 21:10:55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2023-01-30 21:28:33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023-01-30 21:46:28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2023-01-30 22:04:1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2023-01-30 22:21:4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23-01-30 22:39:2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023-01-30 22:57:5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023-01-30 23:15:33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2023-01-30 23:33: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3-01-30 23:50:4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023-01-31 00:08:26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023-01-31 00:27: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023-01-31 00:45:3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023-01-31 01:04:02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023-01-31 01:21:4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023-01-31 01:39:1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23-01-31 01:56:52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2023-01-31 02:14:3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023-01-31 02:33:02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2023-01-31 02:50:43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023-01-31 03:08:1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023-01-31 03:25:5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023-01-31 03:43:3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023-01-31 04:01:11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023-01-31 04:18:4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023-01-31 04:36:2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023-01-31 04:54:4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23-01-31 05:13:1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3-01-31 05:31:04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023-01-31 05:48:49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023-01-31 06:06:28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2023-01-31 06:24:5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023-01-31 06:42: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3-01-31 07:00:0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023-01-31 07:17:46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23-01-31 07:35:2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023-01-31 07:53:0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023-01-31 08:10:4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023-01-31 08:28:26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2023-01-31 08:46:06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023-01-31 09:03:4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23-01-31 09:21:29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2023-01-31 09:40:48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2023-01-31 09:59:03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023-01-31 10:16:52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2023-01-31 10:34:27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2023-01-31 10:52:0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023-01-31 11:09:3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23-01-31 11:27:11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2023-01-31 11:44:4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2023-01-31 12:03:1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023-01-31 12:20:57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2023-01-31 12:38:3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023-01-31 12:56:09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23-01-31 13:13:50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2023-01-31 13:31:24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2023-01-31 13:50:03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023-01-31 14:07:46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2023-01-31 14:25:2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2023-01-31 14:43:0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2023-01-31 15:01:28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2023-01-31 15:19:17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023-01-31 15:36:5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023-01-31 15:54:32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2023-01-31 16:12:06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2023-01-31 16:30: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23-01-31 16:47:3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23-01-31 17:05:1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2023-01-31 17:22:57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2023-01-31 17:41:13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023-01-31 17:58:48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2023-01-31 18:16:2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023-01-31 18:34:38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023-01-31 18:52:1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023-01-31 19:09:50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2023-01-31 19:27:2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023-01-31 19:45:02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023-01-31 20:02:41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2023-01-31 20:20:16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2023-01-31 20:37:52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2023-01-31 20:55:33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2023-01-31 21:13:1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023-01-31 21:30:5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23-01-31 21:48:41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2023-01-31 22:06:15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2023-01-31 22:23:51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2023-01-31 22:41:3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023-01-31 22:59:10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2023-01-31 23:16: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23-01-31 23:34:21</text:p>
              </table:table-cell>
              <table:table-cell office:value-type="float" office:value="0.235">
                <text:p>0.2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9.457cm" xlink:href=".." xlink:type="simple" chart:class="chart:bar" chart:style-name="ch1">
        <chart:title svg:x="3.941cm" svg:y="0.325cm" chart:style-name="ch2">
          <text:p>Perda de Pacotes Speedtest (Notebook)</text:p>
        </chart:title>
        <chart:subtitle svg:x="6.533cm" svg:y="1.293cm" chart:style-name="ch3">
          <text:p>Servidor TOP37</text:p>
        </chart:subtitle>
        <chart:legend chart:legend-position="end" svg:x="14.411cm" svg:y="4.429cm" style:legend-expansion="high" chart:style-name="ch4"/>
        <chart:plot-area chart:style-name="ch5" table:cell-range-address="results_speedtest.A1:results_speedtest.A267 results_speedtest.L1:results_speedtest.L267" chart:data-source-has-labels="both" svg:x="1.331cm" svg:y="2.165cm" svg:width="12.76cm" svg:height="7.103cm">
          <chartooo:coordinate-region svg:x="2.885cm" svg:y="2.165cm" svg:width="10.311cm" svg:height="4.166cm"/>
          <chart:axis chart:dimension="x" chart:name="primary-x" chart:style-name="ch6" chartooo:axis-type="auto">
            <chartooo:date-scale/>
            <chart:categories table:cell-range-address="results_speedtest.A1:results_speedtest.A267"/>
          </chart:axis>
          <chart:axis chart:dimension="y" chart:name="primary-y" chart:style-name="ch7">
            <chart:title svg:x="0.451cm" svg:y="6.607cm" chart:style-name="ch8">
              <text:p>% de perda</text:p>
            </chart:title>
            <chart:grid chart:style-name="ch9" chart:class="major"/>
          </chart:axis>
          <chart:series chart:style-name="ch10" chart:values-cell-range-address="results_speedtest.L1:results_speedtest.L267" loext:label-string="perda" chart:class="chart:bar">
            <chart:data-point chart:repeated="2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</text:p>
              </table:table-cell>
            </table:table-row>
          </table:table-header-rows>
          <table:table-rows>
            <table:table-row>
              <table:table-cell office:value-type="string">
                <text:p>2023-01-28 12:34:10</text:p>
                <draw:g>
                  <svg:desc>results_speedtest.A1:results_speedtest.A267</svg:desc>
                </draw:g>
              </table:table-cell>
              <table:table-cell office:value-type="float" office:value="0">
                <text:p>0</text:p>
                <draw:g>
                  <svg:desc>results_speedtest.L1:results_speedtest.L267</svg:desc>
                </draw:g>
              </table:table-cell>
            </table:table-row>
            <table:table-row>
              <table:table-cell office:value-type="string">
                <text:p>2023-01-28 12:52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3:10: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3:27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3:45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4:03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4:20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4:38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4:56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5:14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6:49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7:06: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7:41: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7:59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8:17: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8:34: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8:52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9:09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9:28: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19:45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0:03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0:20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0:38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0:56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1:14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1:32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1:49: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2:07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2:25: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2:43: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3:00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3:18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3:36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8 23:54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0:11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0:29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0:47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1:04: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1:22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1:39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1:57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2:15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2:33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2:50: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3:08: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3:26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3:43: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4:01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4:18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4:36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4:54: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5:12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5:29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5:47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6:04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6:22: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6:40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6:58: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7:16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7:33: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7:51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8:08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8:26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8:44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09:01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0:15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0:32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0:50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1:08: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1:25: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1:43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2:02: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2:20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2:38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2:56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3:14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3:30: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3:49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4:08: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4:27: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4:46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6:45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7:04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7:21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7:39: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7:57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8:14: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8:32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8:49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9:07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9:25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19:42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0:00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0:17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0:35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0:53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1:10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1:29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1:46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2:04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2:22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2:45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3:02: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3:20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3:37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29 23:55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0:12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0:31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0:49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1:06: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1:24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1:41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1:59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2:16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2:34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2:52: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3:09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3:27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3:44: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4:02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4:19: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4:37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4:54: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5:12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5:30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5:48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6:06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6:23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6:41: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6:59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7:16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7:34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7:52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8:10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8:27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8:45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9:03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9:22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09:41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0:01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0:20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0:39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0:58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1:17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1:36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1:55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2:14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2:33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2:52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3:11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3:15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3:33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3:50: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4:08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4:26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4:43: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5:01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5:19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5:37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5:55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6:12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6:31: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6:49: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7:06: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7:24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7:42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8:00: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8:18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8:35: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8:53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9:10: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9:31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9:41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19:59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0:17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0:35: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0:53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1:10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1:28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1:46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2:04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2:21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2:39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2:57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3:15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3:33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0 23:50: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0:08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0:27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0:45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1:04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1:21: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1:39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1:56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2:14: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2:33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2:50: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3:08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3:25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3:43: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4:01: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4:18: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4:36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4:54: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5:13: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5:31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5:48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6:06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6:24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6:42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7:00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7:17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7:35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7:53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8:10: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8:28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8:46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9:03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9:21: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9:40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09:59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0:16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0:34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0:52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1:09: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1:27: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1:44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2:03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2:20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2:38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2:56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3:13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3:31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3:50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4:07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4:25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4:43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5:01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5:19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5:36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5:54: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6:12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6:30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6:47: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7:05: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7:22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7:41: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7:58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8:16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8:34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8:52: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9:09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9:27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19:45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0:02: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0:20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0:37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0:55: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1:13: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1:30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1:48: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2:06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2:23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2:41: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2:59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3:16: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-01-31 23:34: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8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1cm" svg:y="0.316cm" chart:style-name="ch2">
          <text:p>Latencia Speedtest (Notebook)</text:p>
        </chart:title>
        <chart:subtitle svg:x="6.527cm" svg:y="1.275cm" chart:style-name="ch3">
          <text:p>Servidor TOP37</text:p>
        </chart:subtitle>
        <chart:legend chart:legend-position="end" svg:x="14.054cm" svg:y="4.201cm" style:legend-expansion="high" chart:style-name="ch4"/>
        <chart:plot-area chart:style-name="ch5" table:cell-range-address="results_speedtest.A1:results_speedtest.A267 results_speedtest.O1:results_speedtest.O267" chart:data-source-has-labels="both" svg:x="1.331cm" svg:y="2.138cm" svg:width="12.403cm" svg:height="6.682cm">
          <chartooo:coordinate-region svg:x="2.885cm" svg:y="2.138cm" svg:width="9.954cm" svg:height="3.745cm"/>
          <chart:axis chart:dimension="x" chart:name="primary-x" chart:style-name="ch6" chartooo:axis-type="auto">
            <chartooo:date-scale/>
            <chart:categories table:cell-range-address="results_speedtest.A1:results_speedtest.A267"/>
          </chart:axis>
          <chart:axis chart:dimension="y" chart:name="primary-y" chart:style-name="ch7">
            <chart:title svg:x="0.451cm" svg:y="5.748cm" chart:style-name="ch8">
              <text:p>ms</text:p>
            </chart:title>
            <chart:grid chart:style-name="ch9" chart:class="major"/>
          </chart:axis>
          <chart:series chart:style-name="ch10" chart:values-cell-range-address="results_speedtest.O1:results_speedtest.O267" loext:label-string="latencia" chart:class="chart:bar">
            <chart:data-point chart:repeated="2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ia</text:p>
              </table:table-cell>
            </table:table-row>
          </table:table-header-rows>
          <table:table-rows>
            <table:table-row>
              <table:table-cell office:value-type="string">
                <text:p>2023-01-28 12:34:10</text:p>
                <draw:g>
                  <svg:desc>results_speedtest.A1:results_speedtest.A267</svg:desc>
                </draw:g>
              </table:table-cell>
              <table:table-cell office:value-type="float" office:value="0.917">
                <text:p>0.917</text:p>
                <draw:g>
                  <svg:desc>results_speedtest.O1:results_speedtest.O267</svg:desc>
                </draw:g>
              </table:table-cell>
            </table:table-row>
            <table:table-row>
              <table:table-cell office:value-type="string">
                <text:p>2023-01-28 12:52:38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2023-01-28 13:10:13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>2023-01-28 13:27:50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string">
                <text:p>2023-01-28 13:45:26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2023-01-28 14:03:03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2023-01-28 14:20:38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2023-01-28 14:38:49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>2023-01-28 14:56:2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23-01-28 15:14:26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2023-01-28 16:49:20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2023-01-28 17:06:54</text:p>
              </table:table-cell>
              <table:table-cell office:value-type="float" office:value="4.468">
                <text:p>4.468</text:p>
              </table:table-cell>
            </table:table-row>
            <table:table-row>
              <table:table-cell office:value-type="string">
                <text:p>2023-01-28 17:41:4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023-01-28 17:59:22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2023-01-28 18:17:01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2023-01-28 18:34:4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3-01-28 18:52:15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2023-01-28 19:09:50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2023-01-28 19:28:1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23-01-28 19:45:5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023-01-28 20:03:23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>2023-01-28 20:20:58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2023-01-28 20:38: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023-01-28 20:56:09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>2023-01-28 21:14:33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2023-01-28 21:32:08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2023-01-28 21:49:4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023-01-28 22:07:22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2023-01-28 22:25: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023-01-28 22:43:11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2023-01-28 23:00:48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2023-01-28 23:18:26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2023-01-28 23:36:48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>2023-01-28 23:54: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023-01-29 00:11:57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2023-01-29 00:29:33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2023-01-29 00:47:08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2023-01-29 01:04:44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2023-01-29 01:22:18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2023-01-29 01:39:56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>2023-01-29 01:57:27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2023-01-29 02:15:19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2023-01-29 02:33:1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23-01-29 02:50:5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2023-01-29 03:08:32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2023-01-29 03:26:07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2023-01-29 03:43:4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023-01-29 04:01:17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2023-01-29 04:18:5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023-01-29 04:36:5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023-01-29 04:54:31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023-01-29 05:12:06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2023-01-29 05:29: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23-01-29 05:47:20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2023-01-29 06:04:55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2023-01-29 06:22:35</text:p>
              </table:table-cell>
              <table:table-cell office:value-type="float" office:value="7.983">
                <text:p>7.983</text:p>
              </table:table-cell>
            </table:table-row>
            <table:table-row>
              <table:table-cell office:value-type="string">
                <text:p>2023-01-29 06:40:59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2023-01-29 06:58:34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2023-01-29 07:16:09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2023-01-29 07:33:40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>2023-01-29 07:51:16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2023-01-29 08:08:51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2023-01-29 08:26:28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>2023-01-29 08:44: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23-01-29 09:01:58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>2023-01-29 10:15:17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>2023-01-29 10:32: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023-01-29 10:50:2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023-01-29 11:08:01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2023-01-29 11:25:43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2023-01-29 11:43:3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023-01-29 12:02:43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2023-01-29 12:20:55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>2023-01-29 12:38:33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2023-01-29 12:56:06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2023-01-29 13:14:12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2023-01-29 13:30:34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2023-01-29 13:49:28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2023-01-29 14:08:35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2023-01-29 14:27:42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2023-01-29 14:46: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023-01-29 16:45:59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2023-01-29 17:04:25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2023-01-29 17:21:58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2023-01-29 17:39:31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2023-01-29 17:57:05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2023-01-29 18:14:37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2023-01-29 18:32:0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23-01-29 18:49:50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2023-01-29 19:07:22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2023-01-29 19:25:04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2023-01-29 19:42:48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>2023-01-29 20:00:24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2023-01-29 20:17:56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2023-01-29 20:35:30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>2023-01-29 20:53:08</text:p>
              </table:table-cell>
              <table:table-cell office:value-type="float" office:value="2.147">
                <text:p>2.147</text:p>
              </table:table-cell>
            </table:table-row>
            <table:table-row>
              <table:table-cell office:value-type="string">
                <text:p>2023-01-29 21:10:52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2023-01-29 21:29:10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>2023-01-29 21:46:50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2023-01-29 22:04:22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2023-01-29 22:22:06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2023-01-29 22:45:04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>2023-01-29 23:02:37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>2023-01-29 23:20:08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string">
                <text:p>2023-01-29 23:37:49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2023-01-29 23:55:21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>2023-01-30 00:12:5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2023-01-30 00:31:23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2023-01-30 00:49:00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2023-01-30 01:06:34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2023-01-30 01:24:07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023-01-30 01:41:48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2023-01-30 01:59:21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2023-01-30 02:16:55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>2023-01-30 02:34:28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>2023-01-30 02:52:01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2023-01-30 03:09:33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2023-01-30 03:27:06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2023-01-30 03:44:39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2023-01-30 04:02:12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2023-01-30 04:19:47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2023-01-30 04:37:20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2023-01-30 04:54:5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23-01-30 05:12:25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2023-01-30 05:30:07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2023-01-30 05:48:52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2023-01-30 06:06: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3-01-30 06:23:57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2023-01-30 06:41:32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>2023-01-30 06:59:0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023-01-30 07:16:46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>2023-01-30 07:34:28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2023-01-30 07:52:50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>2023-01-30 08:10:23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2023-01-30 08:27:56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2023-01-30 08:45:3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2023-01-30 09:03:50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2023-01-30 09:22:51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2023-01-30 09:41:58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2023-01-30 10:01:05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2023-01-30 10:20:06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2023-01-30 10:39:0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023-01-30 10:58:09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2023-01-30 11:17:1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023-01-30 11:36:22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2023-01-30 11:55:24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2023-01-30 12:14:25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2023-01-30 12:33:26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2023-01-30 12:52:2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023-01-30 13:11:28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2023-01-30 13:15:38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2023-01-30 13:33:12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>2023-01-30 13:50:53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2023-01-30 14:08:26</text:p>
              </table:table-cell>
              <table:table-cell office:value-type="float" office:value="8.471">
                <text:p>8.471</text:p>
              </table:table-cell>
            </table:table-row>
            <table:table-row>
              <table:table-cell office:value-type="string">
                <text:p>2023-01-30 14:26:04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>2023-01-30 14:43:35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2023-01-30 15:01:50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>2023-01-30 15:19:23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>2023-01-30 15:37:00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2023-01-30 15:55:18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2023-01-30 16:12:56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2023-01-30 16:31:39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2023-01-30 16:49:13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2023-01-30 17:06:47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2023-01-30 17:24:20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>2023-01-30 17:42:05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023-01-30 18:00:32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2023-01-30 18:18:04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2023-01-30 18:35:42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2023-01-30 18:53:17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2023-01-30 19:10:54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2023-01-30 19:31:38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2023-01-30 19:41:46</text:p>
              </table:table-cell>
              <table:table-cell office:value-type="float" office:value="5.435">
                <text:p>5.435</text:p>
              </table:table-cell>
            </table:table-row>
            <table:table-row>
              <table:table-cell office:value-type="string">
                <text:p>2023-01-30 19:59:23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2023-01-30 20:17:03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2023-01-30 20:35:35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2023-01-30 20:53:2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2023-01-30 21:10:55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2023-01-30 21:28:33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>2023-01-30 21:46:28</text:p>
              </table:table-cell>
              <table:table-cell office:value-type="float" office:value="1.214">
                <text:p>1.214</text:p>
              </table:table-cell>
            </table:table-row>
            <table:table-row>
              <table:table-cell office:value-type="string">
                <text:p>2023-01-30 22:04:10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2023-01-30 22:21:49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>2023-01-30 22:39:2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2023-01-30 22:57:57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2023-01-30 23:15:33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2023-01-30 23:33:08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2023-01-30 23:50:4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23-01-31 00:08:26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2023-01-31 00:27:00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2023-01-31 00:45:33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2023-01-31 01:04:02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>2023-01-31 01:21:4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23-01-31 01:39:15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2023-01-31 01:56:52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2023-01-31 02:14:3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023-01-31 02:33:02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>2023-01-31 02:50:4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023-01-31 03:08:18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2023-01-31 03:25:57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2023-01-31 03:43:35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2023-01-31 04:01:11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2023-01-31 04:18:47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2023-01-31 04:36:22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2023-01-31 04:54:47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2023-01-31 05:13:11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2023-01-31 05:31: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23-01-31 05:48:49</text:p>
              </table:table-cell>
              <table:table-cell office:value-type="float" office:value="1.274">
                <text:p>1.274</text:p>
              </table:table-cell>
            </table:table-row>
            <table:table-row>
              <table:table-cell office:value-type="string">
                <text:p>2023-01-31 06:06:28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2023-01-31 06:24:52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2023-01-31 06:42:28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2023-01-31 07:00:04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2023-01-31 07:17:4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23-01-31 07:35:25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2023-01-31 07:53:04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2023-01-31 08:10:45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2023-01-31 08:28:26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2023-01-31 08:46:06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2023-01-31 09:03:46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2023-01-31 09:21:29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>2023-01-31 09:40:48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2023-01-31 09:59:03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>2023-01-31 10:16:52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2023-01-31 10:34:27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2023-01-31 10:52:00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2023-01-31 11:09:36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2023-01-31 11:27:11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2023-01-31 11:44:49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2023-01-31 12:03:1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023-01-31 12:20:57</text:p>
              </table:table-cell>
              <table:table-cell office:value-type="float" office:value="1.274">
                <text:p>1.274</text:p>
              </table:table-cell>
            </table:table-row>
            <table:table-row>
              <table:table-cell office:value-type="string">
                <text:p>2023-01-31 12:38:3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023-01-31 12:56:09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2023-01-31 13:13:50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string">
                <text:p>2023-01-31 13:31:24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2023-01-31 13:50:03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2023-01-31 14:07:46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>2023-01-31 14:25:22</text:p>
              </table:table-cell>
              <table:table-cell office:value-type="float" office:value="1.246">
                <text:p>1.246</text:p>
              </table:table-cell>
            </table:table-row>
            <table:table-row>
              <table:table-cell office:value-type="string">
                <text:p>2023-01-31 14:43:05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2023-01-31 15:01:28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2023-01-31 15:19:17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2023-01-31 15:36:57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>2023-01-31 15:54:3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023-01-31 16:12:06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>2023-01-31 16:30:0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023-01-31 16:47:39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2023-01-31 17:05:13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>2023-01-31 17:22:5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023-01-31 17:41:13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>2023-01-31 17:58:4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023-01-31 18:16:23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>2023-01-31 18:34:38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2023-01-31 18:52:1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2023-01-31 19:09:50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2023-01-31 19:27:27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2023-01-31 19:45:02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>2023-01-31 20:02:41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2023-01-31 20:20:16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2023-01-31 20:37:52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2023-01-31 20:55:33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string">
                <text:p>2023-01-31 21:13:14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string">
                <text:p>2023-01-31 21:30:58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string">
                <text:p>2023-01-31 21:48:41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string">
                <text:p>2023-01-31 22:06:15</text:p>
              </table:table-cell>
              <table:table-cell office:value-type="float" office:value="8.475">
                <text:p>8.475</text:p>
              </table:table-cell>
            </table:table-row>
            <table:table-row>
              <table:table-cell office:value-type="string">
                <text:p>2023-01-31 22:23:51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2023-01-31 22:41:35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>2023-01-31 22:59:1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2023-01-31 23:16:4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3-01-31 23:34:21</text:p>
              </table:table-cell>
              <table:table-cell office:value-type="float" office:value="1.29">
                <text:p>1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